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1.7744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7835in"/>
    </style:style>
    <style:style style:name="co8" style:family="table-column">
      <style:table-column-properties fo:break-before="auto" style:column-width="0.5362in"/>
    </style:style>
    <style:style style:name="co9" style:family="table-column">
      <style:table-column-properties fo:break-before="auto" style:column-width="1.3744in"/>
    </style:style>
    <style:style style:name="co10" style:family="table-column">
      <style:table-column-properties fo:break-before="auto" style:column-width="1.1402in"/>
    </style:style>
    <style:style style:name="co11" style:family="table-column">
      <style:table-column-properties fo:break-before="auto" style:column-width="0.5945in"/>
    </style:style>
    <style:style style:name="co12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22"/>
    <style:style style:name="ce29" style:family="table-cell" style:parent-style-name="Default" style:data-style-name="N122">
      <style:table-cell-properties fo:background-color="#ffff00"/>
    </style:style>
    <style:style style:name="ce30" style:family="table-cell" style:parent-style-name="Default" style:data-style-name="N122">
      <style:table-cell-properties fo:background-color="#ffbf00"/>
    </style:style>
    <style:style style:name="ce31" style:family="table-cell" style:parent-style-name="Default" style:data-style-name="N122">
      <style:table-cell-properties fo:background-color="#ffd7d7"/>
    </style:style>
    <style:style style:name="ce7" style:family="table-cell" style:parent-style-name="Default" style:data-style-name="N12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122">
      <style:table-cell-properties fo:border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24"/>
    <style:style style:name="ce71" style:family="table-cell" style:parent-style-name="Default">
      <style:table-cell-properties fo:background-color="#ffe994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>
      <style:table-cell-properties fo:background-color="#ffbf00"/>
    </style:style>
    <style:style style:name="ce75" style:family="table-cell" style:parent-style-name="Default" style:data-style-name="N125"/>
    <style:style style:name="ce76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 style:data-style-name="N99"/>
    <style:style style:name="ce78" style:family="table-cell" style:parent-style-name="Default" style:data-style-name="N99">
      <style:table-cell-properties fo:background-color="#ffe994"/>
    </style:style>
    <style:style style:name="ce79" style:family="table-cell" style:parent-style-name="Default" style:data-style-name="N99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 style:data-style-name="N122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aa95"/>
      <style:text-properties fo:color="#000000"/>
    </style:style>
    <style:style style:name="ce90" style:family="table-cell" style:parent-style-name="Default">
      <style:table-cell-properties fo:background-color="#ffaa95"/>
    </style:style>
    <style:style style:name="ce91" style:family="table-cell" style:parent-style-name="Default" style:data-style-name="N99">
      <style:table-cell-properties fo:background-color="#ffaa95"/>
      <style:text-properties fo:color="#000000"/>
    </style:style>
    <style:style style:name="ce92" style:family="table-cell" style:parent-style-name="Default" style:data-style-name="N99">
      <style:table-cell-properties fo:background-color="#ffaa95"/>
    </style:style>
    <style:style style:name="ce93" style:family="table-cell" style:parent-style-name="Default" style:data-style-name="N127"/>
    <style:style style:name="ce94" style:family="table-cell" style:parent-style-name="Default">
      <style:table-cell-properties fo:background-color="#ffdbb6"/>
    </style:style>
    <style:style style:name="ce95" style:family="table-cell" style:parent-style-name="Default" style:data-style-name="N99">
      <style:table-cell-properties fo:background-color="#ffdbb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gi 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ce14"/>
        <table:table-column table:style-name="co7" table:default-cell-style-name="Default"/>
        <table:table-column table:style-name="co1" table:default-cell-style-name="Default"/>
        <table:table-column table:style-name="co8" table:default-cell-style-name="ce14"/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 table:style-name="ce41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5" office:value-type="string" calcext:value-type="string">
            <text:p>f(x) = ℯ^(-x) - x² + 3x – 2</text:p>
          </table:table-cell>
          <table:table-cell table:style-name="ce8"/>
          <table:table-cell/>
          <table:table-cell table:style-name="ce42"/>
          <table:table-cell table:number-columns-repeated="19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t)</text:p>
          </table:table-cell>
          <table:table-cell table:style-name="ce2" office:value-type="string" calcext:value-type="string">
            <text:p>selang</text:p>
          </table:table-cell>
          <table:table-cell/>
          <table:table-cell office:value-type="string" calcext:value-type="string">
            <text:p>Iterasi</text:p>
          </table:table-cell>
          <table:table-cell table:style-name="ce41" office:value-type="string" calcext:value-type="string">
            <text:p>selang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f(A)</text:p>
          </table:table-cell>
          <table:table-cell table:style-name="ce41" office:value-type="string" calcext:value-type="string">
            <text:p>f(B)</text:p>
          </table:table-cell>
          <table:table-cell table:style-name="ce41" office:value-type="string" calcext:value-type="string">
            <text:p>Bagi 2</text:p>
          </table:table-cell>
          <table:table-cell table:style-name="ce41" office:value-type="string" calcext:value-type="string">
            <text:p>f(T)</text:p>
          </table:table-cell>
          <table:table-cell table:style-name="ce41" office:value-type="string" calcext:value-type="string">
            <text:p>&lt;= Toleransi</text:p>
          </table:table-cell>
          <table:table-cell table:style-name="ce41" office:value-type="string" calcext:value-type="string">
            <text:p>Selang Baru</text:p>
          </table:table-cell>
          <table:table-cell/>
          <table:table-cell table:style-name="ce41" office:value-type="string" calcext:value-type="string">
            <text:p>Iterasi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f(A)</text:p>
          </table:table-cell>
          <table:table-cell table:style-name="ce41" office:value-type="string" calcext:value-type="string">
            <text:p>f(B)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f(T)</text:p>
          </table:table-cell>
          <table:table-cell table:style-name="ce41" office:value-type="string" calcext:value-type="string">
            <text:p>&lt;= Toleransi</text:p>
          </table:table-cell>
          <table:table-cell table:style-name="ce41" office:value-type="string" calcext:value-type="string">
            <text:p>Abs</text:p>
          </table:table-cell>
        </table:table-row>
        <table:table-row table:style-name="ro1">
          <table:table-cell table:style-name="ce2" table:number-columns-repeated="3"/>
          <table:table-cell/>
          <table:table-cell table:style-name="Default"/>
          <table:table-cell table:style-name="ce43" office:value-type="string" calcext:value-type="string" table:number-columns-spanned="9" table:number-rows-spanned="1">
            <text:p>Akar 1 [-3, -2]</text:p>
          </table:table-cell>
          <table:covered-table-cell table:number-columns-repeated="5"/>
          <table:covered-table-cell table:style-name="Default"/>
          <table:covered-table-cell/>
          <table:covered-table-cell table:style-name="ce14"/>
          <table:table-cell/>
          <table:table-cell table:style-name="ce68" office:value-type="string" calcext:value-type="string" table:number-columns-spanned="8" table:number-rows-spanned="1">
            <text:p>Akar 1 [-3, -2]</text:p>
          </table:table-cell>
          <table:covered-table-cell table:number-columns-repeated="6"/>
          <table:covered-table-cell table:style-name="ce14"/>
          <table:table-cell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6" table:formula="of:=EXP(-[.A8])-[.A8]^2+3*[.A8]-2" office:value-type="float" office:value="106.413159102577" calcext:value-type="float">
            <text:p>106.413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ce14" office:value-type="string" calcext:value-type="string">
            <text:p>[-3, -2]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6" table:formula="of:=EXP(-[.G8])-[.G8]^2+3*[.G8]-2" office:value-type="float" office:value="0.0855369231876679" calcext:value-type="float">
            <text:p>0.086</text:p>
          </table:table-cell>
          <table:table-cell table:style-name="ce6" table:formula="of:=EXP(-[.H8])-[.H8]^2+3*[.H8]-2" office:value-type="float" office:value="-4.61094390106935" calcext:value-type="float">
            <text:p>-4.611</text:p>
          </table:table-cell>
          <table:table-cell table:formula="of:= ([.G8]+[.H8])/2" office:value-type="float" office:value="-2.5" calcext:value-type="float">
            <text:p>-2.5</text:p>
          </table:table-cell>
          <table:table-cell table:style-name="ce6" table:formula="of:=EXP(-[.K8])-[.K8]^2+3*[.K8]-2" office:value-type="float" office:value="-3.56750603929653" calcext:value-type="float">
            <text:p>-3.568</text:p>
          </table:table-cell>
          <table:table-cell table:style-name="ce49" table:formula="of:=AND([.L8]&lt;=0.1 ;[.L8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5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ce70" table:formula="of:=EXP(-[.Q8])-[.Q8]^2+3*[.Q8]-2" office:value-type="float" office:value="0.0855369231876679" calcext:value-type="float">
            <text:p>0.08554</text:p>
          </table:table-cell>
          <table:table-cell table:style-name="ce70" table:formula="of:=EXP(-[.R8])-[.R8]^2+3*[.R8]-2" office:value-type="float" office:value="-4.61094390106935" calcext:value-type="float">
            <text:p>-4.61094</text:p>
          </table:table-cell>
          <table:table-cell table:formula="of:= ([.Q8]+[.R8])/2" office:value-type="float" office:value="-2.5" calcext:value-type="float">
            <text:p>-2.5</text:p>
          </table:table-cell>
          <table:table-cell table:style-name="ce75" table:formula="of:=EXP(-[.U8])-[.U8]^2+3*[.U8]-2" office:value-type="float" office:value="-3.56750603929653" calcext:value-type="float">
            <text:p>-3.567506</text:p>
          </table:table-cell>
          <table:table-cell table:style-name="ce49" table:formula="of:=AND([.V8]&lt;=0.0001 ;[.V8]&gt;=0)" office:value-type="boolean" office:boolean-value="false" calcext:value-type="boolean">
            <text:p>FALSE</text:p>
          </table:table-cell>
          <table:table-cell table:style-name="ce77" table:formula="of:=ABS([.V8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6" table:formula="of:=EXP(-[.A9])-[.A9]^2+3*[.A9]-2" office:value-type="float" office:value="24.5981500331442" calcext:value-type="float">
            <text:p>24.598</text:p>
          </table:table-cell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ce14" office:value-type="string" calcext:value-type="string">
            <text:p>[-3, -2.5]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style-name="ce6" table:formula="of:=EXP(-[.G9])-[.G9]^2+3*[.G9]-2" office:value-type="float" office:value="0.0855369231876679" calcext:value-type="float">
            <text:p>0.086</text:p>
          </table:table-cell>
          <table:table-cell table:style-name="ce6" table:formula="of:=EXP(-[.H9])-[.H9]^2+3*[.H9]-2" office:value-type="float" office:value="-3.56750603929653" calcext:value-type="float">
            <text:p>-3.568</text:p>
          </table:table-cell>
          <table:table-cell table:formula="of:= ([.G9]+[.H9])/2" office:value-type="float" office:value="-2.75" calcext:value-type="float">
            <text:p>-2.75</text:p>
          </table:table-cell>
          <table:table-cell table:style-name="ce6" table:formula="of:=EXP(-[.K9])-[.K9]^2+3*[.K9]-2" office:value-type="float" office:value="-2.16986811581183" calcext:value-type="float">
            <text:p>-2.170</text:p>
          </table:table-cell>
          <table:table-cell table:style-name="ce49" table:formula="of:=AND([.L9]&lt;=0.1 ;[.L9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75]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IF(([.S8]*[.V8])&lt;0;[.Q8];[.U8])" office:value-type="float" office:value="-3" calcext:value-type="float">
            <text:p>-3.000</text:p>
          </table:table-cell>
          <table:table-cell table:formula="of:=IF(([.T8]*[.V8])&lt;0;[.R8];[.U8])" office:value-type="float" office:value="-2.5" calcext:value-type="float">
            <text:p>-2.5</text:p>
          </table:table-cell>
          <table:table-cell table:style-name="ce70" table:formula="of:=EXP(-[.Q9])-[.Q9]^2+3*[.Q9]-2" office:value-type="float" office:value="0.0855369231876679" calcext:value-type="float">
            <text:p>0.08554</text:p>
          </table:table-cell>
          <table:table-cell table:style-name="ce70" table:formula="of:=EXP(-[.R9])-[.R9]^2+3*[.R9]-2" office:value-type="float" office:value="-3.56750603929653" calcext:value-type="float">
            <text:p>-3.56751</text:p>
          </table:table-cell>
          <table:table-cell table:formula="of:= ([.Q9]+[.R9])/2" office:value-type="float" office:value="-2.75" calcext:value-type="float">
            <text:p>-2.75</text:p>
          </table:table-cell>
          <table:table-cell table:style-name="ce75" table:formula="of:=EXP(-[.U9])-[.U9]^2+3*[.U9]-2" office:value-type="float" office:value="-2.16986811581183" calcext:value-type="float">
            <text:p>-2.169868</text:p>
          </table:table-cell>
          <table:table-cell table:style-name="ce49" table:formula="of:=AND([.V9]&lt;=0.0001 ;[.V9]&gt;=0)" office:value-type="boolean" office:boolean-value="false" calcext:value-type="boolean">
            <text:p>FALSE</text:p>
          </table:table-cell>
          <table:table-cell table:style-name="ce77" table:formula="of:=ABS([.V9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3" office:value-type="float" office:value="-3" calcext:value-type="float">
            <text:p>-3</text:p>
          </table:table-cell>
          <table:table-cell table:style-name="ce29" table:formula="of:=EXP(-[.A10])-[.A10]^2+3*[.A10]-2" office:value-type="float" office:value="0.0855369231876679" calcext:value-type="float">
            <text:p>0.086</text:p>
          </table:table-cell>
          <table:table-cell table:style-name="ce36" office:value-type="string" calcext:value-type="string">
            <text:p>[-3, -2]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14" office:value-type="string" calcext:value-type="string">
            <text:p>[-3, -2.75]</text:p>
          </table:table-cell>
          <table:table-cell office:value-type="float" office:value="-3" calcext:value-type="float">
            <text:p>-3</text:p>
          </table:table-cell>
          <table:table-cell office:value-type="float" office:value="-2.75" calcext:value-type="float">
            <text:p>-2.75</text:p>
          </table:table-cell>
          <table:table-cell table:style-name="ce6" table:formula="of:=EXP(-[.G10])-[.G10]^2+3*[.G10]-2" office:value-type="float" office:value="0.0855369231876679" calcext:value-type="float">
            <text:p>0.086</text:p>
          </table:table-cell>
          <table:table-cell table:style-name="ce6" table:formula="of:=EXP(-[.H10])-[.H10]^2+3*[.H10]-2" office:value-type="float" office:value="-2.16986811581183" calcext:value-type="float">
            <text:p>-2.170</text:p>
          </table:table-cell>
          <table:table-cell table:formula="of:= ([.G10]+[.H10])/2" office:value-type="float" office:value="-2.875" calcext:value-type="float">
            <text:p>-2.875</text:p>
          </table:table-cell>
          <table:table-cell table:style-name="ce6" table:formula="of:=EXP(-[.K10])-[.K10]^2+3*[.K10]-2" office:value-type="float" office:value="-1.16520087853836" calcext:value-type="float">
            <text:p>-1.165</text:p>
          </table:table-cell>
          <table:table-cell table:style-name="ce49" table:formula="of:=AND([.L10]&lt;=0.1 ;[.L10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875]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IF(([.S9]*[.V9])&lt;0;[.Q9];[.U9])" office:value-type="float" office:value="-3" calcext:value-type="float">
            <text:p>-3.000</text:p>
          </table:table-cell>
          <table:table-cell table:formula="of:=IF(([.T9]*[.V9])&lt;0;[.R9];[.U9])" office:value-type="float" office:value="-2.75" calcext:value-type="float">
            <text:p>-2.75</text:p>
          </table:table-cell>
          <table:table-cell table:style-name="ce70" table:formula="of:=EXP(-[.Q10])-[.Q10]^2+3*[.Q10]-2" office:value-type="float" office:value="0.0855369231876679" calcext:value-type="float">
            <text:p>0.08554</text:p>
          </table:table-cell>
          <table:table-cell table:style-name="ce70" table:formula="of:=EXP(-[.R10])-[.R10]^2+3*[.R10]-2" office:value-type="float" office:value="-2.16986811581183" calcext:value-type="float">
            <text:p>-2.16987</text:p>
          </table:table-cell>
          <table:table-cell table:formula="of:= ([.Q10]+[.R10])/2" office:value-type="float" office:value="-2.875" calcext:value-type="float">
            <text:p>-2.875</text:p>
          </table:table-cell>
          <table:table-cell table:style-name="ce75" table:formula="of:=EXP(-[.U10])-[.U10]^2+3*[.U10]-2" office:value-type="float" office:value="-1.16520087853836" calcext:value-type="float">
            <text:p>-1.165201</text:p>
          </table:table-cell>
          <table:table-cell table:style-name="ce49" table:formula="of:=AND([.V10]&lt;=0.0001 ;[.V10]&gt;=0)" office:value-type="boolean" office:boolean-value="false" calcext:value-type="boolean">
            <text:p>FALSE</text:p>
          </table:table-cell>
          <table:table-cell table:style-name="ce77" table:formula="of:=ABS([.V10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3" office:value-type="float" office:value="-2" calcext:value-type="float">
            <text:p>-2</text:p>
          </table:table-cell>
          <table:table-cell table:style-name="ce29" table:formula="of:=EXP(-[.A11])-[.A11]^2+3*[.A11]-2" office:value-type="float" office:value="-4.61094390106935" calcext:value-type="float">
            <text:p>-4.611</text:p>
          </table:table-cell>
          <table:table-cell table:style-name="ce36"/>
          <table:table-cell/>
          <table:table-cell table:style-name="Default" office:value-type="float" office:value="4" calcext:value-type="float">
            <text:p>4</text:p>
          </table:table-cell>
          <table:table-cell table:style-name="ce14" office:value-type="string" calcext:value-type="string">
            <text:p>[-3, -2.875</text:p>
          </table:table-cell>
          <table:table-cell office:value-type="float" office:value="-3" calcext:value-type="float">
            <text:p>-3</text:p>
          </table:table-cell>
          <table:table-cell office:value-type="float" office:value="-2.875" calcext:value-type="float">
            <text:p>-2.875</text:p>
          </table:table-cell>
          <table:table-cell table:style-name="ce6" table:formula="of:=EXP(-[.G11])-[.G11]^2+3*[.G11]-2" office:value-type="float" office:value="0.0855369231876679" calcext:value-type="float">
            <text:p>0.086</text:p>
          </table:table-cell>
          <table:table-cell table:style-name="ce6" table:formula="of:=EXP(-[.H11])-[.H11]^2+3*[.H11]-2" office:value-type="float" office:value="-1.16520087853836" calcext:value-type="float">
            <text:p>-1.165</text:p>
          </table:table-cell>
          <table:table-cell table:formula="of:= ([.G11]+[.H11])/2" office:value-type="float" office:value="-2.9375" calcext:value-type="float">
            <text:p>-2.9375</text:p>
          </table:table-cell>
          <table:table-cell table:style-name="ce6" table:formula="of:=EXP(-[.K11])-[.K11]^2+3*[.K11]-2" office:value-type="float" office:value="-0.572790490735116" calcext:value-type="float">
            <text:p>-0.573</text:p>
          </table:table-cell>
          <table:table-cell table:style-name="ce49" table:formula="of:=AND([.L11]&lt;=0.1 ;[.L11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9375]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IF(([.S10]*[.V10])&lt;0;[.Q10];[.U10])" office:value-type="float" office:value="-3" calcext:value-type="float">
            <text:p>-3.000</text:p>
          </table:table-cell>
          <table:table-cell table:formula="of:=IF(([.T10]*[.V10])&lt;0;[.R10];[.U10])" office:value-type="float" office:value="-2.875" calcext:value-type="float">
            <text:p>-2.875</text:p>
          </table:table-cell>
          <table:table-cell table:style-name="ce70" table:formula="of:=EXP(-[.Q11])-[.Q11]^2+3*[.Q11]-2" office:value-type="float" office:value="0.0855369231876679" calcext:value-type="float">
            <text:p>0.08554</text:p>
          </table:table-cell>
          <table:table-cell table:style-name="ce70" table:formula="of:=EXP(-[.R11])-[.R11]^2+3*[.R11]-2" office:value-type="float" office:value="-1.16520087853836" calcext:value-type="float">
            <text:p>-1.16520</text:p>
          </table:table-cell>
          <table:table-cell table:formula="of:= ([.Q11]+[.R11])/2" office:value-type="float" office:value="-2.9375" calcext:value-type="float">
            <text:p>-2.9375</text:p>
          </table:table-cell>
          <table:table-cell table:style-name="ce75" table:formula="of:=EXP(-[.U11])-[.U11]^2+3*[.U11]-2" office:value-type="float" office:value="-0.572790490735116" calcext:value-type="float">
            <text:p>-0.572790</text:p>
          </table:table-cell>
          <table:table-cell table:style-name="ce49" table:formula="of:=AND([.V11]&lt;=0.0001 ;[.V11]&gt;=0)" office:value-type="boolean" office:boolean-value="false" calcext:value-type="boolean">
            <text:p>FALSE</text:p>
          </table:table-cell>
          <table:table-cell table:style-name="ce77" table:formula="of:=ABS([.V11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6" table:formula="of:=EXP(-[.A12])-[.A12]^2+3*[.A12]-2" office:value-type="float" office:value="-3.28171817154095" calcext:value-type="float">
            <text:p>-3.282</text:p>
          </table:table-cell>
          <table:table-cell table:style-name="ce9"/>
          <table:table-cell/>
          <table:table-cell table:style-name="Default" office:value-type="float" office:value="5" calcext:value-type="float">
            <text:p>5</text:p>
          </table:table-cell>
          <table:table-cell table:style-name="ce14" office:value-type="string" calcext:value-type="string">
            <text:p>[-3, -2.9375]</text:p>
          </table:table-cell>
          <table:table-cell office:value-type="float" office:value="-3" calcext:value-type="float">
            <text:p>-3</text:p>
          </table:table-cell>
          <table:table-cell office:value-type="float" office:value="-2.9375" calcext:value-type="float">
            <text:p>-2.9375</text:p>
          </table:table-cell>
          <table:table-cell table:style-name="ce6" table:formula="of:=EXP(-[.G12])-[.G12]^2+3*[.G12]-2" office:value-type="float" office:value="0.0855369231876679" calcext:value-type="float">
            <text:p>0.086</text:p>
          </table:table-cell>
          <table:table-cell table:style-name="ce6" table:formula="of:=EXP(-[.H12])-[.H12]^2+3*[.H12]-2" office:value-type="float" office:value="-0.572790490735116" calcext:value-type="float">
            <text:p>-0.573</text:p>
          </table:table-cell>
          <table:table-cell table:formula="of:= ([.G12]+[.H12])/2" office:value-type="float" office:value="-2.96875" calcext:value-type="float">
            <text:p>-2.96875</text:p>
          </table:table-cell>
          <table:table-cell table:style-name="ce6" table:formula="of:=EXP(-[.K12])-[.K12]^2+3*[.K12]-2" office:value-type="float" office:value="-0.252156644244781" calcext:value-type="float">
            <text:p>-0.252</text:p>
          </table:table-cell>
          <table:table-cell table:style-name="ce49" table:formula="of:=AND([.L12]&lt;=0.1 ;[.L12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96875]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IF(([.S11]*[.V11])&lt;0;[.Q11];[.U11])" office:value-type="float" office:value="-3" calcext:value-type="float">
            <text:p>-3.000</text:p>
          </table:table-cell>
          <table:table-cell table:formula="of:=IF(([.T11]*[.V11])&lt;0;[.R11];[.U11])" office:value-type="float" office:value="-2.9375" calcext:value-type="float">
            <text:p>-2.9375</text:p>
          </table:table-cell>
          <table:table-cell table:style-name="ce70" table:formula="of:=EXP(-[.Q12])-[.Q12]^2+3*[.Q12]-2" office:value-type="float" office:value="0.0855369231876679" calcext:value-type="float">
            <text:p>0.08554</text:p>
          </table:table-cell>
          <table:table-cell table:style-name="ce70" table:formula="of:=EXP(-[.R12])-[.R12]^2+3*[.R12]-2" office:value-type="float" office:value="-0.572790490735116" calcext:value-type="float">
            <text:p>-0.57279</text:p>
          </table:table-cell>
          <table:table-cell table:formula="of:= ([.Q12]+[.R12])/2" office:value-type="float" office:value="-2.96875" calcext:value-type="float">
            <text:p>-2.96875</text:p>
          </table:table-cell>
          <table:table-cell table:style-name="ce75" table:formula="of:=EXP(-[.U12])-[.U12]^2+3*[.U12]-2" office:value-type="float" office:value="-0.252156644244781" calcext:value-type="float">
            <text:p>-0.252157</text:p>
          </table:table-cell>
          <table:table-cell table:style-name="ce49" table:formula="of:=AND([.V12]&lt;=0.0001 ;[.V12]&gt;=0)" office:value-type="boolean" office:boolean-value="false" calcext:value-type="boolean">
            <text:p>FALSE</text:p>
          </table:table-cell>
          <table:table-cell table:style-name="ce77" table:formula="of:=ABS([.V12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6" table:formula="of:=EXP(-[.A13])-[.A13]^2+3*[.A13]-2" office:value-type="float" office:value="-2.10127872929987" calcext:value-type="float">
            <text:p>-2.101</text:p>
          </table:table-cell>
          <table:table-cell table:style-name="ce9"/>
          <table:table-cell/>
          <table:table-cell table:style-name="Default" office:value-type="float" office:value="6" calcext:value-type="float">
            <text:p>6</text:p>
          </table:table-cell>
          <table:table-cell table:style-name="ce14" office:value-type="string" calcext:value-type="string">
            <text:p>[-3, -2.96875]</text:p>
          </table:table-cell>
          <table:table-cell office:value-type="float" office:value="-3" calcext:value-type="float">
            <text:p>-3</text:p>
          </table:table-cell>
          <table:table-cell office:value-type="float" office:value="-2.96875" calcext:value-type="float">
            <text:p>-2.96875</text:p>
          </table:table-cell>
          <table:table-cell table:style-name="ce6" table:formula="of:=EXP(-[.G13])-[.G13]^2+3*[.G13]-2" office:value-type="float" office:value="0.0855369231876679" calcext:value-type="float">
            <text:p>0.086</text:p>
          </table:table-cell>
          <table:table-cell table:style-name="ce6" table:formula="of:=EXP(-[.H13])-[.H13]^2+3*[.H13]-2" office:value-type="float" office:value="-0.252156644244781" calcext:value-type="float">
            <text:p>-0.252</text:p>
          </table:table-cell>
          <table:table-cell table:formula="of:= ([.G13]+[.H13])/2" office:value-type="float" office:value="-2.984375" calcext:value-type="float">
            <text:p>-2.984375</text:p>
          </table:table-cell>
          <table:table-cell table:style-name="ce6" table:formula="of:=EXP(-[.K13])-[.K13]^2+3*[.K13]-2" office:value-type="float" office:value="-0.0854796044061672" calcext:value-type="float">
            <text:p>-0.085</text:p>
          </table:table-cell>
          <table:table-cell table:style-name="ce49" table:formula="of:=AND([.L13]&lt;=0.1 ;[.L13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984375]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table:formula="of:=IF(([.S12]*[.V12])&lt;0;[.Q12];[.U12])" office:value-type="float" office:value="-3" calcext:value-type="float">
            <text:p>-3.000</text:p>
          </table:table-cell>
          <table:table-cell table:formula="of:=IF(([.T12]*[.V12])&lt;0;[.R12];[.U12])" office:value-type="float" office:value="-2.96875" calcext:value-type="float">
            <text:p>-2.96875</text:p>
          </table:table-cell>
          <table:table-cell table:style-name="ce70" table:formula="of:=EXP(-[.Q13])-[.Q13]^2+3*[.Q13]-2" office:value-type="float" office:value="0.0855369231876679" calcext:value-type="float">
            <text:p>0.08554</text:p>
          </table:table-cell>
          <table:table-cell table:style-name="ce70" table:formula="of:=EXP(-[.R13])-[.R13]^2+3*[.R13]-2" office:value-type="float" office:value="-0.252156644244781" calcext:value-type="float">
            <text:p>-0.25216</text:p>
          </table:table-cell>
          <table:table-cell table:formula="of:= ([.Q13]+[.R13])/2" office:value-type="float" office:value="-2.984375" calcext:value-type="float">
            <text:p>-2.984375</text:p>
          </table:table-cell>
          <table:table-cell table:style-name="ce75" table:formula="of:=EXP(-[.U13])-[.U13]^2+3*[.U13]-2" office:value-type="float" office:value="-0.0854796044061672" calcext:value-type="float">
            <text:p>-0.085480</text:p>
          </table:table-cell>
          <table:table-cell table:style-name="ce49" table:formula="of:=AND([.V13]&lt;=0.0001 ;[.V13]&gt;=0)" office:value-type="boolean" office:boolean-value="false" calcext:value-type="boolean">
            <text:p>FALSE</text:p>
          </table:table-cell>
          <table:table-cell table:style-name="ce77" table:formula="of:=ABS([.V13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30" table:formula="of:=EXP(-[.A14])-[.A14]^2+3*[.A14]-2" office:value-type="float" office:value="-1" calcext:value-type="float">
            <text:p>-1.000</text:p>
          </table:table-cell>
          <table:table-cell table:style-name="ce37" office:value-type="string" calcext:value-type="string">
            <text:p>[0, 1]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14" office:value-type="string" calcext:value-type="string">
            <text:p>[-3, -2.984375]</text:p>
          </table:table-cell>
          <table:table-cell office:value-type="float" office:value="-3" calcext:value-type="float">
            <text:p>-3</text:p>
          </table:table-cell>
          <table:table-cell office:value-type="float" office:value="-2.984375" calcext:value-type="float">
            <text:p>-2.984375</text:p>
          </table:table-cell>
          <table:table-cell table:style-name="ce6" table:formula="of:=EXP(-[.G14])-[.G14]^2+3*[.G14]-2" office:value-type="float" office:value="0.0855369231876679" calcext:value-type="float">
            <text:p>0.086</text:p>
          </table:table-cell>
          <table:table-cell table:style-name="ce6" table:formula="of:=EXP(-[.H14])-[.H14]^2+3*[.H14]-2" office:value-type="float" office:value="-0.0854796044061672" calcext:value-type="float">
            <text:p>-0.085</text:p>
          </table:table-cell>
          <table:table-cell table:formula="of:= ([.G14]+[.H14])/2" office:value-type="float" office:value="-2.9921875" calcext:value-type="float">
            <text:p>-2.9921875</text:p>
          </table:table-cell>
          <table:table-cell table:style-name="ce6" table:formula="of:=EXP(-[.K14])-[.K14]^2+3*[.K14]-2" office:value-type="float" office:value="-0.000518500380987774" calcext:value-type="float">
            <text:p>-0.001</text:p>
          </table:table-cell>
          <table:table-cell table:style-name="ce49" table:formula="of:=AND([.L14]&lt;=0.1 ;[.L14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-3, -2.9921875]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table:formula="of:=IF(([.S13]*[.V13])&lt;0;[.Q13];[.U13])" office:value-type="float" office:value="-3" calcext:value-type="float">
            <text:p>-3.000</text:p>
          </table:table-cell>
          <table:table-cell table:formula="of:=IF(([.T13]*[.V13])&lt;0;[.R13];[.U13])" office:value-type="float" office:value="-2.984375" calcext:value-type="float">
            <text:p>-2.984375</text:p>
          </table:table-cell>
          <table:table-cell table:style-name="ce70" table:formula="of:=EXP(-[.Q14])-[.Q14]^2+3*[.Q14]-2" office:value-type="float" office:value="0.0855369231876679" calcext:value-type="float">
            <text:p>0.08554</text:p>
          </table:table-cell>
          <table:table-cell table:style-name="ce70" table:formula="of:=EXP(-[.R14])-[.R14]^2+3*[.R14]-2" office:value-type="float" office:value="-0.0854796044061672" calcext:value-type="float">
            <text:p>-0.08548</text:p>
          </table:table-cell>
          <table:table-cell table:formula="of:= ([.Q14]+[.R14])/2" office:value-type="float" office:value="-2.9921875" calcext:value-type="float">
            <text:p>-2.9921875</text:p>
          </table:table-cell>
          <table:table-cell table:style-name="ce75" table:formula="of:=EXP(-[.U14])-[.U14]^2+3*[.U14]-2" office:value-type="float" office:value="-0.000518500380987774" calcext:value-type="float">
            <text:p>-0.000519</text:p>
          </table:table-cell>
          <table:table-cell table:style-name="ce49" table:formula="of:=AND([.V14]&lt;=0.0001 ;[.V14]&gt;=0)" office:value-type="boolean" office:boolean-value="false" calcext:value-type="boolean">
            <text:p>FALSE</text:p>
          </table:table-cell>
          <table:table-cell table:style-name="ce77" table:formula="of:=ABS([.V14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0" table:formula="of:=EXP(-[.A15])-[.A15]^2+3*[.A15]-2" office:value-type="float" office:value="0.367879441171442" calcext:value-type="float">
            <text:p>0.368</text:p>
          </table:table-cell>
          <table:table-cell table:style-name="ce37"/>
          <table:table-cell/>
          <table:table-cell table:style-name="Default" office:value-type="float" office:value="8" calcext:value-type="float">
            <text:p>8</text:p>
          </table:table-cell>
          <table:table-cell table:style-name="ce14" office:value-type="string" calcext:value-type="string">
            <text:p>[-3, -2.9921875]</text:p>
          </table:table-cell>
          <table:table-cell office:value-type="float" office:value="-3" calcext:value-type="float">
            <text:p>-3</text:p>
          </table:table-cell>
          <table:table-cell office:value-type="float" office:value="-2.9921875" calcext:value-type="float">
            <text:p>-2.9921875</text:p>
          </table:table-cell>
          <table:table-cell table:style-name="ce6" table:formula="of:=EXP(-[.G15])-[.G15]^2+3*[.G15]-2" office:value-type="float" office:value="0.0855369231876679" calcext:value-type="float">
            <text:p>0.086</text:p>
          </table:table-cell>
          <table:table-cell table:style-name="ce6" table:formula="of:=EXP(-[.H15])-[.H15]^2+3*[.H15]-2" office:value-type="float" office:value="-0.000518500380987774" calcext:value-type="float">
            <text:p>-0.001</text:p>
          </table:table-cell>
          <table:table-cell table:formula="of:= ([.G15]+[.H15])/2" office:value-type="float" office:value="-2.99609375" calcext:value-type="float">
            <text:p>-2.99609375</text:p>
          </table:table-cell>
          <table:table-cell table:style-name="ce6" table:formula="of:=EXP(-[.K15])-[.K15]^2+3*[.K15]-2" office:value-type="float" office:value="0.0423718269407836" calcext:value-type="float">
            <text:p>0.042</text:p>
          </table:table-cell>
          <table:table-cell table:style-name="ce49" table:formula="of:=AND([.L15]&lt;=0.1 ;[.L15]&gt;=0)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[-2.9921875, -2.99609375]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IF(([.S14]*[.V14])&lt;0;[.Q14];[.U14])" office:value-type="float" office:value="-3" calcext:value-type="float">
            <text:p>-3.000</text:p>
          </table:table-cell>
          <table:table-cell table:formula="of:=IF(([.T14]*[.V14])&lt;0;[.R14];[.U14])" office:value-type="float" office:value="-2.9921875" calcext:value-type="float">
            <text:p>-2.9921875</text:p>
          </table:table-cell>
          <table:table-cell table:style-name="ce70" table:formula="of:=EXP(-[.Q15])-[.Q15]^2+3*[.Q15]-2" office:value-type="float" office:value="0.0855369231876679" calcext:value-type="float">
            <text:p>0.08554</text:p>
          </table:table-cell>
          <table:table-cell table:style-name="ce70" table:formula="of:=EXP(-[.R15])-[.R15]^2+3*[.R15]-2" office:value-type="float" office:value="-0.000518500380987774" calcext:value-type="float">
            <text:p>-0.00052</text:p>
          </table:table-cell>
          <table:table-cell table:formula="of:= ([.Q15]+[.R15])/2" office:value-type="float" office:value="-2.99609375" calcext:value-type="float">
            <text:p>-2.99609375</text:p>
          </table:table-cell>
          <table:table-cell table:style-name="ce75" table:formula="of:=EXP(-[.U15])-[.U15]^2+3*[.U15]-2" office:value-type="float" office:value="0.0423718269407836" calcext:value-type="float">
            <text:p>0.042372</text:p>
          </table:table-cell>
          <table:table-cell table:style-name="ce49" table:formula="of:=AND([.V15]&lt;=0.0001 ;[.V15]&gt;=0)" office:value-type="boolean" office:boolean-value="false" calcext:value-type="boolean">
            <text:p>FALSE</text:p>
          </table:table-cell>
          <table:table-cell table:style-name="ce77" table:formula="of:=ABS([.V15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31" table:formula="of:=EXP(-[.A16])-[.A16]^2+3*[.A16]-2" office:value-type="float" office:value="0.135335283236613" calcext:value-type="float">
            <text:p>0.135</text:p>
          </table:table-cell>
          <table:table-cell table:style-name="ce38" office:value-type="string" calcext:value-type="string">
            <text:p>[2, 3]</text:p>
          </table:table-cell>
          <table:table-cell/>
          <table:table-cell table:style-name="Default"/>
          <table:table-cell table:style-name="ce44" office:value-type="string" calcext:value-type="string">
            <text:p><text:span text:style-name="T1">[-2.9921875, -2.99609375</text:span>]</text:p>
          </table:table-cell>
          <table:table-cell office:value-type="float" office:value="-2.9921875" calcext:value-type="float">
            <text:p>-2.9921875</text:p>
          </table:table-cell>
          <table:table-cell office:value-type="float" office:value="-2.99609375" calcext:value-type="float">
            <text:p>-2.99609375</text:p>
          </table:table-cell>
          <table:table-cell table:style-name="ce29" table:formula="of:=EXP(-[.G16])-[.G16]^2+3*[.G16]-2" office:value-type="float" office:value="-0.000518500380987774" calcext:value-type="float">
            <text:p>-0.001</text:p>
          </table:table-cell>
          <table:table-cell table:style-name="ce29" table:formula="of:=EXP(-[.H16])-[.H16]^2+3*[.H16]-2" office:value-type="float" office:value="0.0423718269407836" calcext:value-type="float">
            <text:p>0.042</text:p>
          </table:table-cell>
          <table:table-cell/>
          <table:table-cell table:style-name="ce6"/>
          <table:table-cell table:style-name="ce49"/>
          <table:table-cell table:style-name="ce14"/>
          <table:table-cell/>
          <table:table-cell office:value-type="float" office:value="9" calcext:value-type="float">
            <text:p>9</text:p>
          </table:table-cell>
          <table:table-cell table:style-name="ce6" table:formula="of:=IF(([.S15]*[.V15])&lt;0;[.Q15];[.U15])" office:value-type="float" office:value="-2.99609375" calcext:value-type="float">
            <text:p>-2.996</text:p>
          </table:table-cell>
          <table:table-cell table:formula="of:=IF(([.T15]*[.V15])&lt;0;[.R15];[.U15])" office:value-type="float" office:value="-2.9921875" calcext:value-type="float">
            <text:p>-2.9921875</text:p>
          </table:table-cell>
          <table:table-cell table:style-name="ce70" table:formula="of:=EXP(-[.Q16])-[.Q16]^2+3*[.Q16]-2" office:value-type="float" office:value="0.0423718269407836" calcext:value-type="float">
            <text:p>0.04237</text:p>
          </table:table-cell>
          <table:table-cell table:style-name="ce70" table:formula="of:=EXP(-[.R16])-[.R16]^2+3*[.R16]-2" office:value-type="float" office:value="-0.000518500380987774" calcext:value-type="float">
            <text:p>-0.00052</text:p>
          </table:table-cell>
          <table:table-cell table:formula="of:= ([.Q16]+[.R16])/2" office:value-type="float" office:value="-2.994140625" calcext:value-type="float">
            <text:p>-2.994140625</text:p>
          </table:table-cell>
          <table:table-cell table:style-name="ce75" table:formula="of:=EXP(-[.U16])-[.U16]^2+3*[.U16]-2" office:value-type="float" office:value="0.0208923916606807" calcext:value-type="float">
            <text:p>0.020892</text:p>
          </table:table-cell>
          <table:table-cell table:style-name="ce49" table:formula="of:=AND([.V16]&lt;=0.0001 ;[.V16]&gt;=0)" office:value-type="boolean" office:boolean-value="false" calcext:value-type="boolean">
            <text:p>FALSE</text:p>
          </table:table-cell>
          <table:table-cell table:style-name="ce77" table:formula="of:=ABS([.V16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31" table:formula="of:=EXP(-[.A17])-[.A17]^2+3*[.A17]-2" office:value-type="float" office:value="-1.95021293163214" calcext:value-type="float">
            <text:p>-1.950</text:p>
          </table:table-cell>
          <table:table-cell table:style-name="ce38"/>
          <table:table-cell/>
          <table:table-cell table:style-name="Default"/>
          <table:table-cell table:style-name="ce45" office:value-type="string" calcext:value-type="string" table:number-columns-spanned="9" table:number-rows-spanned="1">
            <text:p>Akar 2 [0, -1]</text:p>
          </table:table-cell>
          <table:covered-table-cell table:number-columns-repeated="5"/>
          <table:covered-table-cell table:style-name="Default"/>
          <table:covered-table-cell/>
          <table:covered-table-cell table:style-name="ce14"/>
          <table:table-cell/>
          <table:table-cell office:value-type="float" office:value="10" calcext:value-type="float">
            <text:p>10</text:p>
          </table:table-cell>
          <table:table-cell table:style-name="ce6" table:formula="of:=IF(([.S16]*[.V16])&lt;0;[.Q16];[.U16])" office:value-type="float" office:value="-2.994140625" calcext:value-type="float">
            <text:p>-2.994</text:p>
          </table:table-cell>
          <table:table-cell table:formula="of:=IF(([.T16]*[.V16])&lt;0;[.R16];[.U16])" office:value-type="float" office:value="-2.9921875" calcext:value-type="float">
            <text:p>-2.9921875</text:p>
          </table:table-cell>
          <table:table-cell table:style-name="ce70" table:formula="of:=EXP(-[.Q17])-[.Q17]^2+3*[.Q17]-2" office:value-type="float" office:value="0.0208923916606807" calcext:value-type="float">
            <text:p>0.02089</text:p>
          </table:table-cell>
          <table:table-cell table:style-name="ce70" table:formula="of:=EXP(-[.R17])-[.R17]^2+3*[.R17]-2" office:value-type="float" office:value="-0.000518500380987774" calcext:value-type="float">
            <text:p>-0.00052</text:p>
          </table:table-cell>
          <table:table-cell table:formula="of:= ([.Q17]+[.R17])/2" office:value-type="float" office:value="-2.9931640625" calcext:value-type="float">
            <text:p>-2.9931640625</text:p>
          </table:table-cell>
          <table:table-cell table:style-name="ce75" table:formula="of:=EXP(-[.U17])-[.U17]^2+3*[.U17]-2" office:value-type="float" office:value="0.0101783870311891" calcext:value-type="float">
            <text:p>0.010178</text:p>
          </table:table-cell>
          <table:table-cell table:style-name="ce49" table:formula="of:=AND([.V17]&lt;=0.0001 ;[.V17]&gt;=0)" office:value-type="boolean" office:boolean-value="false" calcext:value-type="boolean">
            <text:p>FALSE</text:p>
          </table:table-cell>
          <table:table-cell table:style-name="ce77" table:formula="of:=ABS([.V17])&lt;0.000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EXP(-[.A18])-[.A18]^2+3*[.A18]-2" office:value-type="float" office:value="-5.98168436111127" calcext:value-type="float">
            <text:p>-5.982</text:p>
          </table:table-cell>
          <table:table-cell table:style-name="ce10"/>
          <table:table-cell/>
          <table:table-cell table:style-name="Default" office:value-type="float" office:value="1" calcext:value-type="float">
            <text:p>1</text:p>
          </table:table-cell>
          <table:table-cell table:style-name="ce14" office:value-type="string" calcext:value-type="string">
            <text:p>[0, 1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EXP(-[.G18])-[.G18]^2+3*[.G18]-2" office:value-type="float" office:value="-1" calcext:value-type="float">
            <text:p>-1.000</text:p>
          </table:table-cell>
          <table:table-cell table:style-name="ce6" table:formula="of:=EXP(-[.H18])-[.H18]^2+3*[.H18]-2" office:value-type="float" office:value="0.367879441171442" calcext:value-type="float">
            <text:p>0.368</text:p>
          </table:table-cell>
          <table:table-cell table:formula="of:= ([.G18]+[.H18])/2" office:value-type="float" office:value="0.5" calcext:value-type="float">
            <text:p>0.5</text:p>
          </table:table-cell>
          <table:table-cell table:style-name="ce6" table:formula="of:=EXP(-[.K18])-[.K18]^2+3*[.K18]-2" office:value-type="float" office:value="-0.143469340287367" calcext:value-type="float">
            <text:p>-0.143</text:p>
          </table:table-cell>
          <table:table-cell table:style-name="ce49" table:formula="of:=AND([.L18]&lt;=0.1 ;[.L18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0.5, 1]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table:formula="of:=IF(([.S17]*[.V17])&lt;0;[.Q17];[.U17])" office:value-type="float" office:value="-2.9931640625" calcext:value-type="float">
            <text:p>-2.993</text:p>
          </table:table-cell>
          <table:table-cell table:formula="of:=IF(([.T17]*[.V17])&lt;0;[.R17];[.U17])" office:value-type="float" office:value="-2.9921875" calcext:value-type="float">
            <text:p>-2.9921875</text:p>
          </table:table-cell>
          <table:table-cell table:style-name="ce70" table:formula="of:=EXP(-[.Q18])-[.Q18]^2+3*[.Q18]-2" office:value-type="float" office:value="0.0101783870311891" calcext:value-type="float">
            <text:p>0.01018</text:p>
          </table:table-cell>
          <table:table-cell table:style-name="ce70" table:formula="of:=EXP(-[.R18])-[.R18]^2+3*[.R18]-2" office:value-type="float" office:value="-0.000518500380987774" calcext:value-type="float">
            <text:p>-0.00052</text:p>
          </table:table-cell>
          <table:table-cell table:formula="of:= ([.Q18]+[.R18])/2" office:value-type="float" office:value="-2.99267578125" calcext:value-type="float">
            <text:p>-2.99267578125</text:p>
          </table:table-cell>
          <table:table-cell table:style-name="ce75" table:formula="of:=EXP(-[.U18])-[.U18]^2+3*[.U18]-2" office:value-type="float" office:value="0.00482780483396184" calcext:value-type="float">
            <text:p>0.004828</text:p>
          </table:table-cell>
          <table:table-cell table:style-name="ce49" table:formula="of:=AND([.V18]&lt;=0.0001 ;[.V18]&gt;=0)" office:value-type="boolean" office:boolean-value="false" calcext:value-type="boolean">
            <text:p>FALSE</text:p>
          </table:table-cell>
          <table:table-cell table:style-name="ce77" table:formula="of:=ABS([.V18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17"/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style-name="ce14" office:value-type="string" calcext:value-type="string">
            <text:p>[0.5, 1]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6" table:formula="of:=EXP(-[.G19])-[.G19]^2+3*[.G19]-2" office:value-type="float" office:value="-0.143469340287367" calcext:value-type="float">
            <text:p>-0.143</text:p>
          </table:table-cell>
          <table:table-cell table:style-name="ce6" table:formula="of:=EXP(-[.H19])-[.H19]^2+3*[.H19]-2" office:value-type="float" office:value="0.367879441171442" calcext:value-type="float">
            <text:p>0.368</text:p>
          </table:table-cell>
          <table:table-cell table:formula="of:= ([.G19]+[.H19])/2" office:value-type="float" office:value="0.75" calcext:value-type="float">
            <text:p>0.75</text:p>
          </table:table-cell>
          <table:table-cell table:style-name="ce6" table:formula="of:=EXP(-[.K19])-[.K19]^2+3*[.K19]-2" office:value-type="float" office:value="0.159866552741015" calcext:value-type="float">
            <text:p>0.160</text:p>
          </table:table-cell>
          <table:table-cell table:style-name="ce49" table:formula="of:=AND([.L19]&lt;=0.1 ;[.L19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0.5, 0.75]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table:formula="of:=IF(([.S18]*[.V18])&lt;0;[.Q18];[.U18])" office:value-type="float" office:value="-2.99267578125" calcext:value-type="float">
            <text:p>-2.993</text:p>
          </table:table-cell>
          <table:table-cell table:formula="of:=IF(([.T18]*[.V18])&lt;0;[.R18];[.U18])" office:value-type="float" office:value="-2.9921875" calcext:value-type="float">
            <text:p>-2.9921875</text:p>
          </table:table-cell>
          <table:table-cell table:style-name="ce70" table:formula="of:=EXP(-[.Q19])-[.Q19]^2+3*[.Q19]-2" office:value-type="float" office:value="0.00482780483396184" calcext:value-type="float">
            <text:p>0.00483</text:p>
          </table:table-cell>
          <table:table-cell table:style-name="ce70" table:formula="of:=EXP(-[.R19])-[.R19]^2+3*[.R19]-2" office:value-type="float" office:value="-0.000518500380987774" calcext:value-type="float">
            <text:p>-0.00052</text:p>
          </table:table-cell>
          <table:table-cell table:formula="of:= ([.Q19]+[.R19])/2" office:value-type="float" office:value="-2.992431640625" calcext:value-type="float">
            <text:p>-2.992431640625</text:p>
          </table:table-cell>
          <table:table-cell table:style-name="ce75" table:formula="of:=EXP(-[.U19])-[.U19]^2+3*[.U19]-2" office:value-type="float" office:value="0.00215411774876983" calcext:value-type="float">
            <text:p>0.002154</text:p>
          </table:table-cell>
          <table:table-cell table:style-name="ce49" table:formula="of:=AND([.V19]&lt;=0.0001 ;[.V19]&gt;=0)" office:value-type="boolean" office:boolean-value="false" calcext:value-type="boolean">
            <text:p>FALSE</text:p>
          </table:table-cell>
          <table:table-cell table:style-name="ce77" table:formula="of:=ABS([.V19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kar 1</text:p>
          </table:table-cell>
          <table:table-cell table:style-name="ce17"/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table:style-name="ce14" office:value-type="string" calcext:value-type="string">
            <text:p>[0.5, 0.75]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6" table:formula="of:=EXP(-[.G20])-[.G20]^2+3*[.G20]-2" office:value-type="float" office:value="-0.143469340287367" calcext:value-type="float">
            <text:p>-0.143</text:p>
          </table:table-cell>
          <table:table-cell table:style-name="ce6" table:formula="of:=EXP(-[.H20])-[.H20]^2+3*[.H20]-2" office:value-type="float" office:value="0.159866552741015" calcext:value-type="float">
            <text:p>0.160</text:p>
          </table:table-cell>
          <table:table-cell table:formula="of:= ([.G20]+[.H20])/2" office:value-type="float" office:value="0.625" calcext:value-type="float">
            <text:p>0.625</text:p>
          </table:table-cell>
          <table:table-cell table:style-name="ce6" table:formula="of:=EXP(-[.K20])-[.K20]^2+3*[.K20]-2" office:value-type="float" office:value="0.0196364285189903" calcext:value-type="float">
            <text:p>0.020</text:p>
          </table:table-cell>
          <table:table-cell table:style-name="ce49" table:formula="of:=AND([.L20]&lt;=0.1 ;[.L20]&gt;=0)" office:value-type="boolean" office:boolean-value="true" calcext:value-type="boolean">
            <text:p>TRUE</text:p>
          </table:table-cell>
          <table:table-cell table:style-name="ce46" office:value-type="string" calcext:value-type="string">
            <text:p>[0.5, 0.625]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table:formula="of:=IF(([.S19]*[.V19])&lt;0;[.Q19];[.U19])" office:value-type="float" office:value="-2.992431640625" calcext:value-type="float">
            <text:p>-2.992</text:p>
          </table:table-cell>
          <table:table-cell table:formula="of:=IF(([.T19]*[.V19])&lt;0;[.R19];[.U19])" office:value-type="float" office:value="-2.9921875" calcext:value-type="float">
            <text:p>-2.9921875</text:p>
          </table:table-cell>
          <table:table-cell table:style-name="ce70" table:formula="of:=EXP(-[.Q20])-[.Q20]^2+3*[.Q20]-2" office:value-type="float" office:value="0.00215411774876983" calcext:value-type="float">
            <text:p>0.00215</text:p>
          </table:table-cell>
          <table:table-cell table:style-name="ce70" table:formula="of:=EXP(-[.R20])-[.R20]^2+3*[.R20]-2" office:value-type="float" office:value="-0.000518500380987774" calcext:value-type="float">
            <text:p>-0.00052</text:p>
          </table:table-cell>
          <table:table-cell table:formula="of:= ([.Q20]+[.R20])/2" office:value-type="float" office:value="-2.9923095703125" calcext:value-type="float">
            <text:p>-2.9923095703125</text:p>
          </table:table-cell>
          <table:table-cell table:style-name="ce75" table:formula="of:=EXP(-[.U20])-[.U20]^2+3*[.U20]-2" office:value-type="float" office:value="0.000817675082590341" calcext:value-type="float">
            <text:p>0.000818</text:p>
          </table:table-cell>
          <table:table-cell table:style-name="ce49" table:formula="of:=AND([.V20]&lt;=0.0001 ;[.V20]&gt;=0)" office:value-type="boolean" office:boolean-value="false" calcext:value-type="boolean">
            <text:p>FALSE</text:p>
          </table:table-cell>
          <table:table-cell table:style-name="ce77" table:formula="of:=ABS([.V20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[-3, 2]</text:p>
          </table:table-cell>
          <table:table-cell table:number-columns-repeated="3"/>
          <table:table-cell table:style-name="Default"/>
          <table:table-cell table:style-name="ce46" office:value-type="string" calcext:value-type="string">
            <text:p>[0.5, 0.625]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style-name="ce30" table:formula="of:=EXP(-[.G21])-[.G21]^2+3*[.G21]-2" office:value-type="float" office:value="-0.143469340287367" calcext:value-type="float">
            <text:p>-0.143</text:p>
          </table:table-cell>
          <table:table-cell table:style-name="ce30" table:formula="of:=EXP(-[.H21])-[.H21]^2+3*[.H21]-2" office:value-type="float" office:value="0.0196364285189903" calcext:value-type="float">
            <text:p>0.020</text:p>
          </table:table-cell>
          <table:table-cell/>
          <table:table-cell table:style-name="Default"/>
          <table:table-cell/>
          <table:table-cell table:style-name="ce14"/>
          <table:table-cell/>
          <table:table-cell office:value-type="float" office:value="14" calcext:value-type="float">
            <text:p>14</text:p>
          </table:table-cell>
          <table:table-cell table:style-name="ce6" table:formula="of:=IF(([.S20]*[.V20])&lt;0;[.Q20];[.U20])" office:value-type="float" office:value="-2.9923095703125" calcext:value-type="float">
            <text:p>-2.992</text:p>
          </table:table-cell>
          <table:table-cell table:formula="of:=IF(([.T20]*[.V20])&lt;0;[.R20];[.U20])" office:value-type="float" office:value="-2.9921875" calcext:value-type="float">
            <text:p>-2.9921875</text:p>
          </table:table-cell>
          <table:table-cell table:style-name="ce70" table:formula="of:=EXP(-[.Q21])-[.Q21]^2+3*[.Q21]-2" office:value-type="float" office:value="0.000817675082590341" calcext:value-type="float">
            <text:p>0.00082</text:p>
          </table:table-cell>
          <table:table-cell table:style-name="ce70" table:formula="of:=EXP(-[.R21])-[.R21]^2+3*[.R21]-2" office:value-type="float" office:value="-0.000518500380987774" calcext:value-type="float">
            <text:p>-0.00052</text:p>
          </table:table-cell>
          <table:table-cell table:formula="of:= ([.Q21]+[.R21])/2" office:value-type="float" office:value="-2.99224853515625" calcext:value-type="float">
            <text:p>-2.99224853515625</text:p>
          </table:table-cell>
          <table:table-cell table:style-name="ce75" table:formula="of:=EXP(-[.U21])-[.U21]^2+3*[.U21]-2" office:value-type="float" office:value="0.000149553952741854" calcext:value-type="float">
            <text:p>0.000150</text:p>
          </table:table-cell>
          <table:table-cell table:style-name="ce49" table:formula="of:=AND([.V21]&lt;=0.0001 ;[.V21]&gt;=0)" office:value-type="boolean" office:boolean-value="false" calcext:value-type="boolean">
            <text:p>FALSE</text:p>
          </table:table-cell>
          <table:table-cell table:style-name="ce77" table:formula="of:=ABS([.V21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47" office:value-type="string" calcext:value-type="string" table:number-columns-spanned="9" table:number-rows-spanned="1">
            <text:p>Akar 3 [2, 3]</text:p>
          </table:table-cell>
          <table:covered-table-cell table:number-columns-repeated="5"/>
          <table:covered-table-cell table:style-name="Default"/>
          <table:covered-table-cell/>
          <table:covered-table-cell table:style-name="ce14"/>
          <table:table-cell/>
          <table:table-cell office:value-type="float" office:value="15" calcext:value-type="float">
            <text:p>15</text:p>
          </table:table-cell>
          <table:table-cell table:style-name="ce6" table:formula="of:=IF(([.S21]*[.V21])&lt;0;[.Q21];[.U21])" office:value-type="float" office:value="-2.99224853515625" calcext:value-type="float">
            <text:p>-2.992</text:p>
          </table:table-cell>
          <table:table-cell table:formula="of:=IF(([.T21]*[.V21])&lt;0;[.R21];[.U21])" office:value-type="float" office:value="-2.9921875" calcext:value-type="float">
            <text:p>-2.9921875</text:p>
          </table:table-cell>
          <table:table-cell table:style-name="ce70" table:formula="of:=EXP(-[.Q22])-[.Q22]^2+3*[.Q22]-2" office:value-type="float" office:value="0.000149553952741854" calcext:value-type="float">
            <text:p>0.00015</text:p>
          </table:table-cell>
          <table:table-cell table:style-name="ce70" table:formula="of:=EXP(-[.R22])-[.R22]^2+3*[.R22]-2" office:value-type="float" office:value="-0.000518500380987774" calcext:value-type="float">
            <text:p>-0.00052</text:p>
          </table:table-cell>
          <table:table-cell table:formula="of:= ([.Q22]+[.R22])/2" office:value-type="float" office:value="-2.99221801757812" calcext:value-type="float">
            <text:p>-2.99221801757812</text:p>
          </table:table-cell>
          <table:table-cell table:style-name="ce75" table:formula="of:=EXP(-[.U22])-[.U22]^2+3*[.U22]-2" office:value-type="float" office:value="-0.000184481563355376" calcext:value-type="float">
            <text:p>-0.000184</text:p>
          </table:table-cell>
          <table:table-cell table:style-name="ce49" table:formula="of:=AND([.V22]&lt;=0.0001 ;[.V22]&gt;=0)" office:value-type="boolean" office:boolean-value="false" calcext:value-type="boolean">
            <text:p>FALSE</text:p>
          </table:table-cell>
          <table:table-cell table:style-name="ce77" table:formula="of:=ABS([.V22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ce14" office:value-type="string" calcext:value-type="string">
            <text:p>[2, 3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table:formula="of:=EXP(-[.G23])-[.G23]^2+3*[.G23]-2" office:value-type="float" office:value="0.135335283236613" calcext:value-type="float">
            <text:p>0.135</text:p>
          </table:table-cell>
          <table:table-cell table:style-name="ce6" table:formula="of:=EXP(-[.H23])-[.H23]^2+3*[.H23]-2" office:value-type="float" office:value="-1.95021293163214" calcext:value-type="float">
            <text:p>-1.950</text:p>
          </table:table-cell>
          <table:table-cell table:formula="of:= ([.G23]+[.H23])/2" office:value-type="float" office:value="2.5" calcext:value-type="float">
            <text:p>2.5</text:p>
          </table:table-cell>
          <table:table-cell table:style-name="ce6" table:formula="of:=EXP(-[.K23])-[.K23]^2+3*[.K23]-2" office:value-type="float" office:value="-0.667915001376101" calcext:value-type="float">
            <text:p>-0.668</text:p>
          </table:table-cell>
          <table:table-cell table:style-name="ce49" table:formula="of:=AND([.L23]&lt;=0.1 ;[.L23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2, 2.5]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table:formula="of:=IF(([.S22]*[.V22])&lt;0;[.Q22];[.U22])" office:value-type="float" office:value="-2.99224853515625" calcext:value-type="float">
            <text:p>-2.992</text:p>
          </table:table-cell>
          <table:table-cell table:formula="of:=IF(([.T22]*[.V22])&lt;0;[.R22];[.U22])" office:value-type="float" office:value="-2.99221801757812" calcext:value-type="float">
            <text:p>-2.99221801757812</text:p>
          </table:table-cell>
          <table:table-cell table:style-name="ce70" table:formula="of:=EXP(-[.Q23])-[.Q23]^2+3*[.Q23]-2" office:value-type="float" office:value="0.000149553952741854" calcext:value-type="float">
            <text:p>0.00015</text:p>
          </table:table-cell>
          <table:table-cell table:style-name="ce70" table:formula="of:=EXP(-[.R23])-[.R23]^2+3*[.R23]-2" office:value-type="float" office:value="-0.000184481563355376" calcext:value-type="float">
            <text:p>-0.00018</text:p>
          </table:table-cell>
          <table:table-cell table:style-name="ce71" table:formula="of:= ([.Q23]+[.R23])/2" office:value-type="float" office:value="-2.99223327636719" calcext:value-type="float">
            <text:p>-2.99223327636719</text:p>
          </table:table-cell>
          <table:table-cell table:style-name="ce75" table:formula="of:=EXP(-[.U23])-[.U23]^2+3*[.U23]-2" office:value-type="float" office:value="-0.0000174658926503923" calcext:value-type="float">
            <text:p>-0.000017</text:p>
          </table:table-cell>
          <table:table-cell table:style-name="ce49" table:formula="of:=AND([.V23]&lt;=0.0001 ;[.V23]&gt;=0)" office:value-type="boolean" office:boolean-value="false" calcext:value-type="boolean">
            <text:p>FALSE</text:p>
          </table:table-cell>
          <table:table-cell table:style-name="ce78" table:formula="of:=ABS([.V23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table:style-name="ce14" office:value-type="string" calcext:value-type="string">
            <text:p>[2, 2.5]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6" table:formula="of:=EXP(-[.G24])-[.G24]^2+3*[.G24]-2" office:value-type="float" office:value="0.135335283236613" calcext:value-type="float">
            <text:p>0.135</text:p>
          </table:table-cell>
          <table:table-cell table:style-name="ce6" table:formula="of:=EXP(-[.H24])-[.H24]^2+3*[.H24]-2" office:value-type="float" office:value="-0.667915001376101" calcext:value-type="float">
            <text:p>-0.668</text:p>
          </table:table-cell>
          <table:table-cell table:formula="of:= ([.G24]+[.H24])/2" office:value-type="float" office:value="2.25" calcext:value-type="float">
            <text:p>2.25</text:p>
          </table:table-cell>
          <table:table-cell table:style-name="ce6" table:formula="of:=EXP(-[.K24])-[.K24]^2+3*[.K24]-2" office:value-type="float" office:value="-0.207100775438136" calcext:value-type="float">
            <text:p>-0.207</text:p>
          </table:table-cell>
          <table:table-cell table:style-name="ce49" table:formula="of:=AND([.L24]&lt;=0.1 ;[.L24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2, 2.25]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table:formula="of:=IF(([.S23]*[.V23])&lt;0;[.Q23];[.U23])" office:value-type="float" office:value="-2.99224853515625" calcext:value-type="float">
            <text:p>-2.992</text:p>
          </table:table-cell>
          <table:table-cell table:formula="of:=IF(([.T23]*[.V23])&lt;0;[.R23];[.U23])" office:value-type="float" office:value="-2.99223327636719" calcext:value-type="float">
            <text:p>-2.99223327636719</text:p>
          </table:table-cell>
          <table:table-cell table:style-name="ce70" table:formula="of:=EXP(-[.Q24])-[.Q24]^2+3*[.Q24]-2" office:value-type="float" office:value="0.000149553952741854" calcext:value-type="float">
            <text:p>0.00015</text:p>
          </table:table-cell>
          <table:table-cell table:style-name="ce70" table:formula="of:=EXP(-[.R24])-[.R24]^2+3*[.R24]-2" office:value-type="float" office:value="-0.0000174658926503923" calcext:value-type="float">
            <text:p>-0.00002</text:p>
          </table:table-cell>
          <table:table-cell table:style-name="ce72" table:formula="of:= ([.Q24]+[.R24])/2" office:value-type="float" office:value="-2.99224090576172" calcext:value-type="float">
            <text:p>-2.99224090576172</text:p>
          </table:table-cell>
          <table:table-cell table:style-name="ce75" table:formula="of:=EXP(-[.U24])-[.U24]^2+3*[.U24]-2" office:value-type="float" office:value="0.0000660435082053823" calcext:value-type="float">
            <text:p>0.000066</text:p>
          </table:table-cell>
          <table:table-cell table:style-name="ce49" table:formula="of:=AND([.V24]&lt;=0.0001 ;[.V24]&gt;=0)" office:value-type="boolean" office:boolean-value="true" calcext:value-type="boolean">
            <text:p>TRUE</text:p>
          </table:table-cell>
          <table:table-cell table:style-name="ce77" table:formula="of:=ABS([.V24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style-name="ce14" office:value-type="string" calcext:value-type="string">
            <text:p>[2, 2.25]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style-name="ce6" table:formula="of:=EXP(-[.G25])-[.G25]^2+3*[.G25]-2" office:value-type="float" office:value="0.135335283236613" calcext:value-type="float">
            <text:p>0.135</text:p>
          </table:table-cell>
          <table:table-cell table:style-name="ce6" table:formula="of:=EXP(-[.H25])-[.H25]^2+3*[.H25]-2" office:value-type="float" office:value="-0.207100775438136" calcext:value-type="float">
            <text:p>-0.207</text:p>
          </table:table-cell>
          <table:table-cell table:formula="of:= ([.G25]+[.H25])/2" office:value-type="float" office:value="2.125" calcext:value-type="float">
            <text:p>2.125</text:p>
          </table:table-cell>
          <table:table-cell table:style-name="ce6" table:formula="of:=EXP(-[.K25])-[.K25]^2+3*[.K25]-2" office:value-type="float" office:value="-0.0211920317332801" calcext:value-type="float">
            <text:p>-0.021</text:p>
          </table:table-cell>
          <table:table-cell table:style-name="ce49" table:formula="of:=AND([.L25]&lt;=0.1 ;[.L25]&gt;=0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[2, 2.125]</text:p>
          </table:table-cell>
          <table:table-cell/>
          <table:table-cell table:style-name="ce68" office:value-type="string" calcext:value-type="string" table:number-columns-spanned="8" table:number-rows-spanned="1">
            <text:p>Akar 2 [0, 1]</text:p>
          </table:table-cell>
          <table:covered-table-cell table:style-name="ce6"/>
          <table:covered-table-cell/>
          <table:covered-table-cell table:number-columns-repeated="2" table:style-name="ce70"/>
          <table:covered-table-cell table:style-name="ce73"/>
          <table:covered-table-cell table:style-name="ce75"/>
          <table:covered-table-cell table:style-name="ce49"/>
          <table:table-cell/>
        </table:table-row>
        <table:table-row table:style-name="ro1"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 table:style-name="ce14" office:value-type="string" calcext:value-type="string">
            <text:p>[2, 2.125]</text:p>
          </table:table-cell>
          <table:table-cell office:value-type="float" office:value="2" calcext:value-type="float">
            <text:p>2</text:p>
          </table:table-cell>
          <table:table-cell office:value-type="float" office:value="2.125" calcext:value-type="float">
            <text:p>2.125</text:p>
          </table:table-cell>
          <table:table-cell table:style-name="ce6" table:formula="of:=EXP(-[.G26])-[.G26]^2+3*[.G26]-2" office:value-type="float" office:value="0.135335283236613" calcext:value-type="float">
            <text:p>0.135</text:p>
          </table:table-cell>
          <table:table-cell table:style-name="ce6" table:formula="of:=EXP(-[.H26])-[.H26]^2+3*[.H26]-2" office:value-type="float" office:value="-0.0211920317332801" calcext:value-type="float">
            <text:p>-0.021</text:p>
          </table:table-cell>
          <table:table-cell table:formula="of:= ([.G26]+[.H26])/2" office:value-type="float" office:value="2.0625" calcext:value-type="float">
            <text:p>2.0625</text:p>
          </table:table-cell>
          <table:table-cell table:style-name="ce6" table:formula="of:=EXP(-[.K26])-[.K26]^2+3*[.K26]-2" office:value-type="float" office:value="0.060729482932036" calcext:value-type="float">
            <text:p>0.061</text:p>
          </table:table-cell>
          <table:table-cell table:style-name="ce49" table:formula="of:=AND([.L26]&lt;=0.1 ;[.L26]&gt;=0)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2.0625, 2.125]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70" table:formula="of:=EXP(-[.Q26])-[.Q26]^2+3*[.Q26]-2" office:value-type="float" office:value="-1" calcext:value-type="float">
            <text:p>-1.00000</text:p>
          </table:table-cell>
          <table:table-cell table:style-name="ce70" table:formula="of:=EXP(-[.R26])-[.R26]^2+3*[.R26]-2" office:value-type="float" office:value="0.367879441171442" calcext:value-type="float">
            <text:p>0.36788</text:p>
          </table:table-cell>
          <table:table-cell table:style-name="ce72" table:formula="of:= ([.Q26]+[.R26])/2" office:value-type="float" office:value="0.5" calcext:value-type="float">
            <text:p>0.5</text:p>
          </table:table-cell>
          <table:table-cell table:style-name="ce75" table:formula="of:=EXP(-[.U26])-[.U26]^2+3*[.U26]-2" office:value-type="float" office:value="-0.143469340287367" calcext:value-type="float">
            <text:p>-0.143469</text:p>
          </table:table-cell>
          <table:table-cell table:style-name="ce49" table:formula="of:=AND([.V26]&lt;=0.0001 ;[.V26]&gt;=0)" office:value-type="boolean" office:boolean-value="false" calcext:value-type="boolean">
            <text:p>FALSE</text:p>
          </table:table-cell>
          <table:table-cell table:style-name="ce77" table:formula="of:=ABS([.V26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48" office:value-type="string" calcext:value-type="string">
            <text:p>[2.0625, 2.125]</text:p>
          </table:table-cell>
          <table:table-cell office:value-type="float" office:value="2.0625" calcext:value-type="float">
            <text:p>2.0625</text:p>
          </table:table-cell>
          <table:table-cell office:value-type="float" office:value="2.125" calcext:value-type="float">
            <text:p>2.125</text:p>
          </table:table-cell>
          <table:table-cell table:style-name="ce31" table:formula="of:=EXP(-[.G27])-[.G27]^2+3*[.G27]-2" office:value-type="float" office:value="0.060729482932036" calcext:value-type="float">
            <text:p>0.061</text:p>
          </table:table-cell>
          <table:table-cell table:style-name="ce31" table:formula="of:=EXP(-[.H27])-[.H27]^2+3*[.H27]-2" office:value-type="float" office:value="-0.0211920317332801" calcext:value-type="float">
            <text:p>-0.021</text:p>
          </table:table-cell>
          <table:table-cell/>
          <table:table-cell table:style-name="Default"/>
          <table:table-cell/>
          <table:table-cell table:style-name="ce14"/>
          <table:table-cell/>
          <table:table-cell office:value-type="float" office:value="2" calcext:value-type="float">
            <text:p>2</text:p>
          </table:table-cell>
          <table:table-cell table:style-name="ce6" table:formula="of:=IF(([.S26]*[.V26])&lt;0;[.Q26];[.U26])" office:value-type="float" office:value="0.5" calcext:value-type="float">
            <text:p>0.500</text:p>
          </table:table-cell>
          <table:table-cell table:formula="of:=IF(([.T26]*[.V26])&lt;0;[.R26];[.U26])" office:value-type="float" office:value="1" calcext:value-type="float">
            <text:p>1</text:p>
          </table:table-cell>
          <table:table-cell table:style-name="ce70" table:formula="of:=EXP(-[.Q27])-[.Q27]^2+3*[.Q27]-2" office:value-type="float" office:value="-0.143469340287367" calcext:value-type="float">
            <text:p>-0.14347</text:p>
          </table:table-cell>
          <table:table-cell table:style-name="ce70" table:formula="of:=EXP(-[.R27])-[.R27]^2+3*[.R27]-2" office:value-type="float" office:value="0.367879441171442" calcext:value-type="float">
            <text:p>0.36788</text:p>
          </table:table-cell>
          <table:table-cell table:formula="of:= ([.Q27]+[.R27])/2" office:value-type="float" office:value="0.75" calcext:value-type="float">
            <text:p>0.75</text:p>
          </table:table-cell>
          <table:table-cell table:style-name="ce75" table:formula="of:=EXP(-[.U27])-[.U27]^2+3*[.U27]-2" office:value-type="float" office:value="0.159866552741015" calcext:value-type="float">
            <text:p>0.159867</text:p>
          </table:table-cell>
          <table:table-cell table:style-name="ce49" table:formula="of:=AND([.V27]&lt;=0.0001 ;[.V27]&gt;=0)" office:value-type="boolean" office:boolean-value="false" calcext:value-type="boolean">
            <text:p>FALSE</text:p>
          </table:table-cell>
          <table:table-cell table:style-name="ce77" table:formula="of:=ABS([.V27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style-name="ce6" table:formula="of:=IF(([.S27]*[.V27])&lt;0;[.Q27];[.U27])" office:value-type="float" office:value="0.5" calcext:value-type="float">
            <text:p>0.500</text:p>
          </table:table-cell>
          <table:table-cell table:formula="of:=IF(([.T27]*[.V27])&lt;0;[.R27];[.U27])" office:value-type="float" office:value="0.75" calcext:value-type="float">
            <text:p>0.75</text:p>
          </table:table-cell>
          <table:table-cell table:style-name="ce70" table:formula="of:=EXP(-[.Q28])-[.Q28]^2+3*[.Q28]-2" office:value-type="float" office:value="-0.143469340287367" calcext:value-type="float">
            <text:p>-0.14347</text:p>
          </table:table-cell>
          <table:table-cell table:style-name="ce70" table:formula="of:=EXP(-[.R28])-[.R28]^2+3*[.R28]-2" office:value-type="float" office:value="0.159866552741015" calcext:value-type="float">
            <text:p>0.15987</text:p>
          </table:table-cell>
          <table:table-cell table:formula="of:= ([.Q28]+[.R28])/2" office:value-type="float" office:value="0.625" calcext:value-type="float">
            <text:p>0.625</text:p>
          </table:table-cell>
          <table:table-cell table:style-name="ce75" table:formula="of:=EXP(-[.U28])-[.U28]^2+3*[.U28]-2" office:value-type="float" office:value="0.0196364285189903" calcext:value-type="float">
            <text:p>0.019636</text:p>
          </table:table-cell>
          <table:table-cell table:style-name="ce49" table:formula="of:=AND([.V28]&lt;=0.0001 ;[.V28]&gt;=0)" office:value-type="boolean" office:boolean-value="false" calcext:value-type="boolean">
            <text:p>FALSE</text:p>
          </table:table-cell>
          <table:table-cell table:style-name="ce77" table:formula="of:=ABS([.V28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style-name="ce6" table:formula="of:=IF(([.S28]*[.V28])&lt;0;[.Q28];[.U28])" office:value-type="float" office:value="0.5" calcext:value-type="float">
            <text:p>0.500</text:p>
          </table:table-cell>
          <table:table-cell table:formula="of:=IF(([.T28]*[.V28])&lt;0;[.R28];[.U28])" office:value-type="float" office:value="0.625" calcext:value-type="float">
            <text:p>0.625</text:p>
          </table:table-cell>
          <table:table-cell table:style-name="ce70" table:formula="of:=EXP(-[.Q29])-[.Q29]^2+3*[.Q29]-2" office:value-type="float" office:value="-0.143469340287367" calcext:value-type="float">
            <text:p>-0.14347</text:p>
          </table:table-cell>
          <table:table-cell table:style-name="ce70" table:formula="of:=EXP(-[.R29])-[.R29]^2+3*[.R29]-2" office:value-type="float" office:value="0.0196364285189903" calcext:value-type="float">
            <text:p>0.01964</text:p>
          </table:table-cell>
          <table:table-cell table:formula="of:= ([.Q29]+[.R29])/2" office:value-type="float" office:value="0.5625" calcext:value-type="float">
            <text:p>0.5625</text:p>
          </table:table-cell>
          <table:table-cell table:style-name="ce75" table:formula="of:=EXP(-[.U29])-[.U29]^2+3*[.U29]-2" office:value-type="float" office:value="-0.0591234252690769" calcext:value-type="float">
            <text:p>-0.059123</text:p>
          </table:table-cell>
          <table:table-cell table:style-name="ce49" table:formula="of:=AND([.V29]&lt;=0.0001 ;[.V29]&gt;=0)" office:value-type="boolean" office:boolean-value="false" calcext:value-type="boolean">
            <text:p>FALSE</text:p>
          </table:table-cell>
          <table:table-cell table:style-name="ce77" table:formula="of:=ABS([.V29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style-name="ce6" table:formula="of:=IF(([.S29]*[.V29])&lt;0;[.Q29];[.U29])" office:value-type="float" office:value="0.5625" calcext:value-type="float">
            <text:p>0.563</text:p>
          </table:table-cell>
          <table:table-cell table:formula="of:=IF(([.T29]*[.V29])&lt;0;[.R29];[.U29])" office:value-type="float" office:value="0.625" calcext:value-type="float">
            <text:p>0.625</text:p>
          </table:table-cell>
          <table:table-cell table:style-name="ce70" table:formula="of:=EXP(-[.Q30])-[.Q30]^2+3*[.Q30]-2" office:value-type="float" office:value="-0.0591234252690769" calcext:value-type="float">
            <text:p>-0.05912</text:p>
          </table:table-cell>
          <table:table-cell table:style-name="ce70" table:formula="of:=EXP(-[.R30])-[.R30]^2+3*[.R30]-2" office:value-type="float" office:value="0.0196364285189903" calcext:value-type="float">
            <text:p>0.01964</text:p>
          </table:table-cell>
          <table:table-cell table:formula="of:= ([.Q30]+[.R30])/2" office:value-type="float" office:value="0.59375" calcext:value-type="float">
            <text:p>0.59375</text:p>
          </table:table-cell>
          <table:table-cell table:style-name="ce75" table:formula="of:=EXP(-[.U30])-[.U30]^2+3*[.U30]-2" office:value-type="float" office:value="-0.0190366123369796" calcext:value-type="float">
            <text:p>-0.019037</text:p>
          </table:table-cell>
          <table:table-cell table:style-name="ce49" table:formula="of:=AND([.V30]&lt;=0.0001 ;[.V30]&gt;=0)" office:value-type="boolean" office:boolean-value="false" calcext:value-type="boolean">
            <text:p>FALSE</text:p>
          </table:table-cell>
          <table:table-cell table:style-name="ce77" table:formula="of:=ABS([.V30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style-name="ce6" table:formula="of:=IF(([.S30]*[.V30])&lt;0;[.Q30];[.U30])" office:value-type="float" office:value="0.59375" calcext:value-type="float">
            <text:p>0.594</text:p>
          </table:table-cell>
          <table:table-cell table:formula="of:=IF(([.T30]*[.V30])&lt;0;[.R30];[.U30])" office:value-type="float" office:value="0.625" calcext:value-type="float">
            <text:p>0.625</text:p>
          </table:table-cell>
          <table:table-cell table:style-name="ce70" table:formula="of:=EXP(-[.Q31])-[.Q31]^2+3*[.Q31]-2" office:value-type="float" office:value="-0.0190366123369796" calcext:value-type="float">
            <text:p>-0.01904</text:p>
          </table:table-cell>
          <table:table-cell table:style-name="ce70" table:formula="of:=EXP(-[.R31])-[.R31]^2+3*[.R31]-2" office:value-type="float" office:value="0.0196364285189903" calcext:value-type="float">
            <text:p>0.01964</text:p>
          </table:table-cell>
          <table:table-cell table:formula="of:= ([.Q31]+[.R31])/2" office:value-type="float" office:value="0.609375" calcext:value-type="float">
            <text:p>0.609375</text:p>
          </table:table-cell>
          <table:table-cell table:style-name="ce75" table:formula="of:=EXP(-[.U31])-[.U31]^2+3*[.U31]-2" office:value-type="float" office:value="0.000477678888000543" calcext:value-type="float">
            <text:p>0.000478</text:p>
          </table:table-cell>
          <table:table-cell table:style-name="ce49" table:formula="of:=AND([.V31]&lt;=0.0001 ;[.V31]&gt;=0)" office:value-type="boolean" office:boolean-value="false" calcext:value-type="boolean">
            <text:p>FALSE</text:p>
          </table:table-cell>
          <table:table-cell table:style-name="ce77" table:formula="of:=ABS([.V31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style-name="ce6" table:formula="of:=IF(([.S31]*[.V31])&lt;0;[.Q31];[.U31])" office:value-type="float" office:value="0.59375" calcext:value-type="float">
            <text:p>0.594</text:p>
          </table:table-cell>
          <table:table-cell table:formula="of:=IF(([.T31]*[.V31])&lt;0;[.R31];[.U31])" office:value-type="float" office:value="0.609375" calcext:value-type="float">
            <text:p>0.609375</text:p>
          </table:table-cell>
          <table:table-cell table:style-name="ce70" table:formula="of:=EXP(-[.Q32])-[.Q32]^2+3*[.Q32]-2" office:value-type="float" office:value="-0.0190366123369796" calcext:value-type="float">
            <text:p>-0.01904</text:p>
          </table:table-cell>
          <table:table-cell table:style-name="ce70" table:formula="of:=EXP(-[.R32])-[.R32]^2+3*[.R32]-2" office:value-type="float" office:value="0.000477678888000543" calcext:value-type="float">
            <text:p>0.00048</text:p>
          </table:table-cell>
          <table:table-cell table:formula="of:= ([.Q32]+[.R32])/2" office:value-type="float" office:value="0.6015625" calcext:value-type="float">
            <text:p>0.6015625</text:p>
          </table:table-cell>
          <table:table-cell table:style-name="ce75" table:formula="of:=EXP(-[.U32])-[.U32]^2+3*[.U32]-2" office:value-type="float" office:value="-0.00923515390633001" calcext:value-type="float">
            <text:p>-0.009235</text:p>
          </table:table-cell>
          <table:table-cell table:style-name="ce49" table:formula="of:=AND([.V32]&lt;=0.0001 ;[.V32]&gt;=0)" office:value-type="boolean" office:boolean-value="false" calcext:value-type="boolean">
            <text:p>FALSE</text:p>
          </table:table-cell>
          <table:table-cell table:style-name="ce77" table:formula="of:=ABS([.V32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style-name="ce6" table:formula="of:=IF(([.S32]*[.V32])&lt;0;[.Q32];[.U32])" office:value-type="float" office:value="0.6015625" calcext:value-type="float">
            <text:p>0.602</text:p>
          </table:table-cell>
          <table:table-cell table:formula="of:=IF(([.T32]*[.V32])&lt;0;[.R32];[.U32])" office:value-type="float" office:value="0.609375" calcext:value-type="float">
            <text:p>0.609375</text:p>
          </table:table-cell>
          <table:table-cell table:style-name="ce70" table:formula="of:=EXP(-[.Q33])-[.Q33]^2+3*[.Q33]-2" office:value-type="float" office:value="-0.00923515390633001" calcext:value-type="float">
            <text:p>-0.00924</text:p>
          </table:table-cell>
          <table:table-cell table:style-name="ce70" table:formula="of:=EXP(-[.R33])-[.R33]^2+3*[.R33]-2" office:value-type="float" office:value="0.000477678888000543" calcext:value-type="float">
            <text:p>0.00048</text:p>
          </table:table-cell>
          <table:table-cell table:formula="of:= ([.Q33]+[.R33])/2" office:value-type="float" office:value="0.60546875" calcext:value-type="float">
            <text:p>0.60546875</text:p>
          </table:table-cell>
          <table:table-cell table:style-name="ce75" table:formula="of:=EXP(-[.U33])-[.U33]^2+3*[.U33]-2" office:value-type="float" office:value="-0.00436764299018488" calcext:value-type="float">
            <text:p>-0.004368</text:p>
          </table:table-cell>
          <table:table-cell table:style-name="ce49" table:formula="of:=AND([.V33]&lt;=0.0001 ;[.V33]&gt;=0)" office:value-type="boolean" office:boolean-value="false" calcext:value-type="boolean">
            <text:p>FALSE</text:p>
          </table:table-cell>
          <table:table-cell table:style-name="ce77" table:formula="of:=ABS([.V33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style-name="ce6" table:formula="of:=IF(([.S33]*[.V33])&lt;0;[.Q33];[.U33])" office:value-type="float" office:value="0.60546875" calcext:value-type="float">
            <text:p>0.605</text:p>
          </table:table-cell>
          <table:table-cell table:formula="of:=IF(([.T33]*[.V33])&lt;0;[.R33];[.U33])" office:value-type="float" office:value="0.609375" calcext:value-type="float">
            <text:p>0.609375</text:p>
          </table:table-cell>
          <table:table-cell table:style-name="ce70" table:formula="of:=EXP(-[.Q34])-[.Q34]^2+3*[.Q34]-2" office:value-type="float" office:value="-0.00436764299018488" calcext:value-type="float">
            <text:p>-0.00437</text:p>
          </table:table-cell>
          <table:table-cell table:style-name="ce70" table:formula="of:=EXP(-[.R34])-[.R34]^2+3*[.R34]-2" office:value-type="float" office:value="0.000477678888000543" calcext:value-type="float">
            <text:p>0.00048</text:p>
          </table:table-cell>
          <table:table-cell table:formula="of:= ([.Q34]+[.R34])/2" office:value-type="float" office:value="0.607421875" calcext:value-type="float">
            <text:p>0.607421875</text:p>
          </table:table-cell>
          <table:table-cell table:style-name="ce75" table:formula="of:=EXP(-[.U34])-[.U34]^2+3*[.U34]-2" office:value-type="float" office:value="-0.001942206389006" calcext:value-type="float">
            <text:p>-0.001942</text:p>
          </table:table-cell>
          <table:table-cell table:style-name="ce49" table:formula="of:=AND([.V34]&lt;=0.0001 ;[.V34]&gt;=0)" office:value-type="boolean" office:boolean-value="false" calcext:value-type="boolean">
            <text:p>FALSE</text:p>
          </table:table-cell>
          <table:table-cell table:style-name="ce77" table:formula="of:=ABS([.V34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style-name="ce6" table:formula="of:=IF(([.S34]*[.V34])&lt;0;[.Q34];[.U34])" office:value-type="float" office:value="0.607421875" calcext:value-type="float">
            <text:p>0.607</text:p>
          </table:table-cell>
          <table:table-cell table:formula="of:=IF(([.T34]*[.V34])&lt;0;[.R34];[.U34])" office:value-type="float" office:value="0.609375" calcext:value-type="float">
            <text:p>0.609375</text:p>
          </table:table-cell>
          <table:table-cell table:style-name="ce70" table:formula="of:=EXP(-[.Q35])-[.Q35]^2+3*[.Q35]-2" office:value-type="float" office:value="-0.001942206389006" calcext:value-type="float">
            <text:p>-0.00194</text:p>
          </table:table-cell>
          <table:table-cell table:style-name="ce70" table:formula="of:=EXP(-[.R35])-[.R35]^2+3*[.R35]-2" office:value-type="float" office:value="0.000477678888000543" calcext:value-type="float">
            <text:p>0.00048</text:p>
          </table:table-cell>
          <table:table-cell table:formula="of:= ([.Q35]+[.R35])/2" office:value-type="float" office:value="0.6083984375" calcext:value-type="float">
            <text:p>0.6083984375</text:p>
          </table:table-cell>
          <table:table-cell table:style-name="ce75" table:formula="of:=EXP(-[.U35])-[.U35]^2+3*[.U35]-2" office:value-type="float" office:value="-0.000731569581372327" calcext:value-type="float">
            <text:p>-0.000732</text:p>
          </table:table-cell>
          <table:table-cell table:style-name="ce49" table:formula="of:=AND([.V35]&lt;=0.0001 ;[.V35]&gt;=0)" office:value-type="boolean" office:boolean-value="false" calcext:value-type="boolean">
            <text:p>FALSE</text:p>
          </table:table-cell>
          <table:table-cell table:style-name="ce77" table:formula="of:=ABS([.V35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table:style-name="ce6" table:formula="of:=IF(([.S35]*[.V35])&lt;0;[.Q35];[.U35])" office:value-type="float" office:value="0.6083984375" calcext:value-type="float">
            <text:p>0.608</text:p>
          </table:table-cell>
          <table:table-cell table:formula="of:=IF(([.T35]*[.V35])&lt;0;[.R35];[.U35])" office:value-type="float" office:value="0.609375" calcext:value-type="float">
            <text:p>0.609375</text:p>
          </table:table-cell>
          <table:table-cell table:style-name="ce70" table:formula="of:=EXP(-[.Q36])-[.Q36]^2+3*[.Q36]-2" office:value-type="float" office:value="-0.000731569581372327" calcext:value-type="float">
            <text:p>-0.00073</text:p>
          </table:table-cell>
          <table:table-cell table:style-name="ce70" table:formula="of:=EXP(-[.R36])-[.R36]^2+3*[.R36]-2" office:value-type="float" office:value="0.000477678888000543" calcext:value-type="float">
            <text:p>0.00048</text:p>
          </table:table-cell>
          <table:table-cell table:formula="of:= ([.Q36]+[.R36])/2" office:value-type="float" office:value="0.60888671875" calcext:value-type="float">
            <text:p>0.60888671875</text:p>
          </table:table-cell>
          <table:table-cell table:style-name="ce75" table:formula="of:=EXP(-[.U36])-[.U36]^2+3*[.U36]-2" office:value-type="float" office:value="-0.00012677177272935" calcext:value-type="float">
            <text:p>-0.000127</text:p>
          </table:table-cell>
          <table:table-cell table:style-name="ce49" table:formula="of:=AND([.V36]&lt;=0.0001 ;[.V36]&gt;=0)" office:value-type="boolean" office:boolean-value="false" calcext:value-type="boolean">
            <text:p>FALSE</text:p>
          </table:table-cell>
          <table:table-cell table:style-name="ce77" table:formula="of:=ABS([.V36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table:style-name="ce6" table:formula="of:=IF(([.S36]*[.V36])&lt;0;[.Q36];[.U36])" office:value-type="float" office:value="0.60888671875" calcext:value-type="float">
            <text:p>0.609</text:p>
          </table:table-cell>
          <table:table-cell table:formula="of:=IF(([.T36]*[.V36])&lt;0;[.R36];[.U36])" office:value-type="float" office:value="0.609375" calcext:value-type="float">
            <text:p>0.609375</text:p>
          </table:table-cell>
          <table:table-cell table:style-name="ce70" table:formula="of:=EXP(-[.Q37])-[.Q37]^2+3*[.Q37]-2" office:value-type="float" office:value="-0.00012677177272935" calcext:value-type="float">
            <text:p>-0.00013</text:p>
          </table:table-cell>
          <table:table-cell table:style-name="ce70" table:formula="of:=EXP(-[.R37])-[.R37]^2+3*[.R37]-2" office:value-type="float" office:value="0.000477678888000543" calcext:value-type="float">
            <text:p>0.00048</text:p>
          </table:table-cell>
          <table:table-cell table:formula="of:= ([.Q37]+[.R37])/2" office:value-type="float" office:value="0.609130859375" calcext:value-type="float">
            <text:p>0.609130859375</text:p>
          </table:table-cell>
          <table:table-cell table:style-name="ce75" table:formula="of:=EXP(-[.U37])-[.U37]^2+3*[.U37]-2" office:value-type="float" office:value="0.000175496955082011" calcext:value-type="float">
            <text:p>0.000175</text:p>
          </table:table-cell>
          <table:table-cell table:style-name="ce49" table:formula="of:=AND([.V37]&lt;=0.0001 ;[.V37]&gt;=0)" office:value-type="boolean" office:boolean-value="false" calcext:value-type="boolean">
            <text:p>FALSE</text:p>
          </table:table-cell>
          <table:table-cell table:style-name="ce77" table:formula="of:=ABS([.V37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table:style-name="ce6" table:formula="of:=IF(([.S37]*[.V37])&lt;0;[.Q37];[.U37])" office:value-type="float" office:value="0.60888671875" calcext:value-type="float">
            <text:p>0.609</text:p>
          </table:table-cell>
          <table:table-cell table:formula="of:=IF(([.T37]*[.V37])&lt;0;[.R37];[.U37])" office:value-type="float" office:value="0.609130859375" calcext:value-type="float">
            <text:p>0.609130859375</text:p>
          </table:table-cell>
          <table:table-cell table:style-name="ce70" table:formula="of:=EXP(-[.Q38])-[.Q38]^2+3*[.Q38]-2" office:value-type="float" office:value="-0.00012677177272935" calcext:value-type="float">
            <text:p>-0.00013</text:p>
          </table:table-cell>
          <table:table-cell table:style-name="ce70" table:formula="of:=EXP(-[.R38])-[.R38]^2+3*[.R38]-2" office:value-type="float" office:value="0.000175496955082011" calcext:value-type="float">
            <text:p>0.00018</text:p>
          </table:table-cell>
          <table:table-cell table:style-name="ce74" table:formula="of:= ([.Q38]+[.R38])/2" office:value-type="float" office:value="0.6090087890625" calcext:value-type="float">
            <text:p>0.6090087890625</text:p>
          </table:table-cell>
          <table:table-cell table:style-name="ce75" table:formula="of:=EXP(-[.U38])-[.U38]^2+3*[.U38]-2" office:value-type="float" office:value="0.0000243734400435791" calcext:value-type="float">
            <text:p>0.000024</text:p>
          </table:table-cell>
          <table:table-cell table:style-name="ce49" table:formula="of:=AND([.V38]&lt;=0.0001 ;[.V38]&gt;=0)" office:value-type="boolean" office:boolean-value="true" calcext:value-type="boolean">
            <text:p>TRUE</text:p>
          </table:table-cell>
          <table:table-cell table:style-name="ce77" table:formula="of:=ABS([.V38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table:style-name="ce69" office:value-type="string" calcext:value-type="string" table:number-columns-spanned="8" table:number-rows-spanned="1">
            <text:p>Akar 3 [2, 3]</text:p>
          </table:table-cell>
          <table:covered-table-cell table:style-name="ce6"/>
          <table:covered-table-cell/>
          <table:covered-table-cell table:number-columns-repeated="2" table:style-name="ce70"/>
          <table:covered-table-cell/>
          <table:covered-table-cell table:style-name="ce75"/>
          <table:covered-table-cell table:style-name="ce49"/>
          <table:table-cell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.000</text:p>
          </table:table-cell>
          <table:table-cell office:value-type="float" office:value="3" calcext:value-type="float">
            <text:p>3</text:p>
          </table:table-cell>
          <table:table-cell table:style-name="ce70" table:formula="of:=EXP(-[.Q40])-[.Q40]^2+3*[.Q40]-2" office:value-type="float" office:value="0.135335283236613" calcext:value-type="float">
            <text:p>0.13534</text:p>
          </table:table-cell>
          <table:table-cell table:style-name="ce70" table:formula="of:=EXP(-[.R40])-[.R40]^2+3*[.R40]-2" office:value-type="float" office:value="-1.95021293163214" calcext:value-type="float">
            <text:p>-1.95021</text:p>
          </table:table-cell>
          <table:table-cell table:style-name="ce72" table:formula="of:= ([.Q40]+[.R40])/2" office:value-type="float" office:value="2.5" calcext:value-type="float">
            <text:p>2.5</text:p>
          </table:table-cell>
          <table:table-cell table:style-name="ce75" table:formula="of:=EXP(-[.U40])-[.U40]^2+3*[.U40]-2" office:value-type="float" office:value="-0.667915001376101" calcext:value-type="float">
            <text:p>-0.667915</text:p>
          </table:table-cell>
          <table:table-cell table:style-name="ce49" table:formula="of:=AND([.V40]&lt;=0.0001 ;[.V40]&gt;=0)" office:value-type="boolean" office:boolean-value="false" calcext:value-type="boolean">
            <text:p>FALSE</text:p>
          </table:table-cell>
          <table:table-cell table:style-name="ce77" table:formula="of:=ABS([.V40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style-name="ce6" table:formula="of:=IF(([.S40]*[.V40])&lt;0;[.Q40];[.U40])" office:value-type="float" office:value="2" calcext:value-type="float">
            <text:p>2.000</text:p>
          </table:table-cell>
          <table:table-cell table:formula="of:=IF(([.T40]*[.V40])&lt;0;[.R40];[.U40])" office:value-type="float" office:value="2.5" calcext:value-type="float">
            <text:p>2.5</text:p>
          </table:table-cell>
          <table:table-cell table:style-name="ce70" table:formula="of:=EXP(-[.Q41])-[.Q41]^2+3*[.Q41]-2" office:value-type="float" office:value="0.135335283236613" calcext:value-type="float">
            <text:p>0.13534</text:p>
          </table:table-cell>
          <table:table-cell table:style-name="ce70" table:formula="of:=EXP(-[.R41])-[.R41]^2+3*[.R41]-2" office:value-type="float" office:value="-0.667915001376101" calcext:value-type="float">
            <text:p>-0.66792</text:p>
          </table:table-cell>
          <table:table-cell table:formula="of:= ([.Q41]+[.R41])/2" office:value-type="float" office:value="2.25" calcext:value-type="float">
            <text:p>2.25</text:p>
          </table:table-cell>
          <table:table-cell table:style-name="ce75" table:formula="of:=EXP(-[.U41])-[.U41]^2+3*[.U41]-2" office:value-type="float" office:value="-0.207100775438136" calcext:value-type="float">
            <text:p>-0.207101</text:p>
          </table:table-cell>
          <table:table-cell table:style-name="ce49" table:formula="of:=AND([.V41]&lt;=0.0001 ;[.V41]&gt;=0)" office:value-type="boolean" office:boolean-value="false" calcext:value-type="boolean">
            <text:p>FALSE</text:p>
          </table:table-cell>
          <table:table-cell table:style-name="ce77" table:formula="of:=ABS([.V41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style-name="ce6" table:formula="of:=IF(([.S41]*[.V41])&lt;0;[.Q41];[.U41])" office:value-type="float" office:value="2" calcext:value-type="float">
            <text:p>2.000</text:p>
          </table:table-cell>
          <table:table-cell table:formula="of:=IF(([.T41]*[.V41])&lt;0;[.R41];[.U41])" office:value-type="float" office:value="2.25" calcext:value-type="float">
            <text:p>2.25</text:p>
          </table:table-cell>
          <table:table-cell table:style-name="ce70" table:formula="of:=EXP(-[.Q42])-[.Q42]^2+3*[.Q42]-2" office:value-type="float" office:value="0.135335283236613" calcext:value-type="float">
            <text:p>0.13534</text:p>
          </table:table-cell>
          <table:table-cell table:style-name="ce70" table:formula="of:=EXP(-[.R42])-[.R42]^2+3*[.R42]-2" office:value-type="float" office:value="-0.207100775438136" calcext:value-type="float">
            <text:p>-0.20710</text:p>
          </table:table-cell>
          <table:table-cell table:formula="of:= ([.Q42]+[.R42])/2" office:value-type="float" office:value="2.125" calcext:value-type="float">
            <text:p>2.125</text:p>
          </table:table-cell>
          <table:table-cell table:style-name="ce75" table:formula="of:=EXP(-[.U42])-[.U42]^2+3*[.U42]-2" office:value-type="float" office:value="-0.0211920317332801" calcext:value-type="float">
            <text:p>-0.021192</text:p>
          </table:table-cell>
          <table:table-cell table:style-name="ce49" table:formula="of:=AND([.V42]&lt;=0.0001 ;[.V42]&gt;=0)" office:value-type="boolean" office:boolean-value="false" calcext:value-type="boolean">
            <text:p>FALSE</text:p>
          </table:table-cell>
          <table:table-cell table:style-name="ce77" table:formula="of:=ABS([.V42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style-name="ce6" table:formula="of:=IF(([.S42]*[.V42])&lt;0;[.Q42];[.U42])" office:value-type="float" office:value="2" calcext:value-type="float">
            <text:p>2.000</text:p>
          </table:table-cell>
          <table:table-cell table:formula="of:=IF(([.T42]*[.V42])&lt;0;[.R42];[.U42])" office:value-type="float" office:value="2.125" calcext:value-type="float">
            <text:p>2.125</text:p>
          </table:table-cell>
          <table:table-cell table:style-name="ce70" table:formula="of:=EXP(-[.Q43])-[.Q43]^2+3*[.Q43]-2" office:value-type="float" office:value="0.135335283236613" calcext:value-type="float">
            <text:p>0.13534</text:p>
          </table:table-cell>
          <table:table-cell table:style-name="ce70" table:formula="of:=EXP(-[.R43])-[.R43]^2+3*[.R43]-2" office:value-type="float" office:value="-0.0211920317332801" calcext:value-type="float">
            <text:p>-0.02119</text:p>
          </table:table-cell>
          <table:table-cell table:formula="of:= ([.Q43]+[.R43])/2" office:value-type="float" office:value="2.0625" calcext:value-type="float">
            <text:p>2.0625</text:p>
          </table:table-cell>
          <table:table-cell table:style-name="ce75" table:formula="of:=EXP(-[.U43])-[.U43]^2+3*[.U43]-2" office:value-type="float" office:value="0.060729482932036" calcext:value-type="float">
            <text:p>0.060729</text:p>
          </table:table-cell>
          <table:table-cell table:style-name="ce49" table:formula="of:=AND([.V43]&lt;=0.0001 ;[.V43]&gt;=0)" office:value-type="boolean" office:boolean-value="false" calcext:value-type="boolean">
            <text:p>FALSE</text:p>
          </table:table-cell>
          <table:table-cell table:style-name="ce77" table:formula="of:=ABS([.V43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style-name="ce6" table:formula="of:=IF(([.S43]*[.V43])&lt;0;[.Q43];[.U43])" office:value-type="float" office:value="2.0625" calcext:value-type="float">
            <text:p>2.063</text:p>
          </table:table-cell>
          <table:table-cell table:formula="of:=IF(([.T43]*[.V43])&lt;0;[.R43];[.U43])" office:value-type="float" office:value="2.125" calcext:value-type="float">
            <text:p>2.125</text:p>
          </table:table-cell>
          <table:table-cell table:style-name="ce70" table:formula="of:=EXP(-[.Q44])-[.Q44]^2+3*[.Q44]-2" office:value-type="float" office:value="0.060729482932036" calcext:value-type="float">
            <text:p>0.06073</text:p>
          </table:table-cell>
          <table:table-cell table:style-name="ce70" table:formula="of:=EXP(-[.R44])-[.R44]^2+3*[.R44]-2" office:value-type="float" office:value="-0.0211920317332801" calcext:value-type="float">
            <text:p>-0.02119</text:p>
          </table:table-cell>
          <table:table-cell table:formula="of:= ([.Q44]+[.R44])/2" office:value-type="float" office:value="2.09375" calcext:value-type="float">
            <text:p>2.09375</text:p>
          </table:table-cell>
          <table:table-cell table:style-name="ce75" table:formula="of:=EXP(-[.U44])-[.U44]^2+3*[.U44]-2" office:value-type="float" office:value="0.0206851151472378" calcext:value-type="float">
            <text:p>0.020685</text:p>
          </table:table-cell>
          <table:table-cell table:style-name="ce49" table:formula="of:=AND([.V44]&lt;=0.0001 ;[.V44]&gt;=0)" office:value-type="boolean" office:boolean-value="false" calcext:value-type="boolean">
            <text:p>FALSE</text:p>
          </table:table-cell>
          <table:table-cell table:style-name="ce77" table:formula="of:=ABS([.V44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style-name="ce6" table:formula="of:=IF(([.S44]*[.V44])&lt;0;[.Q44];[.U44])" office:value-type="float" office:value="2.09375" calcext:value-type="float">
            <text:p>2.094</text:p>
          </table:table-cell>
          <table:table-cell table:formula="of:=IF(([.T44]*[.V44])&lt;0;[.R44];[.U44])" office:value-type="float" office:value="2.125" calcext:value-type="float">
            <text:p>2.125</text:p>
          </table:table-cell>
          <table:table-cell table:style-name="ce70" table:formula="of:=EXP(-[.Q45])-[.Q45]^2+3*[.Q45]-2" office:value-type="float" office:value="0.0206851151472378" calcext:value-type="float">
            <text:p>0.02069</text:p>
          </table:table-cell>
          <table:table-cell table:style-name="ce70" table:formula="of:=EXP(-[.R45])-[.R45]^2+3*[.R45]-2" office:value-type="float" office:value="-0.0211920317332801" calcext:value-type="float">
            <text:p>-0.02119</text:p>
          </table:table-cell>
          <table:table-cell table:style-name="ce72" table:formula="of:= ([.Q45]+[.R45])/2" office:value-type="float" office:value="2.109375" calcext:value-type="float">
            <text:p>2.109375</text:p>
          </table:table-cell>
          <table:table-cell table:style-name="ce75" table:formula="of:=EXP(-[.U45])-[.U45]^2+3*[.U45]-2" office:value-type="float" office:value="-0.000024126778373379" calcext:value-type="float">
            <text:p>-0.000024</text:p>
          </table:table-cell>
          <table:table-cell table:style-name="ce49" table:formula="of:=AND([.V45]&lt;=0.0001 ;[.V45]&gt;=0)" office:value-type="boolean" office:boolean-value="false" calcext:value-type="boolean">
            <text:p>FALSE</text:p>
          </table:table-cell>
          <table:table-cell table:style-name="ce79" table:formula="of:=ABS([.V45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style-name="ce6" table:formula="of:=IF(([.S45]*[.V45])&lt;0;[.Q45];[.U45])" office:value-type="float" office:value="2.09375" calcext:value-type="float">
            <text:p>2.094</text:p>
          </table:table-cell>
          <table:table-cell table:formula="of:=IF(([.T45]*[.V45])&lt;0;[.R45];[.U45])" office:value-type="float" office:value="2.109375" calcext:value-type="float">
            <text:p>2.109375</text:p>
          </table:table-cell>
          <table:table-cell table:style-name="ce70" table:formula="of:=EXP(-[.Q46])-[.Q46]^2+3*[.Q46]-2" office:value-type="float" office:value="0.0206851151472378" calcext:value-type="float">
            <text:p>0.02069</text:p>
          </table:table-cell>
          <table:table-cell table:style-name="ce70" table:formula="of:=EXP(-[.R46])-[.R46]^2+3*[.R46]-2" office:value-type="float" office:value="-0.000024126778373379" calcext:value-type="float">
            <text:p>-0.00002</text:p>
          </table:table-cell>
          <table:table-cell table:formula="of:= ([.Q46]+[.R46])/2" office:value-type="float" office:value="2.1015625" calcext:value-type="float">
            <text:p>2.1015625</text:p>
          </table:table-cell>
          <table:table-cell table:style-name="ce75" table:formula="of:=EXP(-[.U46])-[.U46]^2+3*[.U46]-2" office:value-type="float" office:value="0.0103877980827063" calcext:value-type="float">
            <text:p>0.010388</text:p>
          </table:table-cell>
          <table:table-cell table:style-name="ce49" table:formula="of:=AND([.V46]&lt;=0.0001 ;[.V46]&gt;=0)" office:value-type="boolean" office:boolean-value="false" calcext:value-type="boolean">
            <text:p>FALSE</text:p>
          </table:table-cell>
          <table:table-cell table:style-name="ce77" table:formula="of:=ABS([.V46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style-name="ce6" table:formula="of:=IF(([.S46]*[.V46])&lt;0;[.Q46];[.U46])" office:value-type="float" office:value="2.1015625" calcext:value-type="float">
            <text:p>2.102</text:p>
          </table:table-cell>
          <table:table-cell table:formula="of:=IF(([.T46]*[.V46])&lt;0;[.R46];[.U46])" office:value-type="float" office:value="2.109375" calcext:value-type="float">
            <text:p>2.109375</text:p>
          </table:table-cell>
          <table:table-cell table:style-name="ce70" table:formula="of:=EXP(-[.Q47])-[.Q47]^2+3*[.Q47]-2" office:value-type="float" office:value="0.0103877980827063" calcext:value-type="float">
            <text:p>0.01039</text:p>
          </table:table-cell>
          <table:table-cell table:style-name="ce70" table:formula="of:=EXP(-[.R47])-[.R47]^2+3*[.R47]-2" office:value-type="float" office:value="-0.000024126778373379" calcext:value-type="float">
            <text:p>-0.00002</text:p>
          </table:table-cell>
          <table:table-cell table:formula="of:= ([.Q47]+[.R47])/2" office:value-type="float" office:value="2.10546875" calcext:value-type="float">
            <text:p>2.10546875</text:p>
          </table:table-cell>
          <table:table-cell table:style-name="ce75" table:formula="of:=EXP(-[.U47])-[.U47]^2+3*[.U47]-2" office:value-type="float" office:value="0.00519616526697853" calcext:value-type="float">
            <text:p>0.005196</text:p>
          </table:table-cell>
          <table:table-cell table:style-name="ce49" table:formula="of:=AND([.V47]&lt;=0.0001 ;[.V47]&gt;=0)" office:value-type="boolean" office:boolean-value="false" calcext:value-type="boolean">
            <text:p>FALSE</text:p>
          </table:table-cell>
          <table:table-cell table:style-name="ce77" table:formula="of:=ABS([.V47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style-name="ce6" table:formula="of:=IF(([.S47]*[.V47])&lt;0;[.Q47];[.U47])" office:value-type="float" office:value="2.10546875" calcext:value-type="float">
            <text:p>2.105</text:p>
          </table:table-cell>
          <table:table-cell table:formula="of:=IF(([.T47]*[.V47])&lt;0;[.R47];[.U47])" office:value-type="float" office:value="2.109375" calcext:value-type="float">
            <text:p>2.109375</text:p>
          </table:table-cell>
          <table:table-cell table:style-name="ce70" table:formula="of:=EXP(-[.Q48])-[.Q48]^2+3*[.Q48]-2" office:value-type="float" office:value="0.00519616526697853" calcext:value-type="float">
            <text:p>0.00520</text:p>
          </table:table-cell>
          <table:table-cell table:style-name="ce70" table:formula="of:=EXP(-[.R48])-[.R48]^2+3*[.R48]-2" office:value-type="float" office:value="-0.000024126778373379" calcext:value-type="float">
            <text:p>-0.00002</text:p>
          </table:table-cell>
          <table:table-cell table:formula="of:= ([.Q48]+[.R48])/2" office:value-type="float" office:value="2.107421875" calcext:value-type="float">
            <text:p>2.107421875</text:p>
          </table:table-cell>
          <table:table-cell table:style-name="ce75" table:formula="of:=EXP(-[.U48])-[.U48]^2+3*[.U48]-2" office:value-type="float" office:value="0.00258960210148196" calcext:value-type="float">
            <text:p>0.002590</text:p>
          </table:table-cell>
          <table:table-cell table:style-name="ce49" table:formula="of:=AND([.V48]&lt;=0.0001 ;[.V48]&gt;=0)" office:value-type="boolean" office:boolean-value="false" calcext:value-type="boolean">
            <text:p>FALSE</text:p>
          </table:table-cell>
          <table:table-cell table:style-name="ce77" table:formula="of:=ABS([.V48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table:style-name="ce6" table:formula="of:=IF(([.S48]*[.V48])&lt;0;[.Q48];[.U48])" office:value-type="float" office:value="2.107421875" calcext:value-type="float">
            <text:p>2.107</text:p>
          </table:table-cell>
          <table:table-cell table:formula="of:=IF(([.T48]*[.V48])&lt;0;[.R48];[.U48])" office:value-type="float" office:value="2.109375" calcext:value-type="float">
            <text:p>2.109375</text:p>
          </table:table-cell>
          <table:table-cell table:style-name="ce70" table:formula="of:=EXP(-[.Q49])-[.Q49]^2+3*[.Q49]-2" office:value-type="float" office:value="0.00258960210148196" calcext:value-type="float">
            <text:p>0.00259</text:p>
          </table:table-cell>
          <table:table-cell table:style-name="ce70" table:formula="of:=EXP(-[.R49])-[.R49]^2+3*[.R49]-2" office:value-type="float" office:value="-0.000024126778373379" calcext:value-type="float">
            <text:p>-0.00002</text:p>
          </table:table-cell>
          <table:table-cell table:formula="of:= ([.Q49]+[.R49])/2" office:value-type="float" office:value="2.1083984375" calcext:value-type="float">
            <text:p>2.1083984375</text:p>
          </table:table-cell>
          <table:table-cell table:style-name="ce75" table:formula="of:=EXP(-[.U49])-[.U49]^2+3*[.U49]-2" office:value-type="float" office:value="0.00128363343243709" calcext:value-type="float">
            <text:p>0.001284</text:p>
          </table:table-cell>
          <table:table-cell table:style-name="ce49" table:formula="of:=AND([.V49]&lt;=0.0001 ;[.V49]&gt;=0)" office:value-type="boolean" office:boolean-value="false" calcext:value-type="boolean">
            <text:p>FALSE</text:p>
          </table:table-cell>
          <table:table-cell table:style-name="ce77" table:formula="of:=ABS([.V49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table:style-name="ce6" table:formula="of:=IF(([.S49]*[.V49])&lt;0;[.Q49];[.U49])" office:value-type="float" office:value="2.1083984375" calcext:value-type="float">
            <text:p>2.108</text:p>
          </table:table-cell>
          <table:table-cell table:formula="of:=IF(([.T49]*[.V49])&lt;0;[.R49];[.U49])" office:value-type="float" office:value="2.109375" calcext:value-type="float">
            <text:p>2.109375</text:p>
          </table:table-cell>
          <table:table-cell table:style-name="ce70" table:formula="of:=EXP(-[.Q50])-[.Q50]^2+3*[.Q50]-2" office:value-type="float" office:value="0.00128363343243709" calcext:value-type="float">
            <text:p>0.00128</text:p>
          </table:table-cell>
          <table:table-cell table:style-name="ce70" table:formula="of:=EXP(-[.R50])-[.R50]^2+3*[.R50]-2" office:value-type="float" office:value="-0.000024126778373379" calcext:value-type="float">
            <text:p>-0.00002</text:p>
          </table:table-cell>
          <table:table-cell table:formula="of:= ([.Q50]+[.R50])/2" office:value-type="float" office:value="2.10888671875" calcext:value-type="float">
            <text:p>2.10888671875</text:p>
          </table:table-cell>
          <table:table-cell table:style-name="ce75" table:formula="of:=EXP(-[.U50])-[.U50]^2+3*[.U50]-2" office:value-type="float" office:value="0.000629977276820348" calcext:value-type="float">
            <text:p>0.000630</text:p>
          </table:table-cell>
          <table:table-cell table:style-name="ce49" table:formula="of:=AND([.V50]&lt;=0.0001 ;[.V50]&gt;=0)" office:value-type="boolean" office:boolean-value="false" calcext:value-type="boolean">
            <text:p>FALSE</text:p>
          </table:table-cell>
          <table:table-cell table:style-name="ce77" table:formula="of:=ABS([.V50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table:style-name="ce6" table:formula="of:=IF(([.S50]*[.V50])&lt;0;[.Q50];[.U50])" office:value-type="float" office:value="2.10888671875" calcext:value-type="float">
            <text:p>2.109</text:p>
          </table:table-cell>
          <table:table-cell table:formula="of:=IF(([.T50]*[.V50])&lt;0;[.R50];[.U50])" office:value-type="float" office:value="2.109375" calcext:value-type="float">
            <text:p>2.109375</text:p>
          </table:table-cell>
          <table:table-cell table:style-name="ce70" table:formula="of:=EXP(-[.Q51])-[.Q51]^2+3*[.Q51]-2" office:value-type="float" office:value="0.000629977276820348" calcext:value-type="float">
            <text:p>0.00063</text:p>
          </table:table-cell>
          <table:table-cell table:style-name="ce70" table:formula="of:=EXP(-[.R51])-[.R51]^2+3*[.R51]-2" office:value-type="float" office:value="-0.000024126778373379" calcext:value-type="float">
            <text:p>-0.00002</text:p>
          </table:table-cell>
          <table:table-cell table:formula="of:= ([.Q51]+[.R51])/2" office:value-type="float" office:value="2.109130859375" calcext:value-type="float">
            <text:p>2.109130859375</text:p>
          </table:table-cell>
          <table:table-cell table:style-name="ce75" table:formula="of:=EXP(-[.U51])-[.U51]^2+3*[.U51]-2" office:value-type="float" office:value="0.000302981237553901" calcext:value-type="float">
            <text:p>0.000303</text:p>
          </table:table-cell>
          <table:table-cell table:style-name="ce49" table:formula="of:=AND([.V51]&lt;=0.0001 ;[.V51]&gt;=0)" office:value-type="boolean" office:boolean-value="false" calcext:value-type="boolean">
            <text:p>FALSE</text:p>
          </table:table-cell>
          <table:table-cell table:style-name="ce79" table:formula="of:=ABS([.V51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table:style-name="ce6" table:formula="of:=IF(([.S51]*[.V51])&lt;0;[.Q51];[.U51])" office:value-type="float" office:value="2.109130859375" calcext:value-type="float">
            <text:p>2.109</text:p>
          </table:table-cell>
          <table:table-cell table:formula="of:=IF(([.T51]*[.V51])&lt;0;[.R51];[.U51])" office:value-type="float" office:value="2.109375" calcext:value-type="float">
            <text:p>2.109375</text:p>
          </table:table-cell>
          <table:table-cell table:style-name="ce70" table:formula="of:=EXP(-[.Q52])-[.Q52]^2+3*[.Q52]-2" office:value-type="float" office:value="0.000302981237553901" calcext:value-type="float">
            <text:p>0.00030</text:p>
          </table:table-cell>
          <table:table-cell table:style-name="ce70" table:formula="of:=EXP(-[.R52])-[.R52]^2+3*[.R52]-2" office:value-type="float" office:value="-0.000024126778373379" calcext:value-type="float">
            <text:p>-0.00002</text:p>
          </table:table-cell>
          <table:table-cell table:formula="of:= ([.Q52]+[.R52])/2" office:value-type="float" office:value="2.1092529296875" calcext:value-type="float">
            <text:p>2.1092529296875</text:p>
          </table:table-cell>
          <table:table-cell table:style-name="ce75" table:formula="of:=EXP(-[.U52])-[.U52]^2+3*[.U52]-2" office:value-type="float" office:value="0.000139441226782999" calcext:value-type="float">
            <text:p>0.000139</text:p>
          </table:table-cell>
          <table:table-cell table:style-name="ce49" table:formula="of:=AND([.V52]&lt;=0.0001 ;[.V52]&gt;=0)" office:value-type="boolean" office:boolean-value="false" calcext:value-type="boolean">
            <text:p>FALSE</text:p>
          </table:table-cell>
          <table:table-cell table:style-name="ce77" table:formula="of:=ABS([.V52])&lt;0.000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style-name="ce6" table:formula="of:=IF(([.S52]*[.V52])&lt;0;[.Q52];[.U52])" office:value-type="float" office:value="2.1092529296875" calcext:value-type="float">
            <text:p>2.109</text:p>
          </table:table-cell>
          <table:table-cell table:formula="of:=IF(([.T52]*[.V52])&lt;0;[.R52];[.U52])" office:value-type="float" office:value="2.109375" calcext:value-type="float">
            <text:p>2.109375</text:p>
          </table:table-cell>
          <table:table-cell table:style-name="ce70" table:formula="of:=EXP(-[.Q53])-[.Q53]^2+3*[.Q53]-2" office:value-type="float" office:value="0.000139441226782999" calcext:value-type="float">
            <text:p>0.00014</text:p>
          </table:table-cell>
          <table:table-cell table:style-name="ce70" table:formula="of:=EXP(-[.R53])-[.R53]^2+3*[.R53]-2" office:value-type="float" office:value="-0.000024126778373379" calcext:value-type="float">
            <text:p>-0.00002</text:p>
          </table:table-cell>
          <table:table-cell table:style-name="ce71" table:formula="of:= ([.Q53]+[.R53])/2" office:value-type="float" office:value="2.10931396484375" calcext:value-type="float">
            <text:p>2.10931396484375</text:p>
          </table:table-cell>
          <table:table-cell table:style-name="ce75" table:formula="of:=EXP(-[.U53])-[.U53]^2+3*[.U53]-2" office:value-type="float" office:value="0.0000576607235167614" calcext:value-type="float">
            <text:p>0.000058</text:p>
          </table:table-cell>
          <table:table-cell table:style-name="ce76" table:formula="of:=AND([.V53]&lt;=0.0001 ;[.V53]&gt;=0)" office:value-type="boolean" office:boolean-value="true" calcext:value-type="boolean">
            <text:p>TRUE</text:p>
          </table:table-cell>
          <table:table-cell table:style-name="ce78" table:formula="of:=ABS([.V53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style-name="ce6" table:formula="of:=IF(([.S53]*[.V53])&lt;0;[.Q53];[.U53])" office:value-type="float" office:value="2.10931396484375" calcext:value-type="float">
            <text:p>2.109</text:p>
          </table:table-cell>
          <table:table-cell table:formula="of:=IF(([.T53]*[.V53])&lt;0;[.R53];[.U53])" office:value-type="float" office:value="2.109375" calcext:value-type="float">
            <text:p>2.109375</text:p>
          </table:table-cell>
          <table:table-cell table:style-name="ce70" table:formula="of:=EXP(-[.Q54])-[.Q54]^2+3*[.Q54]-2" office:value-type="float" office:value="0.0000576607235167614" calcext:value-type="float">
            <text:p>0.00006</text:p>
          </table:table-cell>
          <table:table-cell table:style-name="ce70" table:formula="of:=EXP(-[.R54])-[.R54]^2+3*[.R54]-2" office:value-type="float" office:value="-0.000024126778373379" calcext:value-type="float">
            <text:p>-0.00002</text:p>
          </table:table-cell>
          <table:table-cell table:formula="of:= ([.Q54]+[.R54])/2" office:value-type="float" office:value="2.10934448242187" calcext:value-type="float">
            <text:p>2.10934448242187</text:p>
          </table:table-cell>
          <table:table-cell table:style-name="ce75" table:formula="of:=EXP(-[.U54])-[.U54]^2+3*[.U54]-2" office:value-type="float" office:value="0.0000167678474012334" calcext:value-type="float">
            <text:p>0.000017</text:p>
          </table:table-cell>
          <table:table-cell table:style-name="ce49" table:formula="of:=AND([.V54]&lt;=0.0001 ;[.V54]&gt;=0)" office:value-type="boolean" office:boolean-value="true" calcext:value-type="boolean">
            <text:p>TRUE</text:p>
          </table:table-cell>
          <table:table-cell table:style-name="ce77" table:formula="of:=ABS([.V54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table:style-name="ce6" table:formula="of:=IF(([.S54]*[.V54])&lt;0;[.Q54];[.U54])" office:value-type="float" office:value="2.10934448242187" calcext:value-type="float">
            <text:p>2.109</text:p>
          </table:table-cell>
          <table:table-cell table:formula="of:=IF(([.T54]*[.V54])&lt;0;[.R54];[.U54])" office:value-type="float" office:value="2.109375" calcext:value-type="float">
            <text:p>2.109375</text:p>
          </table:table-cell>
          <table:table-cell table:style-name="ce70" table:formula="of:=EXP(-[.Q55])-[.Q55]^2+3*[.Q55]-2" office:value-type="float" office:value="0.0000167678474012334" calcext:value-type="float">
            <text:p>0.00002</text:p>
          </table:table-cell>
          <table:table-cell table:style-name="ce70" table:formula="of:=EXP(-[.R55])-[.R55]^2+3*[.R55]-2" office:value-type="float" office:value="-0.000024126778373379" calcext:value-type="float">
            <text:p>-0.00002</text:p>
          </table:table-cell>
          <table:table-cell table:style-name="ce72" table:formula="of:= ([.Q55]+[.R55])/2" office:value-type="float" office:value="2.10935974121094" calcext:value-type="float">
            <text:p>2.10935974121094</text:p>
          </table:table-cell>
          <table:table-cell table:style-name="ce75" table:formula="of:=EXP(-[.U55])-[.U55]^2+3*[.U55]-2" office:value-type="float" office:value="-0.00000367924677835418" calcext:value-type="float">
            <text:p>-0.000004</text:p>
          </table:table-cell>
          <table:table-cell table:style-name="ce76" table:formula="of:=AND([.V55]&lt;=0.0001 ;[.V55]&gt;=0)" office:value-type="boolean" office:boolean-value="false" calcext:value-type="boolean">
            <text:p>FALSE</text:p>
          </table:table-cell>
          <table:table-cell table:style-name="ce77" table:formula="of:=ABS([.V55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table:style-name="ce6" table:formula="of:=IF(([.S55]*[.V55])&lt;0;[.Q55];[.U55])" office:value-type="float" office:value="2.10934448242187" calcext:value-type="float">
            <text:p>2.109</text:p>
          </table:table-cell>
          <table:table-cell table:formula="of:=IF(([.T55]*[.V55])&lt;0;[.R55];[.U55])" office:value-type="float" office:value="2.10935974121094" calcext:value-type="float">
            <text:p>2.10935974121094</text:p>
          </table:table-cell>
          <table:table-cell table:style-name="ce70" table:formula="of:=EXP(-[.Q56])-[.Q56]^2+3*[.Q56]-2" office:value-type="float" office:value="0.0000167678474012334" calcext:value-type="float">
            <text:p>0.00002</text:p>
          </table:table-cell>
          <table:table-cell table:style-name="ce70" table:formula="of:=EXP(-[.R56])-[.R56]^2+3*[.R56]-2" office:value-type="float" office:value="-0.00000367924677835418" calcext:value-type="float">
            <text:p>0.00000</text:p>
          </table:table-cell>
          <table:table-cell table:formula="of:= ([.Q56]+[.R56])/2" office:value-type="float" office:value="2.10935211181641" calcext:value-type="float">
            <text:p>2.10935211181641</text:p>
          </table:table-cell>
          <table:table-cell table:style-name="ce75" table:formula="of:=EXP(-[.U56])-[.U56]^2+3*[.U56]-2" office:value-type="float" office:value="0.00000654435498859129" calcext:value-type="float">
            <text:p>0.000007</text:p>
          </table:table-cell>
          <table:table-cell table:style-name="ce49" table:formula="of:=AND([.V56]&lt;=0.0001 ;[.V56]&gt;=0)" office:value-type="boolean" office:boolean-value="true" calcext:value-type="boolean">
            <text:p>TRUE</text:p>
          </table:table-cell>
          <table:table-cell table:style-name="ce77" table:formula="of:=ABS([.V56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table:style-name="ce6" table:formula="of:=IF(([.S56]*[.V56])&lt;0;[.Q56];[.U56])" office:value-type="float" office:value="2.10935211181641" calcext:value-type="float">
            <text:p>2.109</text:p>
          </table:table-cell>
          <table:table-cell table:formula="of:=IF(([.T56]*[.V56])&lt;0;[.R56];[.U56])" office:value-type="float" office:value="2.10935974121094" calcext:value-type="float">
            <text:p>2.10935974121094</text:p>
          </table:table-cell>
          <table:table-cell table:style-name="ce70" table:formula="of:=EXP(-[.Q57])-[.Q57]^2+3*[.Q57]-2" office:value-type="float" office:value="0.00000654435498859129" calcext:value-type="float">
            <text:p>0.00001</text:p>
          </table:table-cell>
          <table:table-cell table:style-name="ce70" table:formula="of:=EXP(-[.R57])-[.R57]^2+3*[.R57]-2" office:value-type="float" office:value="-0.00000367924677835418" calcext:value-type="float">
            <text:p>0.00000</text:p>
          </table:table-cell>
          <table:table-cell table:style-name="ce72" table:formula="of:= ([.Q57]+[.R57])/2" office:value-type="float" office:value="2.10935592651367" calcext:value-type="float">
            <text:p>2.10935592651367</text:p>
          </table:table-cell>
          <table:table-cell table:style-name="ce75" table:formula="of:=EXP(-[.U57])-[.U57]^2+3*[.U57]-2" office:value-type="float" office:value="0.00000143256777462852" calcext:value-type="float">
            <text:p>0.000001</text:p>
          </table:table-cell>
          <table:table-cell table:style-name="ce76" table:formula="of:=AND([.V57]&lt;=0.0001 ;[.V57]&gt;=0)" office:value-type="boolean" office:boolean-value="true" calcext:value-type="boolean">
            <text:p>TRUE</text:p>
          </table:table-cell>
          <table:table-cell table:style-name="ce77" table:formula="of:=ABS([.V57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table:style-name="ce6" table:formula="of:=IF(([.S57]*[.V57])&lt;0;[.Q57];[.U57])" office:value-type="float" office:value="2.10935592651367" calcext:value-type="float">
            <text:p>2.109</text:p>
          </table:table-cell>
          <table:table-cell table:formula="of:=IF(([.T57]*[.V57])&lt;0;[.R57];[.U57])" office:value-type="float" office:value="2.10935974121094" calcext:value-type="float">
            <text:p>2.10935974121094</text:p>
          </table:table-cell>
          <table:table-cell table:style-name="ce70" table:formula="of:=EXP(-[.Q58])-[.Q58]^2+3*[.Q58]-2" office:value-type="float" office:value="0.00000143256777462852" calcext:value-type="float">
            <text:p>0.00000</text:p>
          </table:table-cell>
          <table:table-cell table:style-name="ce70" table:formula="of:=EXP(-[.R58])-[.R58]^2+3*[.R58]-2" office:value-type="float" office:value="-0.00000367924677835418" calcext:value-type="float">
            <text:p>0.00000</text:p>
          </table:table-cell>
          <table:table-cell table:formula="of:= ([.Q58]+[.R58])/2" office:value-type="float" office:value="2.1093578338623" calcext:value-type="float">
            <text:p>2.1093578338623</text:p>
          </table:table-cell>
          <table:table-cell table:style-name="ce75" table:formula="of:=EXP(-[.U58])-[.U58]^2+3*[.U58]-2" office:value-type="float" office:value="-0.00000112333608459636" calcext:value-type="float">
            <text:p>-0.000001</text:p>
          </table:table-cell>
          <table:table-cell table:style-name="ce49" table:formula="of:=AND([.V58]&lt;=0.0001 ;[.V58]&gt;=0)" office:value-type="boolean" office:boolean-value="false" calcext:value-type="boolean">
            <text:p>FALSE</text:p>
          </table:table-cell>
          <table:table-cell table:style-name="ce77" table:formula="of:=ABS([.V58])&lt;0.000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table:style-name="ce6" table:formula="of:=IF(([.S58]*[.V58])&lt;0;[.Q58];[.U58])" office:value-type="float" office:value="2.10935592651367" calcext:value-type="float">
            <text:p>2.109</text:p>
          </table:table-cell>
          <table:table-cell table:formula="of:=IF(([.T58]*[.V58])&lt;0;[.R58];[.U58])" office:value-type="float" office:value="2.1093578338623" calcext:value-type="float">
            <text:p>2.1093578338623</text:p>
          </table:table-cell>
          <table:table-cell table:style-name="ce70" table:formula="of:=EXP(-[.Q59])-[.Q59]^2+3*[.Q59]-2" office:value-type="float" office:value="0.00000143256777462852" calcext:value-type="float">
            <text:p>0.00000</text:p>
          </table:table-cell>
          <table:table-cell table:style-name="ce70" table:formula="of:=EXP(-[.R59])-[.R59]^2+3*[.R59]-2" office:value-type="float" office:value="-0.00000112333608459636" calcext:value-type="float">
            <text:p>0.00000</text:p>
          </table:table-cell>
          <table:table-cell table:style-name="ce72" table:formula="of:= ([.Q59]+[.R59])/2" office:value-type="float" office:value="2.10935688018799" calcext:value-type="float">
            <text:p>2.10935688018799</text:p>
          </table:table-cell>
          <table:table-cell table:style-name="ce75" table:formula="of:=EXP(-[.U59])-[.U59]^2+3*[.U59]-2" office:value-type="float" office:value="0.00000015461669899963" calcext:value-type="float">
            <text:p>0.000000</text:p>
          </table:table-cell>
          <table:table-cell table:style-name="ce76" table:formula="of:=AND([.V59]&lt;=0.0001 ;[.V59]&gt;=0)" office:value-type="boolean" office:boolean-value="true" calcext:value-type="boolean">
            <text:p>TRUE</text:p>
          </table:table-cell>
          <table:table-cell table:style-name="ce77" table:formula="of:=ABS([.V59])&lt;0.0001" office:value-type="boolean" office:boolean-value="true" calcext:value-type="boolean">
            <text:p>TRUE</text:p>
          </table:table-cell>
        </table:table-row>
        <table:table-row table:style-name="ro1" table:number-rows-repeated="104851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1" table:default-cell-style-name="ce3"/>
        <table:table-column table:style-name="co1" table:default-cell-style-name="ce17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f(x) = 2x + 5 – sin x = 0</text:p>
          </table:table-cell>
          <table:covered-table-cell table:number-columns-repeated="2" table:style-name="ce15"/>
          <table:table-cell table:number-columns-repeated="2"/>
          <table:table-cell office:value-type="string" calcext:value-type="string">
            <text:p>X^2 + 9x + 18 – 3 sin 2x = 0</text:p>
          </table:table-cell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elang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 [.F2]^2+9*[.F2]+18-3*SIN(2*[.F2])" office:value-type="float" office:value="9.1362900500048" calcext:value-type="float">
            <text:p>9.136</text:p>
          </table:table-cell>
          <table:table-cell/>
        </table:table-row>
        <table:table-row table:style-name="ro1">
          <table:table-cell table:style-name="ce13" office:value-type="float" office:value="-5" calcext:value-type="float">
            <text:p>-5</text:p>
          </table:table-cell>
          <table:table-cell table:style-name="ce16" table:formula="of:=2*[.A3]+5-SIN([.A3])" office:value-type="float" office:value="-5.95892427466314" calcext:value-type="float">
            <text:p>-5.959</text:p>
          </table:table-cell>
          <table:table-cell table:style-name="ce8"/>
          <table:table-cell table:formula="of:=EXP(-2)" office:value-type="float" office:value="0.135335283236613" calcext:value-type="float">
            <text:p>0.135335283236613</text:p>
          </table:table-cell>
          <table:table-cell/>
          <table:table-cell office:value-type="float" office:value="-7" calcext:value-type="float">
            <text:p>-7</text:p>
          </table:table-cell>
          <table:table-cell table:formula="of:= [.F3]^2+9*[.F3]+18-3*SIN(2*[.F3])" office:value-type="float" office:value="6.97182206708461" calcext:value-type="float">
            <text:p>6.972</text:p>
          </table:table-cell>
          <table:table-cell office:value-type="string" calcext:value-type="string">
            <text:p>[-7, -6]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2*[.A4]+5-SIN([.A4])" office:value-type="float" office:value="-3.75680249530793" calcext:value-type="float">
            <text:p>-3.757</text:p>
          </table:table-cell>
          <table:table-cell/>
          <table:table-cell table:formula="of:=EXP(1^-2)" office:value-type="float" office:value="2.71828182845904" calcext:value-type="float">
            <text:p>2.7182818284590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 [.F4]^2+9*[.F4]+18-3*SIN(2*[.F4])" office:value-type="float" office:value="-1.60971875400131" calcext:value-type="float">
            <text:p>-1.610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2*[.A5]+5-SIN([.A5])" office:value-type="float" office:value="-0.858879991940133" calcext:value-type="float">
            <text:p>-0.859</text:p>
          </table:table-cell>
          <table:table-cell table:style-name="ce9" office:value-type="string" calcext:value-type="string">
            <text:p>[-3, -2]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 [.F5]^2+9*[.F5]+18-3*SIN(2*[.F5])" office:value-type="float" office:value="-3.63206333266811" calcext:value-type="float">
            <text:p>-3.632</text:p>
          </table:table-cell>
          <table:table-cell office:value-type="string" calcext:value-type="string">
            <text:p>[-5, -4]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2*[.A6]+5-SIN([.A6])" office:value-type="float" office:value="1.90929742682568" calcext:value-type="float">
            <text:p>1.909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 [.F6]^2+9*[.F6]+18-3*SIN(2*[.F6])" office:value-type="float" office:value="0.968074739870145" calcext:value-type="float">
            <text:p>0.968</text:p>
          </table:table-cell>
          <table:table-cell office:value-type="string" calcext:value-type="string">
            <text:p>[-4, 3]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2*[.A7]+5-SIN([.A7])" office:value-type="float" office:value="3.8414709848079" calcext:value-type="float">
            <text:p>3.84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 [.F7]^2+9*[.F7]+18-3*SIN(2*[.F7])" office:value-type="float" office:value="-0.838246494596778" calcext:value-type="float">
            <text:p>-0.838</text:p>
          </table:table-cell>
          <table:table-cell office:value-type="string" calcext:value-type="string">
            <text:p>[-3, -2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9]+5-SIN([.A9])" office:value-type="float" office:value="5" calcext:value-type="float">
            <text:p>5.000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 [.F9]^2+9*[.F9]+18-3*SIN(2*[.F9])" office:value-type="float" office:value="1.72959251407622" calcext:value-type="float">
            <text:p>1.7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10]+5-SIN([.A10])" office:value-type="float" office:value="6.1585290151921" calcext:value-type="float">
            <text:p>6.159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 [.F10]^2+9*[.F10]+18-3*SIN(2*[.F10])" office:value-type="float" office:value="12.727892280477" calcext:value-type="float">
            <text:p>12.7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11]+5-SIN([.A11])" office:value-type="float" office:value="8.09070257317432" calcext:value-type="float">
            <text:p>8.0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 [.F11]^2+9*[.F11]+18-3*SIN(2*[.F11])" office:value-type="float" office:value="18" calcext:value-type="float">
            <text:p>18.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12]+5-SIN([.A12])" office:value-type="float" office:value="10.8588799919401" calcext:value-type="float">
            <text:p>10.8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 [.F12]^2+9*[.F12]+18-3*SIN(2*[.F12])" office:value-type="float" office:value="25.272107719523" calcext:value-type="float">
            <text:p>25.272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2*[.A13]+5-SIN([.A13])" office:value-type="float" office:value="13.7568024953079" calcext:value-type="float">
            <text:p>13.757</text:p>
          </table:table-cell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formula="of:= [.F13]^2+9*[.F13]+18-3*SIN(2*[.F13])" office:value-type="float" office:value="42.2704074859238" calcext:value-type="float">
            <text:p>42.2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2*[.A14]+5-SIN([.A14])" office:value-type="float" office:value="15.9589242746631" calcext:value-type="float">
            <text:p>15.959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 [.F14]^2+9*[.F14]+18-3*SIN(2*[.F14])" office:value-type="float" office:value="54.8382464945968" calcext:value-type="float">
            <text:p>54.838</text:p>
          </table:table-cell>
          <table:table-cell/>
        </table:table-row>
        <table:table-row table:style-name="ro1">
          <table:table-cell table:style-name="ce14" office:value-type="float" office:value="-2.71" calcext:value-type="float">
            <text:p>-2.71</text:p>
          </table:table-cell>
          <table:table-cell table:style-name="ce7" table:formula="of:=2*[.A15]+5-SIN([.A15])" office:value-type="float" office:value="-0.00168205932434096" calcext:value-type="float">
            <text:p>-0.002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 [.F15]^2+9*[.F15]+18-3*SIN(2*[.F15])" office:value-type="float" office:value="67.0319252601299" calcext:value-type="float">
            <text:p>67.032</text:p>
          </table:table-cell>
          <table:table-cell/>
        </table:table-row>
        <table:table-row table:style-name="ro1">
          <table:table-cell table:style-name="ce14" office:value-type="float" office:value="-2.709" calcext:value-type="float">
            <text:p>-2.709</text:p>
          </table:table-cell>
          <table:table-cell table:style-name="ce7" table:formula="of:=2*[.A16]+5-SIN([.A16])" office:value-type="float" office:value="0.00122603203168176" calcext:value-type="float">
            <text:p>0.001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formula="of:= [.F16]^2+9*[.F16]+18-3*SIN(2*[.F16])" office:value-type="float" office:value="89.6320633326681" calcext:value-type="float">
            <text:p>89.632</text:p>
          </table:table-cell>
          <table:table-cell/>
        </table:table-row>
        <table:table-row table:style-name="ro1">
          <table:table-cell table:style-name="ce14" table:formula="of:= (-2.75+-2.5)/2" office:value-type="float" office:value="-2.625" calcext:value-type="float">
            <text:p>-2.625</text:p>
          </table:table-cell>
          <table:table-cell table:style-name="ce7" table:formula="of:=2*[.A17]+5-SIN([.A17])" office:value-type="float" office:value="0.243920298610089" calcext:value-type="float">
            <text:p>0.244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 [.F17]^2+9*[.F17]+18-3*SIN(2*[.F17])" office:value-type="float" office:value="109.609718754001" calcext:value-type="float">
            <text:p>109.610</text:p>
          </table:table-cell>
          <table:table-cell/>
        </table:table-row>
        <table:table-row table:style-name="ro1">
          <table:table-cell table:style-name="ce14" office:value-type="float" office:value="-2.688" calcext:value-type="float">
            <text:p>-2.688</text:p>
          </table:table-cell>
          <table:table-cell table:style-name="ce7" table:formula="of:=2*[.A18]+5-SIN([.A18])" office:value-type="float" office:value="0.0621977145850096" calcext:value-type="float">
            <text:p>0.062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formula="of:= [.F18]^2+9*[.F18]+18-3*SIN(2*[.F18])" office:value-type="float" office:value="127.028177932915" calcext:value-type="float">
            <text:p>127.028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formula="of:= [.F19]^2+9*[.F19]+18-3*SIN(2*[.F19])" office:value-type="float" office:value="154.863709949995" calcext:value-type="float">
            <text:p>154.864</text:p>
          </table:table-cell>
          <table:table-cell/>
        </table:table-row>
      </table:table>
      <table:table table:name="posisi palsu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70"/>
        <table:table-column table:style-name="co9" table:default-cell-style-name="Default"/>
        <table:table-column table:style-name="co10" table:default-cell-style-name="ce75"/>
        <table:table-column table:style-name="co1" table:default-cell-style-name="ce49"/>
        <table:table-column table:style-name="co11" table:default-cell-style-name="ce77"/>
        <table:table-row table:style-name="ro1">
          <table:table-cell/>
          <table:table-cell table:style-name="Default" table:number-columns-repeated="2"/>
          <table:table-cell/>
          <table:table-cell table:style-name="ce88" office:value-type="string" calcext:value-type="string" table:number-columns-spanned="5" table:number-rows-spanned="1">
            <text:p><text:span text:style-name="T2">Rumud Posisi Palsu </text:span>T = B – ((fb*(b-a))/fb-fa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1" office:value-type="string" calcext:value-type="string">
            <text:p>Iterasi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f(A)</text:p>
          </table:table-cell>
          <table:table-cell table:style-name="ce41" office:value-type="string" calcext:value-type="string">
            <text:p>f(B)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f(T)</text:p>
          </table:table-cell>
          <table:table-cell table:style-name="ce41" office:value-type="string" calcext:value-type="string">
            <text:p>&lt;= Toleransi</text:p>
          </table:table-cell>
          <table:table-cell table:style-name="ce41" office:value-type="string" calcext:value-type="string">
            <text:p>Abs</text:p>
          </table:table-cell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1 [-3, -2]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style-name="ce14"/>
          <table:covered-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EXP(-[.C5])-[.C5]^2+3*[.C5]-2" office:value-type="float" office:value="0.0855369231876679" calcext:value-type="float">
            <text:p>0.08554</text:p>
          </table:table-cell>
          <table:table-cell table:formula="of:=EXP(-[.D5])-[.D5]^2+3*[.D5]-2" office:value-type="float" office:value="-4.61094390106935" calcext:value-type="float">
            <text:p>-4.61094</text:p>
          </table:table-cell>
          <table:table-cell table:formula="of:= [.D5]- (([.F5]*([.D5]-[.C5]))/([.F5]-[.E5]))" office:value-type="float" office:value="-2.98178701747362" calcext:value-type="float">
            <text:p>-2.98178701747362</text:p>
          </table:table-cell>
          <table:table-cell table:formula="of:=EXP(-[.G5])-[.G5]^2+3*[.G5]-2" office:value-type="float" office:value="-0.113384298290784" calcext:value-type="float">
            <text:p>-0.113384</text:p>
          </table:table-cell>
          <table:table-cell table:formula="of:=AND([.H5]&lt;=0.0001 ;[.H5]&gt;=0)" office:value-type="boolean" office:boolean-value="false" calcext:value-type="boolean">
            <text:p>FALSE</text:p>
          </table:table-cell>
          <table:table-cell table:formula="of:=ABS([.H5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5]*[.H5])&lt;0;[.C5];[.G5])" office:value-type="float" office:value="-3" calcext:value-type="float">
            <text:p>-3.000</text:p>
          </table:table-cell>
          <table:table-cell table:formula="of:=IF(([.F5]*[.H5])&lt;0;[.D5];[.G5])" office:value-type="float" office:value="-2.98178701747362" calcext:value-type="float">
            <text:p>-2.98178701747362</text:p>
          </table:table-cell>
          <table:table-cell table:formula="of:=EXP(-[.C6])-[.C6]^2+3*[.C6]-2" office:value-type="float" office:value="0.0855369231876679" calcext:value-type="float">
            <text:p>0.08554</text:p>
          </table:table-cell>
          <table:table-cell table:formula="of:=EXP(-[.D6])-[.D6]^2+3*[.D6]-2" office:value-type="float" office:value="-0.113384298290784" calcext:value-type="float">
            <text:p>-0.11338</text:p>
          </table:table-cell>
          <table:table-cell table:formula="of:= [.D6]- (([.F6]*([.D6]-[.C6]))/([.F6]-[.E6]))" office:value-type="float" office:value="-2.99216834445416" calcext:value-type="float">
            <text:p>-2.99216834445416</text:p>
          </table:table-cell>
          <table:table-cell table:formula="of:=EXP(-[.G6])-[.G6]^2+3*[.G6]-2" office:value-type="float" office:value="-0.000728151763922824" calcext:value-type="float">
            <text:p>-0.000728</text:p>
          </table:table-cell>
          <table:table-cell table:formula="of:=AND([.H6]&lt;=0.0001 ;[.H6]&gt;=0)" office:value-type="boolean" office:boolean-value="false" calcext:value-type="boolean">
            <text:p>FALSE</text:p>
          </table:table-cell>
          <table:table-cell table:formula="of:=ABS([.H6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87" office:value-type="float" office:value="3" calcext:value-type="float">
            <text:p>3</text:p>
          </table:table-cell>
          <table:table-cell table:formula="of:=IF(([.E6]*[.H6])&lt;0;[.C6];[.G6])" office:value-type="float" office:value="-3" calcext:value-type="float">
            <text:p>-3.000</text:p>
          </table:table-cell>
          <table:table-cell table:formula="of:=IF(([.F6]*[.H6])&lt;0;[.D6];[.G6])" office:value-type="float" office:value="-2.99216834445416" calcext:value-type="float">
            <text:p>-2.99216834445416</text:p>
          </table:table-cell>
          <table:table-cell table:formula="of:=EXP(-[.C7])-[.C7]^2+3*[.C7]-2" office:value-type="float" office:value="0.0855369231876679" calcext:value-type="float">
            <text:p>0.08554</text:p>
          </table:table-cell>
          <table:table-cell table:formula="of:=EXP(-[.D7])-[.D7]^2+3*[.D7]-2" office:value-type="float" office:value="-0.000728151763922824" calcext:value-type="float">
            <text:p>-0.00073</text:p>
          </table:table-cell>
          <table:table-cell table:style-name="ce89" table:formula="of:= [.D7]- (([.F7]*([.D7]-[.C7]))/([.F7]-[.E7]))" office:value-type="float" office:value="-2.99223445039336" calcext:value-type="float">
            <text:p>-2.99223445039336</text:p>
          </table:table-cell>
          <table:table-cell table:formula="of:=EXP(-[.G7])-[.G7]^2+3*[.G7]-2" office:value-type="float" office:value="-0.00000461537041118731" calcext:value-type="float">
            <text:p>-0.000005</text:p>
          </table:table-cell>
          <table:table-cell table:formula="of:=AND([.H7]&lt;=0.0001 ;[.H7]&gt;=0)" office:value-type="boolean" office:boolean-value="false" calcext:value-type="boolean">
            <text:p>FALSE</text:p>
          </table:table-cell>
          <table:table-cell table:style-name="ce91" table:formula="of:=ABS([.H7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7]*[.H7])&lt;0;[.C7];[.G7])" office:value-type="float" office:value="-3" calcext:value-type="float">
            <text:p>-3.000</text:p>
          </table:table-cell>
          <table:table-cell table:formula="of:=IF(([.F7]*[.H7])&lt;0;[.D7];[.G7])" office:value-type="float" office:value="-2.99223445039336" calcext:value-type="float">
            <text:p>-2.99223445039336</text:p>
          </table:table-cell>
          <table:table-cell table:formula="of:=EXP(-[.C8])-[.C8]^2+3*[.C8]-2" office:value-type="float" office:value="0.0855369231876679" calcext:value-type="float">
            <text:p>0.08554</text:p>
          </table:table-cell>
          <table:table-cell table:formula="of:=EXP(-[.D8])-[.D8]^2+3*[.D8]-2" office:value-type="float" office:value="-0.00000461537041118731" calcext:value-type="float">
            <text:p>0.00000</text:p>
          </table:table-cell>
          <table:table-cell table:formula="of:= [.D8]- (([.F8]*([.D8]-[.C8]))/([.F8]-[.E8]))" office:value-type="float" office:value="-2.99223486938148" calcext:value-type="float">
            <text:p>-2.99223486938148</text:p>
          </table:table-cell>
          <table:table-cell table:formula="of:=EXP(-[.G8])-[.G8]^2+3*[.G8]-2" office:value-type="float" office:value="-0.00000002925196618264" calcext:value-type="float">
            <text:p>0.000000</text:p>
          </table:table-cell>
          <table:table-cell table:formula="of:=AND([.H8]&lt;=0.0001 ;[.H8]&gt;=0)" office:value-type="boolean" office:boolean-value="false" calcext:value-type="boolean">
            <text:p>FALSE</text:p>
          </table:table-cell>
          <table:table-cell table:formula="of:=ABS([.H8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([.E8]*[.H8])&lt;0;[.C8];[.G8])" office:value-type="float" office:value="-3" calcext:value-type="float">
            <text:p>-3.000</text:p>
          </table:table-cell>
          <table:table-cell table:formula="of:=IF(([.F8]*[.H8])&lt;0;[.D8];[.G8])" office:value-type="float" office:value="-2.99223486938148" calcext:value-type="float">
            <text:p>-2.99223486938148</text:p>
          </table:table-cell>
          <table:table-cell table:formula="of:=EXP(-[.C9])-[.C9]^2+3*[.C9]-2" office:value-type="float" office:value="0.0855369231876679" calcext:value-type="float">
            <text:p>0.08554</text:p>
          </table:table-cell>
          <table:table-cell table:formula="of:=EXP(-[.D9])-[.D9]^2+3*[.D9]-2" office:value-type="float" office:value="-0.00000002925196618264" calcext:value-type="float">
            <text:p>0.00000</text:p>
          </table:table-cell>
          <table:table-cell table:formula="of:= [.D9]- (([.F9]*([.D9]-[.C9]))/([.F9]-[.E9]))" office:value-type="float" office:value="-2.992234872037" calcext:value-type="float">
            <text:p>-2.992234872037</text:p>
          </table:table-cell>
          <table:table-cell table:formula="of:=EXP(-[.G9])-[.G9]^2+3*[.G9]-2" office:value-type="float" office:value="-0.00000000018539658697" calcext:value-type="float">
            <text:p>0.000000</text:p>
          </table:table-cell>
          <table:table-cell table:formula="of:=AND([.H9]&lt;=0.0001 ;[.H9]&gt;=0)" office:value-type="boolean" office:boolean-value="false" calcext:value-type="boolean">
            <text:p>FALSE</text:p>
          </table:table-cell>
          <table:table-cell table:formula="of:=ABS([.H9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([.E9]*[.H9])&lt;0;[.C9];[.G9])" office:value-type="float" office:value="-3" calcext:value-type="float">
            <text:p>-3.000</text:p>
          </table:table-cell>
          <table:table-cell table:formula="of:=IF(([.F9]*[.H9])&lt;0;[.D9];[.G9])" office:value-type="float" office:value="-2.992234872037" calcext:value-type="float">
            <text:p>-2.992234872037</text:p>
          </table:table-cell>
          <table:table-cell table:formula="of:=EXP(-[.C10])-[.C10]^2+3*[.C10]-2" office:value-type="float" office:value="0.0855369231876679" calcext:value-type="float">
            <text:p>0.08554</text:p>
          </table:table-cell>
          <table:table-cell table:formula="of:=EXP(-[.D10])-[.D10]^2+3*[.D10]-2" office:value-type="float" office:value="-0.00000000018539658697" calcext:value-type="float">
            <text:p>0.00000</text:p>
          </table:table-cell>
          <table:table-cell table:formula="of:= [.D10]- (([.F10]*([.D10]-[.C10]))/([.F10]-[.E10]))" office:value-type="float" office:value="-2.99223487205383" calcext:value-type="float">
            <text:p>-2.99223487205383</text:p>
          </table:table-cell>
          <table:table-cell table:formula="of:=EXP(-[.G10])-[.G10]^2+3*[.G10]-2" office:value-type="float" office:value="-0.00000000000117417187" calcext:value-type="float">
            <text:p>0.000000</text:p>
          </table:table-cell>
          <table:table-cell table:formula="of:=AND([.H10]&lt;=0.0001 ;[.H10]&gt;=0)" office:value-type="boolean" office:boolean-value="false" calcext:value-type="boolean">
            <text:p>FALSE</text:p>
          </table:table-cell>
          <table:table-cell table:formula="of:=ABS([.H10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([.E10]*[.H10])&lt;0;[.C10];[.G10])" office:value-type="float" office:value="-3" calcext:value-type="float">
            <text:p>-3.000</text:p>
          </table:table-cell>
          <table:table-cell table:formula="of:=IF(([.F10]*[.H10])&lt;0;[.D10];[.G10])" office:value-type="float" office:value="-2.99223487205383" calcext:value-type="float">
            <text:p>-2.99223487205383</text:p>
          </table:table-cell>
          <table:table-cell table:formula="of:=EXP(-[.C11])-[.C11]^2+3*[.C11]-2" office:value-type="float" office:value="0.0855369231876679" calcext:value-type="float">
            <text:p>0.08554</text:p>
          </table:table-cell>
          <table:table-cell table:formula="of:=EXP(-[.D11])-[.D11]^2+3*[.D11]-2" office:value-type="float" office:value="-0.00000000000117417187" calcext:value-type="float">
            <text:p>0.00000</text:p>
          </table:table-cell>
          <table:table-cell table:formula="of:= [.D11]- (([.F11]*([.D11]-[.C11]))/([.F11]-[.E11]))" office:value-type="float" office:value="-2.99223487205394" calcext:value-type="float">
            <text:p>-2.99223487205394</text:p>
          </table:table-cell>
          <table:table-cell table:formula="of:=EXP(-[.G11])-[.G11]^2+3*[.G11]-2" office:value-type="float" office:value="-0.00000000000001065814" calcext:value-type="float">
            <text:p>0.000000</text:p>
          </table:table-cell>
          <table:table-cell table:formula="of:=AND([.H11]&lt;=0.0001 ;[.H11]&gt;=0)" office:value-type="boolean" office:boolean-value="false" calcext:value-type="boolean">
            <text:p>FALSE</text:p>
          </table:table-cell>
          <table:table-cell table:formula="of:=ABS([.H11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([.E11]*[.H11])&lt;0;[.C11];[.G11])" office:value-type="float" office:value="-3" calcext:value-type="float">
            <text:p>-3.000</text:p>
          </table:table-cell>
          <table:table-cell table:formula="of:=IF(([.F11]*[.H11])&lt;0;[.D11];[.G11])" office:value-type="float" office:value="-2.99223487205394" calcext:value-type="float">
            <text:p>-2.99223487205394</text:p>
          </table:table-cell>
          <table:table-cell table:formula="of:=EXP(-[.C12])-[.C12]^2+3*[.C12]-2" office:value-type="float" office:value="0.0855369231876679" calcext:value-type="float">
            <text:p>0.08554</text:p>
          </table:table-cell>
          <table:table-cell table:formula="of:=EXP(-[.D12])-[.D12]^2+3*[.D12]-2" office:value-type="float" office:value="-0.00000000000001065814" calcext:value-type="float">
            <text:p>0.00000</text:p>
          </table:table-cell>
          <table:table-cell table:formula="of:= [.D12]- (([.F12]*([.D12]-[.C12]))/([.F12]-[.E12]))" office:value-type="float" office:value="-2.99223487205394" calcext:value-type="float">
            <text:p>-2.99223487205394</text:p>
          </table:table-cell>
          <table:table-cell table:formula="of:=EXP(-[.G12])-[.G12]^2+3*[.G12]-2" office:value-type="float" office:value="0" calcext:value-type="float">
            <text:p>0.000000</text:p>
          </table:table-cell>
          <table:table-cell table:formula="of:=AND([.H12]&lt;=0.0001 ;[.H12]&gt;=0)" office:value-type="boolean" office:boolean-value="true" calcext:value-type="boolean">
            <text:p>TRUE</text:p>
          </table:table-cell>
          <table:table-cell table:formula="of:=ABS([.H12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([.E12]*[.H12])&lt;0;[.C12];[.G12])" office:value-type="float" office:value="-2.99223487205394" calcext:value-type="float">
            <text:p>-2.992</text:p>
          </table:table-cell>
          <table:table-cell table:formula="of:=IF(([.F12]*[.H12])&lt;0;[.D12];[.G12])" office:value-type="float" office:value="-2.99223487205394" calcext:value-type="float">
            <text:p>-2.99223487205394</text:p>
          </table:table-cell>
          <table:table-cell table:formula="of:=EXP(-[.C13])-[.C13]^2+3*[.C13]-2" office:value-type="float" office:value="0" calcext:value-type="float">
            <text:p>0.00000</text:p>
          </table:table-cell>
          <table:table-cell table:formula="of:=EXP(-[.D13])-[.D13]^2+3*[.D13]-2" office:value-type="float" office:value="0" calcext:value-type="float">
            <text:p>0.00000</text:p>
          </table:table-cell>
          <table:table-cell table:formula="of:= [.D13]- (([.F13]*([.D13]-[.C13]))/([.F13]-[.E13]))" office:value-type="string" office:string-value="" calcext:value-type="error">
            <text:p>#DIV/0!</text:p>
          </table:table-cell>
          <table:table-cell table:formula="of:=EXP(-[.G13])-[.G13]^2+3*[.G13]-2" office:value-type="string" office:string-value="" calcext:value-type="error">
            <text:p>#DIV/0!</text:p>
          </table:table-cell>
          <table:table-cell table:formula="of:=AND([.H13]&lt;=0.0001 ;[.H13]&gt;=0)" office:value-type="string" office:string-value="" calcext:value-type="error">
            <text:p>#DIV/0!</text:p>
          </table:table-cell>
          <table:table-cell table:formula="of:=ABS([.H13])&lt;0.0001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([.E13]*[.H13])&lt;0;[.C13];[.G13])" office:value-type="string" office:string-value="" calcext:value-type="error">
            <text:p>#DIV/0!</text:p>
          </table:table-cell>
          <table:table-cell table:formula="of:=IF(([.F13]*[.H13])&lt;0;[.D13];[.G13])" office:value-type="string" office:string-value="" calcext:value-type="error">
            <text:p>#DIV/0!</text:p>
          </table:table-cell>
          <table:table-cell table:formula="of:=EXP(-[.C14])-[.C14]^2+3*[.C14]-2" office:value-type="string" office:string-value="" calcext:value-type="error">
            <text:p>#DIV/0!</text:p>
          </table:table-cell>
          <table:table-cell table:formula="of:=EXP(-[.D14])-[.D14]^2+3*[.D14]-2" office:value-type="string" office:string-value="" calcext:value-type="error">
            <text:p>#DIV/0!</text:p>
          </table:table-cell>
          <table:table-cell table:formula="of:= [.D14]- (([.F14]*([.D14]-[.C14]))/([.F14]-[.E14]))" office:value-type="string" office:string-value="" calcext:value-type="error">
            <text:p>#DIV/0!</text:p>
          </table:table-cell>
          <table:table-cell table:formula="of:=EXP(-[.G14])-[.G14]^2+3*[.G14]-2" office:value-type="string" office:string-value="" calcext:value-type="error">
            <text:p>#DIV/0!</text:p>
          </table:table-cell>
          <table:table-cell table:formula="of:=AND([.H14]&lt;=0.0001 ;[.H14]&gt;=0)" office:value-type="string" office:string-value="" calcext:value-type="error">
            <text:p>#DIV/0!</text:p>
          </table:table-cell>
          <table:table-cell table:formula="of:=ABS([.H14])&lt;0.0001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2 [0, 1]</text:p>
          </table:table-cell>
          <table:covered-table-cell table:number-columns-repeated="4"/>
          <table:covered-table-cell table:style-name="ce73"/>
          <table:covered-table-cell table:number-columns-repeated="2"/>
          <table:covered-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-[.C16])-[.C16]^2+3*[.C16]-2" office:value-type="float" office:value="-1" calcext:value-type="float">
            <text:p>-1.00000</text:p>
          </table:table-cell>
          <table:table-cell table:formula="of:=EXP(-[.D16])-[.D16]^2+3*[.D16]-2" office:value-type="float" office:value="0.367879441171442" calcext:value-type="float">
            <text:p>0.36788</text:p>
          </table:table-cell>
          <table:table-cell table:formula="of:= [.D16]- (([.F16]*([.D16]-[.C16]))/([.F16]-[.E16]))" office:value-type="float" office:value="0.731058578630005" calcext:value-type="float">
            <text:p>0.731058578630005</text:p>
          </table:table-cell>
          <table:table-cell table:formula="of:=EXP(-[.G16])-[.G16]^2+3*[.G16]-2" office:value-type="float" office:value="0.140128211948815" calcext:value-type="float">
            <text:p>0.140128</text:p>
          </table:table-cell>
          <table:table-cell table:formula="of:=AND([.H16]&lt;=0.0001 ;[.H16]&gt;=0)" office:value-type="boolean" office:boolean-value="false" calcext:value-type="boolean">
            <text:p>FALSE</text:p>
          </table:table-cell>
          <table:table-cell table:formula="of:=ABS([.H16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16]*[.H16])&lt;0;[.C16];[.G16])" office:value-type="float" office:value="0" calcext:value-type="float">
            <text:p>0.000</text:p>
          </table:table-cell>
          <table:table-cell table:formula="of:=IF(([.F16]*[.H16])&lt;0;[.D16];[.G16])" office:value-type="float" office:value="0.731058578630005" calcext:value-type="float">
            <text:p>0.731058578630005</text:p>
          </table:table-cell>
          <table:table-cell table:formula="of:=EXP(-[.C17])-[.C17]^2+3*[.C17]-2" office:value-type="float" office:value="-1" calcext:value-type="float">
            <text:p>-1.00000</text:p>
          </table:table-cell>
          <table:table-cell table:formula="of:=EXP(-[.D17])-[.D17]^2+3*[.D17]-2" office:value-type="float" office:value="0.140128211948815" calcext:value-type="float">
            <text:p>0.14013</text:p>
          </table:table-cell>
          <table:table-cell table:formula="of:= [.D17]- (([.F17]*([.D17]-[.C17]))/([.F17]-[.E17]))" office:value-type="float" office:value="0.641207340515161" calcext:value-type="float">
            <text:p>0.641207340515161</text:p>
          </table:table-cell>
          <table:table-cell table:formula="of:=EXP(-[.G17])-[.G17]^2+3*[.G17]-2" office:value-type="float" office:value="0.0391313547059724" calcext:value-type="float">
            <text:p>0.039131</text:p>
          </table:table-cell>
          <table:table-cell table:formula="of:=AND([.H17]&lt;=0.0001 ;[.H17]&gt;=0)" office:value-type="boolean" office:boolean-value="false" calcext:value-type="boolean">
            <text:p>FALSE</text:p>
          </table:table-cell>
          <table:table-cell table:formula="of:=ABS([.H17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([.E17]*[.H17])&lt;0;[.C17];[.G17])" office:value-type="float" office:value="0" calcext:value-type="float">
            <text:p>0.000</text:p>
          </table:table-cell>
          <table:table-cell table:formula="of:=IF(([.F17]*[.H17])&lt;0;[.D17];[.G17])" office:value-type="float" office:value="0.641207340515161" calcext:value-type="float">
            <text:p>0.641207340515161</text:p>
          </table:table-cell>
          <table:table-cell table:formula="of:=EXP(-[.C18])-[.C18]^2+3*[.C18]-2" office:value-type="float" office:value="-1" calcext:value-type="float">
            <text:p>-1.00000</text:p>
          </table:table-cell>
          <table:table-cell table:formula="of:=EXP(-[.D18])-[.D18]^2+3*[.D18]-2" office:value-type="float" office:value="0.0391313547059724" calcext:value-type="float">
            <text:p>0.03913</text:p>
          </table:table-cell>
          <table:table-cell table:formula="of:= [.D18]- (([.F18]*([.D18]-[.C18]))/([.F18]-[.E18]))" office:value-type="float" office:value="0.617060911126672" calcext:value-type="float">
            <text:p>0.617060911126672</text:p>
          </table:table-cell>
          <table:table-cell table:formula="of:=EXP(-[.G18])-[.G18]^2+3*[.G18]-2" office:value-type="float" office:value="0.00994639517065732" calcext:value-type="float">
            <text:p>0.009946</text:p>
          </table:table-cell>
          <table:table-cell table:formula="of:=AND([.H18]&lt;=0.0001 ;[.H18]&gt;=0)" office:value-type="boolean" office:boolean-value="false" calcext:value-type="boolean">
            <text:p>FALSE</text:p>
          </table:table-cell>
          <table:table-cell table:formula="of:=ABS([.H18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18]*[.H18])&lt;0;[.C18];[.G18])" office:value-type="float" office:value="0" calcext:value-type="float">
            <text:p>0.000</text:p>
          </table:table-cell>
          <table:table-cell table:formula="of:=IF(([.F18]*[.H18])&lt;0;[.D18];[.G18])" office:value-type="float" office:value="0.617060911126672" calcext:value-type="float">
            <text:p>0.617060911126672</text:p>
          </table:table-cell>
          <table:table-cell table:formula="of:=EXP(-[.C19])-[.C19]^2+3*[.C19]-2" office:value-type="float" office:value="-1" calcext:value-type="float">
            <text:p>-1.00000</text:p>
          </table:table-cell>
          <table:table-cell table:formula="of:=EXP(-[.D19])-[.D19]^2+3*[.D19]-2" office:value-type="float" office:value="0.00994639517065732" calcext:value-type="float">
            <text:p>0.00995</text:p>
          </table:table-cell>
          <table:table-cell table:formula="of:= [.D19]- (([.F19]*([.D19]-[.C19]))/([.F19]-[.E19]))" office:value-type="float" office:value="0.610983824564672" calcext:value-type="float">
            <text:p>0.610983824564672</text:p>
          </table:table-cell>
          <table:table-cell table:formula="of:=EXP(-[.G19])-[.G19]^2+3*[.G19]-2" office:value-type="float" office:value="0.00246680982797765" calcext:value-type="float">
            <text:p>0.002467</text:p>
          </table:table-cell>
          <table:table-cell table:formula="of:=AND([.H19]&lt;=0.0001 ;[.H19]&gt;=0)" office:value-type="boolean" office:boolean-value="false" calcext:value-type="boolean">
            <text:p>FALSE</text:p>
          </table:table-cell>
          <table:table-cell table:formula="of:=ABS([.H19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([.E19]*[.H19])&lt;0;[.C19];[.G19])" office:value-type="float" office:value="0" calcext:value-type="float">
            <text:p>0.000</text:p>
          </table:table-cell>
          <table:table-cell table:formula="of:=IF(([.F19]*[.H19])&lt;0;[.D19];[.G19])" office:value-type="float" office:value="0.610983824564672" calcext:value-type="float">
            <text:p>0.610983824564672</text:p>
          </table:table-cell>
          <table:table-cell table:formula="of:=EXP(-[.C20])-[.C20]^2+3*[.C20]-2" office:value-type="float" office:value="-1" calcext:value-type="float">
            <text:p>-1.00000</text:p>
          </table:table-cell>
          <table:table-cell table:formula="of:=EXP(-[.D20])-[.D20]^2+3*[.D20]-2" office:value-type="float" office:value="0.00246680982797765" calcext:value-type="float">
            <text:p>0.00247</text:p>
          </table:table-cell>
          <table:table-cell table:formula="of:= [.D20]- (([.F20]*([.D20]-[.C20]))/([.F20]-[.E20]))" office:value-type="float" office:value="0.609480352441311" calcext:value-type="float">
            <text:p>0.609480352441311</text:p>
          </table:table-cell>
          <table:table-cell table:formula="of:=EXP(-[.G20])-[.G20]^2+3*[.G20]-2" office:value-type="float" office:value="0.000608050713275077" calcext:value-type="float">
            <text:p>0.000608</text:p>
          </table:table-cell>
          <table:table-cell table:formula="of:=AND([.H20]&lt;=0.0001 ;[.H20]&gt;=0)" office:value-type="boolean" office:boolean-value="false" calcext:value-type="boolean">
            <text:p>FALSE</text:p>
          </table:table-cell>
          <table:table-cell table:formula="of:=ABS([.H20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([.E20]*[.H20])&lt;0;[.C20];[.G20])" office:value-type="float" office:value="0" calcext:value-type="float">
            <text:p>0.000</text:p>
          </table:table-cell>
          <table:table-cell table:formula="of:=IF(([.F20]*[.H20])&lt;0;[.D20];[.G20])" office:value-type="float" office:value="0.609480352441311" calcext:value-type="float">
            <text:p>0.609480352441311</text:p>
          </table:table-cell>
          <table:table-cell table:formula="of:=EXP(-[.C21])-[.C21]^2+3*[.C21]-2" office:value-type="float" office:value="-1" calcext:value-type="float">
            <text:p>-1.00000</text:p>
          </table:table-cell>
          <table:table-cell table:formula="of:=EXP(-[.D21])-[.D21]^2+3*[.D21]-2" office:value-type="float" office:value="0.000608050713275077" calcext:value-type="float">
            <text:p>0.00061</text:p>
          </table:table-cell>
          <table:table-cell table:formula="of:= [.D21]- (([.F21]*([.D21]-[.C21]))/([.F21]-[.E21]))" office:value-type="float" office:value="0.609109982681878" calcext:value-type="float">
            <text:p>0.609109982681878</text:p>
          </table:table-cell>
          <table:table-cell table:formula="of:=EXP(-[.G21])-[.G21]^2+3*[.G21]-2" office:value-type="float" office:value="0.000149653067054611" calcext:value-type="float">
            <text:p>0.000150</text:p>
          </table:table-cell>
          <table:table-cell table:formula="of:=AND([.H21]&lt;=0.0001 ;[.H21]&gt;=0)" office:value-type="boolean" office:boolean-value="false" calcext:value-type="boolean">
            <text:p>FALSE</text:p>
          </table:table-cell>
          <table:table-cell table:formula="of:=ABS([.H21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87" office:value-type="float" office:value="7" calcext:value-type="float">
            <text:p>7</text:p>
          </table:table-cell>
          <table:table-cell table:formula="of:=IF(([.E21]*[.H21])&lt;0;[.C21];[.G21])" office:value-type="float" office:value="0" calcext:value-type="float">
            <text:p>0.000</text:p>
          </table:table-cell>
          <table:table-cell table:formula="of:=IF(([.F21]*[.H21])&lt;0;[.D21];[.G21])" office:value-type="float" office:value="0.609109982681878" calcext:value-type="float">
            <text:p>0.609109982681878</text:p>
          </table:table-cell>
          <table:table-cell table:formula="of:=EXP(-[.C22])-[.C22]^2+3*[.C22]-2" office:value-type="float" office:value="-1" calcext:value-type="float">
            <text:p>-1.00000</text:p>
          </table:table-cell>
          <table:table-cell table:formula="of:=EXP(-[.D22])-[.D22]^2+3*[.D22]-2" office:value-type="float" office:value="0.000149653067054611" calcext:value-type="float">
            <text:p>0.00015</text:p>
          </table:table-cell>
          <table:table-cell table:style-name="ce90" table:formula="of:= [.D22]- (([.F22]*([.D22]-[.C22]))/([.F22]-[.E22]))" office:value-type="float" office:value="0.609018841144407" calcext:value-type="float">
            <text:p>0.609018841144407</text:p>
          </table:table-cell>
          <table:table-cell table:formula="of:=EXP(-[.G22])-[.G22]^2+3*[.G22]-2" office:value-type="float" office:value="0.0000368187758117422" calcext:value-type="float">
            <text:p>0.000037</text:p>
          </table:table-cell>
          <table:table-cell table:formula="of:=AND([.H22]&lt;=0.0001 ;[.H22]&gt;=0)" office:value-type="boolean" office:boolean-value="true" calcext:value-type="boolean">
            <text:p>TRUE</text:p>
          </table:table-cell>
          <table:table-cell table:style-name="ce92" table:formula="of:=ABS([.H22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([.E22]*[.H22])&lt;0;[.C22];[.G22])" office:value-type="float" office:value="0" calcext:value-type="float">
            <text:p>0.000</text:p>
          </table:table-cell>
          <table:table-cell table:formula="of:=IF(([.F22]*[.H22])&lt;0;[.D22];[.G22])" office:value-type="float" office:value="0.609018841144407" calcext:value-type="float">
            <text:p>0.609018841144407</text:p>
          </table:table-cell>
          <table:table-cell table:formula="of:=EXP(-[.C23])-[.C23]^2+3*[.C23]-2" office:value-type="float" office:value="-1" calcext:value-type="float">
            <text:p>-1.00000</text:p>
          </table:table-cell>
          <table:table-cell table:formula="of:=EXP(-[.D23])-[.D23]^2+3*[.D23]-2" office:value-type="float" office:value="0.0000368187758117422" calcext:value-type="float">
            <text:p>0.00004</text:p>
          </table:table-cell>
          <table:table-cell table:formula="of:= [.D23]- (([.F23]*([.D23]-[.C23]))/([.F23]-[.E23]))" office:value-type="float" office:value="0.608996418641799" calcext:value-type="float">
            <text:p>0.608996418641799</text:p>
          </table:table-cell>
          <table:table-cell table:formula="of:=EXP(-[.G23])-[.G23]^2+3*[.G23]-2" office:value-type="float" office:value="0.00000905760093594665" calcext:value-type="float">
            <text:p>0.000009</text:p>
          </table:table-cell>
          <table:table-cell table:formula="of:=AND([.H23]&lt;=0.0001 ;[.H23]&gt;=0)" office:value-type="boolean" office:boolean-value="true" calcext:value-type="boolean">
            <text:p>TRUE</text:p>
          </table:table-cell>
          <table:table-cell table:formula="of:=ABS([.H23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([.E23]*[.H23])&lt;0;[.C23];[.G23])" office:value-type="float" office:value="0" calcext:value-type="float">
            <text:p>0.000</text:p>
          </table:table-cell>
          <table:table-cell table:formula="of:=IF(([.F23]*[.H23])&lt;0;[.D23];[.G23])" office:value-type="float" office:value="0.608996418641799" calcext:value-type="float">
            <text:p>0.608996418641799</text:p>
          </table:table-cell>
          <table:table-cell table:formula="of:=EXP(-[.C24])-[.C24]^2+3*[.C24]-2" office:value-type="float" office:value="-1" calcext:value-type="float">
            <text:p>-1.00000</text:p>
          </table:table-cell>
          <table:table-cell table:formula="of:=EXP(-[.D24])-[.D24]^2+3*[.D24]-2" office:value-type="float" office:value="0.00000905760093594665" calcext:value-type="float">
            <text:p>0.00001</text:p>
          </table:table-cell>
          <table:table-cell table:formula="of:= [.D24]- (([.F24]*([.D24]-[.C24]))/([.F24]-[.E24]))" office:value-type="float" office:value="0.608990902645229" calcext:value-type="float">
            <text:p>0.608990902645229</text:p>
          </table:table-cell>
          <table:table-cell table:formula="of:=EXP(-[.G24])-[.G24]^2+3*[.G24]-2" office:value-type="float" office:value="0.00000222816428241401" calcext:value-type="float">
            <text:p>0.000002</text:p>
          </table:table-cell>
          <table:table-cell table:formula="of:=AND([.H24]&lt;=0.0001 ;[.H24]&gt;=0)" office:value-type="boolean" office:boolean-value="true" calcext:value-type="boolean">
            <text:p>TRUE</text:p>
          </table:table-cell>
          <table:table-cell table:formula="of:=ABS([.H24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([.E24]*[.H24])&lt;0;[.C24];[.G24])" office:value-type="float" office:value="0" calcext:value-type="float">
            <text:p>0.000</text:p>
          </table:table-cell>
          <table:table-cell table:formula="of:=IF(([.F24]*[.H24])&lt;0;[.D24];[.G24])" office:value-type="float" office:value="0.608990902645229" calcext:value-type="float">
            <text:p>0.608990902645229</text:p>
          </table:table-cell>
          <table:table-cell table:formula="of:=EXP(-[.C25])-[.C25]^2+3*[.C25]-2" office:value-type="float" office:value="-1" calcext:value-type="float">
            <text:p>-1.00000</text:p>
          </table:table-cell>
          <table:table-cell table:formula="of:=EXP(-[.D25])-[.D25]^2+3*[.D25]-2" office:value-type="float" office:value="0.00000222816428241401" calcext:value-type="float">
            <text:p>0.00000</text:p>
          </table:table-cell>
          <table:table-cell table:formula="of:= [.D25]- (([.F25]*([.D25]-[.C25]))/([.F25]-[.E25]))" office:value-type="float" office:value="0.608989545716475" calcext:value-type="float">
            <text:p>0.608989545716475</text:p>
          </table:table-cell>
          <table:table-cell table:formula="of:=EXP(-[.G25])-[.G25]^2+3*[.G25]-2" office:value-type="float" office:value="0.00000054812400218651" calcext:value-type="float">
            <text:p>0.000001</text:p>
          </table:table-cell>
          <table:table-cell table:formula="of:=AND([.H25]&lt;=0.0001 ;[.H25]&gt;=0)" office:value-type="boolean" office:boolean-value="true" calcext:value-type="boolean">
            <text:p>TRUE</text:p>
          </table:table-cell>
          <table:table-cell table:formula="of:=ABS([.H25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3 [2, 3]</text:p>
          </table:table-cell>
          <table:covered-table-cell table:number-columns-repeated="4"/>
          <table:covered-table-cell table:style-name="ce73"/>
          <table:covered-table-cell table:number-columns-repeated="2"/>
          <table:covered-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EXP(-[.C27])-[.C27]^2+3*[.C27]-2" office:value-type="float" office:value="0.135335283236613" calcext:value-type="float">
            <text:p>0.13534</text:p>
          </table:table-cell>
          <table:table-cell table:formula="of:=EXP(-[.D27])-[.D27]^2+3*[.D27]-2" office:value-type="float" office:value="-1.95021293163214" calcext:value-type="float">
            <text:p>-1.95021</text:p>
          </table:table-cell>
          <table:table-cell table:formula="of:= [.D27]- (([.F27]*([.D27]-[.C27]))/([.F27]-[.E27]))" office:value-type="float" office:value="2.06489194652598" calcext:value-type="float">
            <text:p>2.06489194652598</text:p>
          </table:table-cell>
          <table:table-cell table:formula="of:=EXP(-[.G27])-[.G27]^2+3*[.G27]-2" office:value-type="float" office:value="0.0577290832153148" calcext:value-type="float">
            <text:p>0.057729</text:p>
          </table:table-cell>
          <table:table-cell table:formula="of:=AND([.H27]&lt;=0.0001 ;[.H27]&gt;=0)" office:value-type="boolean" office:boolean-value="false" calcext:value-type="boolean">
            <text:p>FALSE</text:p>
          </table:table-cell>
          <table:table-cell table:formula="of:=ABS([.H27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27]*[.H27])&lt;0;[.C27];[.G27])" office:value-type="float" office:value="2.06489194652598" calcext:value-type="float">
            <text:p>2.065</text:p>
          </table:table-cell>
          <table:table-cell table:formula="of:=IF(([.F27]*[.H27])&lt;0;[.D27];[.G27])" office:value-type="float" office:value="3" calcext:value-type="float">
            <text:p>3</text:p>
          </table:table-cell>
          <table:table-cell table:formula="of:=EXP(-[.C28])-[.C28]^2+3*[.C28]-2" office:value-type="float" office:value="0.0577290832153148" calcext:value-type="float">
            <text:p>0.05773</text:p>
          </table:table-cell>
          <table:table-cell table:formula="of:=EXP(-[.D28])-[.D28]^2+3*[.D28]-2" office:value-type="float" office:value="-1.95021293163214" calcext:value-type="float">
            <text:p>-1.95021</text:p>
          </table:table-cell>
          <table:table-cell table:formula="of:= [.D28]- (([.F28]*([.D28]-[.C28]))/([.F28]-[.E28]))" office:value-type="float" office:value="2.09177665247622" calcext:value-type="float">
            <text:p>2.09177665247622</text:p>
          </table:table-cell>
          <table:table-cell table:formula="of:=EXP(-[.G28])-[.G28]^2+3*[.G28]-2" office:value-type="float" office:value="0.0232679754386629" calcext:value-type="float">
            <text:p>0.023268</text:p>
          </table:table-cell>
          <table:table-cell table:formula="of:=AND([.H28]&lt;=0.0001 ;[.H28]&gt;=0)" office:value-type="boolean" office:boolean-value="false" calcext:value-type="boolean">
            <text:p>FALSE</text:p>
          </table:table-cell>
          <table:table-cell table:formula="of:=ABS([.H28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([.E28]*[.H28])&lt;0;[.C28];[.G28])" office:value-type="float" office:value="2.09177665247622" calcext:value-type="float">
            <text:p>2.092</text:p>
          </table:table-cell>
          <table:table-cell table:formula="of:=IF(([.F28]*[.H28])&lt;0;[.D28];[.G28])" office:value-type="float" office:value="3" calcext:value-type="float">
            <text:p>3</text:p>
          </table:table-cell>
          <table:table-cell table:formula="of:=EXP(-[.C29])-[.C29]^2+3*[.C29]-2" office:value-type="float" office:value="0.0232679754386629" calcext:value-type="float">
            <text:p>0.02327</text:p>
          </table:table-cell>
          <table:table-cell table:formula="of:=EXP(-[.D29])-[.D29]^2+3*[.D29]-2" office:value-type="float" office:value="-1.95021293163214" calcext:value-type="float">
            <text:p>-1.95021</text:p>
          </table:table-cell>
          <table:table-cell table:formula="of:= [.D29]- (([.F29]*([.D29]-[.C29]))/([.F29]-[.E29]))" office:value-type="float" office:value="2.10248489822985" calcext:value-type="float">
            <text:p>2.10248489822985</text:p>
          </table:table-cell>
          <table:table-cell table:formula="of:=EXP(-[.G29])-[.G29]^2+3*[.G29]-2" office:value-type="float" office:value="0.00916446165022311" calcext:value-type="float">
            <text:p>0.009164</text:p>
          </table:table-cell>
          <table:table-cell table:formula="of:=AND([.H29]&lt;=0.0001 ;[.H29]&gt;=0)" office:value-type="boolean" office:boolean-value="false" calcext:value-type="boolean">
            <text:p>FALSE</text:p>
          </table:table-cell>
          <table:table-cell table:formula="of:=ABS([.H29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29]*[.H29])&lt;0;[.C29];[.G29])" office:value-type="float" office:value="2.10248489822985" calcext:value-type="float">
            <text:p>2.102</text:p>
          </table:table-cell>
          <table:table-cell table:formula="of:=IF(([.F29]*[.H29])&lt;0;[.D29];[.G29])" office:value-type="float" office:value="3" calcext:value-type="float">
            <text:p>3</text:p>
          </table:table-cell>
          <table:table-cell table:formula="of:=EXP(-[.C30])-[.C30]^2+3*[.C30]-2" office:value-type="float" office:value="0.00916446165022311" calcext:value-type="float">
            <text:p>0.00916</text:p>
          </table:table-cell>
          <table:table-cell table:formula="of:=EXP(-[.D30])-[.D30]^2+3*[.D30]-2" office:value-type="float" office:value="-1.95021293163214" calcext:value-type="float">
            <text:p>-1.95021</text:p>
          </table:table-cell>
          <table:table-cell table:formula="of:= [.D30]- (([.F30]*([.D30]-[.C30]))/([.F30]-[.E30]))" office:value-type="float" office:value="2.10668278412915" calcext:value-type="float">
            <text:p>2.10668278412915</text:p>
          </table:table-cell>
          <table:table-cell table:formula="of:=EXP(-[.G30])-[.G30]^2+3*[.G30]-2" office:value-type="float" office:value="0.00357680616579081" calcext:value-type="float">
            <text:p>0.003577</text:p>
          </table:table-cell>
          <table:table-cell table:formula="of:=AND([.H30]&lt;=0.0001 ;[.H30]&gt;=0)" office:value-type="boolean" office:boolean-value="false" calcext:value-type="boolean">
            <text:p>FALSE</text:p>
          </table:table-cell>
          <table:table-cell table:formula="of:=ABS([.H30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([.E30]*[.H30])&lt;0;[.C30];[.G30])" office:value-type="float" office:value="2.10668278412915" calcext:value-type="float">
            <text:p>2.107</text:p>
          </table:table-cell>
          <table:table-cell table:formula="of:=IF(([.F30]*[.H30])&lt;0;[.D30];[.G30])" office:value-type="float" office:value="3" calcext:value-type="float">
            <text:p>3</text:p>
          </table:table-cell>
          <table:table-cell table:formula="of:=EXP(-[.C31])-[.C31]^2+3*[.C31]-2" office:value-type="float" office:value="0.00357680616579081" calcext:value-type="float">
            <text:p>0.00358</text:p>
          </table:table-cell>
          <table:table-cell table:formula="of:=EXP(-[.D31])-[.D31]^2+3*[.D31]-2" office:value-type="float" office:value="-1.95021293163214" calcext:value-type="float">
            <text:p>-1.95021</text:p>
          </table:table-cell>
          <table:table-cell table:formula="of:= [.D31]- (([.F31]*([.D31]-[.C31]))/([.F31]-[.E31]))" office:value-type="float" office:value="2.10831818146179" calcext:value-type="float">
            <text:p>2.10831818146179</text:p>
          </table:table-cell>
          <table:table-cell table:formula="of:=EXP(-[.G31])-[.G31]^2+3*[.G31]-2" office:value-type="float" office:value="0.00139102835366778" calcext:value-type="float">
            <text:p>0.001391</text:p>
          </table:table-cell>
          <table:table-cell table:formula="of:=AND([.H31]&lt;=0.0001 ;[.H31]&gt;=0)" office:value-type="boolean" office:boolean-value="false" calcext:value-type="boolean">
            <text:p>FALSE</text:p>
          </table:table-cell>
          <table:table-cell table:formula="of:=ABS([.H31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([.E31]*[.H31])&lt;0;[.C31];[.G31])" office:value-type="float" office:value="2.10831818146179" calcext:value-type="float">
            <text:p>2.108</text:p>
          </table:table-cell>
          <table:table-cell table:formula="of:=IF(([.F31]*[.H31])&lt;0;[.D31];[.G31])" office:value-type="float" office:value="3" calcext:value-type="float">
            <text:p>3</text:p>
          </table:table-cell>
          <table:table-cell table:formula="of:=EXP(-[.C32])-[.C32]^2+3*[.C32]-2" office:value-type="float" office:value="0.00139102835366778" calcext:value-type="float">
            <text:p>0.00139</text:p>
          </table:table-cell>
          <table:table-cell table:formula="of:=EXP(-[.D32])-[.D32]^2+3*[.D32]-2" office:value-type="float" office:value="-1.95021293163214" calcext:value-type="float">
            <text:p>-1.95021</text:p>
          </table:table-cell>
          <table:table-cell table:formula="of:= [.D32]- (([.F32]*([.D32]-[.C32]))/([.F32]-[.E32]))" office:value-type="float" office:value="2.10895373801807" calcext:value-type="float">
            <text:p>2.10895373801807</text:p>
          </table:table-cell>
          <table:table-cell table:formula="of:=EXP(-[.G32])-[.G32]^2+3*[.G32]-2" office:value-type="float" office:value="0.000540224442820758" calcext:value-type="float">
            <text:p>0.000540</text:p>
          </table:table-cell>
          <table:table-cell table:formula="of:=AND([.H32]&lt;=0.0001 ;[.H32]&gt;=0)" office:value-type="boolean" office:boolean-value="false" calcext:value-type="boolean">
            <text:p>FALSE</text:p>
          </table:table-cell>
          <table:table-cell table:formula="of:=ABS([.H32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([.E32]*[.H32])&lt;0;[.C32];[.G32])" office:value-type="float" office:value="2.10895373801807" calcext:value-type="float">
            <text:p>2.109</text:p>
          </table:table-cell>
          <table:table-cell table:formula="of:=IF(([.F32]*[.H32])&lt;0;[.D32];[.G32])" office:value-type="float" office:value="3" calcext:value-type="float">
            <text:p>3</text:p>
          </table:table-cell>
          <table:table-cell table:formula="of:=EXP(-[.C33])-[.C33]^2+3*[.C33]-2" office:value-type="float" office:value="0.000540224442820758" calcext:value-type="float">
            <text:p>0.00054</text:p>
          </table:table-cell>
          <table:table-cell table:formula="of:=EXP(-[.D33])-[.D33]^2+3*[.D33]-2" office:value-type="float" office:value="-1.95021293163214" calcext:value-type="float">
            <text:p>-1.95021</text:p>
          </table:table-cell>
          <table:table-cell table:formula="of:= [.D33]- (([.F33]*([.D33]-[.C33]))/([.F33]-[.E33]))" office:value-type="float" office:value="2.10920049654255" calcext:value-type="float">
            <text:p>2.10920049654255</text:p>
          </table:table-cell>
          <table:table-cell table:formula="of:=EXP(-[.G33])-[.G33]^2+3*[.G33]-2" office:value-type="float" office:value="0.00020969037736851" calcext:value-type="float">
            <text:p>0.000210</text:p>
          </table:table-cell>
          <table:table-cell table:formula="of:=AND([.H33]&lt;=0.0001 ;[.H33]&gt;=0)" office:value-type="boolean" office:boolean-value="false" calcext:value-type="boolean">
            <text:p>FALSE</text:p>
          </table:table-cell>
          <table:table-cell table:formula="of:=ABS([.H33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87" office:value-type="float" office:value="8" calcext:value-type="float">
            <text:p>8</text:p>
          </table:table-cell>
          <table:table-cell table:formula="of:=IF(([.E33]*[.H33])&lt;0;[.C33];[.G33])" office:value-type="float" office:value="2.10920049654255" calcext:value-type="float">
            <text:p>2.109</text:p>
          </table:table-cell>
          <table:table-cell table:formula="of:=IF(([.F33]*[.H33])&lt;0;[.D33];[.G33])" office:value-type="float" office:value="3" calcext:value-type="float">
            <text:p>3</text:p>
          </table:table-cell>
          <table:table-cell table:formula="of:=EXP(-[.C34])-[.C34]^2+3*[.C34]-2" office:value-type="float" office:value="0.00020969037736851" calcext:value-type="float">
            <text:p>0.00021</text:p>
          </table:table-cell>
          <table:table-cell table:formula="of:=EXP(-[.D34])-[.D34]^2+3*[.D34]-2" office:value-type="float" office:value="-1.95021293163214" calcext:value-type="float">
            <text:p>-1.95021</text:p>
          </table:table-cell>
          <table:table-cell table:style-name="ce90" table:formula="of:= [.D34]- (([.F34]*([.D34]-[.C34]))/([.F34]-[.E34]))" office:value-type="float" office:value="2.1092962665987" calcext:value-type="float">
            <text:p>2.1092962665987</text:p>
          </table:table-cell>
          <table:table-cell table:formula="of:=EXP(-[.G34])-[.G34]^2+3*[.G34]-2" office:value-type="float" office:value="0.0000813751767800852" calcext:value-type="float">
            <text:p>0.000081</text:p>
          </table:table-cell>
          <table:table-cell table:formula="of:=AND([.H34]&lt;=0.0001 ;[.H34]&gt;=0)" office:value-type="boolean" office:boolean-value="true" calcext:value-type="boolean">
            <text:p>TRUE</text:p>
          </table:table-cell>
          <table:table-cell table:style-name="ce92" table:formula="of:=ABS([.H34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([.E34]*[.H34])&lt;0;[.C34];[.G34])" office:value-type="float" office:value="2.1092962665987" calcext:value-type="float">
            <text:p>2.109</text:p>
          </table:table-cell>
          <table:table-cell table:formula="of:=IF(([.F34]*[.H34])&lt;0;[.D34];[.G34])" office:value-type="float" office:value="3" calcext:value-type="float">
            <text:p>3</text:p>
          </table:table-cell>
          <table:table-cell table:formula="of:=EXP(-[.C35])-[.C35]^2+3*[.C35]-2" office:value-type="float" office:value="0.0000813751767800852" calcext:value-type="float">
            <text:p>0.00008</text:p>
          </table:table-cell>
          <table:table-cell table:formula="of:=EXP(-[.D35])-[.D35]^2+3*[.D35]-2" office:value-type="float" office:value="-1.95021293163214" calcext:value-type="float">
            <text:p>-1.95021</text:p>
          </table:table-cell>
          <table:table-cell table:formula="of:= [.D35]- (([.F35]*([.D35]-[.C35]))/([.F35]-[.E35]))" office:value-type="float" office:value="2.10933343082233" calcext:value-type="float">
            <text:p>2.10933343082233</text:p>
          </table:table-cell>
          <table:table-cell table:formula="of:=EXP(-[.G35])-[.G35]^2+3*[.G35]-2" office:value-type="float" office:value="0.0000315769471299632" calcext:value-type="float">
            <text:p>0.000032</text:p>
          </table:table-cell>
          <table:table-cell table:formula="of:=AND([.H35]&lt;=0.0001 ;[.H35]&gt;=0)" office:value-type="boolean" office:boolean-value="true" calcext:value-type="boolean">
            <text:p>TRUE</text:p>
          </table:table-cell>
          <table:table-cell table:formula="of:=ABS([.H35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([.E35]*[.H35])&lt;0;[.C35];[.G35])" office:value-type="float" office:value="2.10933343082233" calcext:value-type="float">
            <text:p>2.109</text:p>
          </table:table-cell>
          <table:table-cell table:formula="of:=IF(([.F35]*[.H35])&lt;0;[.D35];[.G35])" office:value-type="float" office:value="3" calcext:value-type="float">
            <text:p>3</text:p>
          </table:table-cell>
          <table:table-cell table:formula="of:=EXP(-[.C36])-[.C36]^2+3*[.C36]-2" office:value-type="float" office:value="0.0000315769471299632" calcext:value-type="float">
            <text:p>0.00003</text:p>
          </table:table-cell>
          <table:table-cell table:formula="of:=EXP(-[.D36])-[.D36]^2+3*[.D36]-2" office:value-type="float" office:value="-1.95021293163214" calcext:value-type="float">
            <text:p>-1.95021</text:p>
          </table:table-cell>
          <table:table-cell table:formula="of:= [.D36]- (([.F36]*([.D36]-[.C36]))/([.F36]-[.E36]))" office:value-type="float" office:value="2.10934785185059" calcext:value-type="float">
            <text:p>2.10934785185059</text:p>
          </table:table-cell>
          <table:table-cell table:formula="of:=EXP(-[.G36])-[.G36]^2+3*[.G36]-2" office:value-type="float" office:value="0.0000122527805892503" calcext:value-type="float">
            <text:p>0.000012</text:p>
          </table:table-cell>
          <table:table-cell table:formula="of:=AND([.H36]&lt;=0.0001 ;[.H36]&gt;=0)" office:value-type="boolean" office:boolean-value="true" calcext:value-type="boolean">
            <text:p>TRUE</text:p>
          </table:table-cell>
          <table:table-cell table:formula="of:=ABS([.H36])&lt;0.0001" office:value-type="boolean" office:boolean-value="true" calcext:value-type="boolean">
            <text:p>TRUE</text:p>
          </table:table-cell>
        </table:table-row>
      </table:table>
      <table:table table:name="Newton-Rapshon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70"/>
        <table:table-column table:style-name="co1" table:default-cell-style-name="Default"/>
        <table:table-column table:style-name="co1" table:default-cell-style-name="ce75"/>
        <table:table-column table:style-name="co1" table:default-cell-style-name="ce49"/>
        <table:table-column table:style-name="co1" table:default-cell-style-name="ce77"/>
        <table:table-column table:style-name="co1" table:number-columns-repeated="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Iterasi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f(A)</text:p>
          </table:table-cell>
          <table:table-cell table:style-name="ce41" office:value-type="string" calcext:value-type="string">
            <text:p>f(B)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f(T)</text:p>
          </table:table-cell>
          <table:table-cell table:style-name="ce41" office:value-type="string" calcext:value-type="string">
            <text:p>&lt;= Toleransi</text:p>
          </table:table-cell>
          <table:table-cell table:style-name="ce41" office:value-type="string" calcext:value-type="string">
            <text:p>Abs</text:p>
          </table:table-cell>
          <table:table-cell/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xn</text:p>
          </table:table-cell>
          <table:table-cell table:style-name="ce41" office:value-type="string" calcext:value-type="string">
            <text:p>f(xn)</text:p>
          </table:table-cell>
          <table:table-cell table:style-name="ce41" office:value-type="string" calcext:value-type="string">
            <text:p>f’(xn)</text:p>
          </table:table-cell>
          <table:table-cell table:style-name="ce41" office:value-type="string" calcext:value-type="string">
            <text:p>Xn+1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1 [-3, -2]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style-name="ce14"/>
          <table:covered-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ce70" table:formula="of:=EXP(-[.M5])-[.M5]^2+3*[.M5]-2" office:value-type="float" office:value="106.413159102577" calcext:value-type="float">
            <text:p>106.41316</text:p>
          </table:table-cell>
          <table:table-cell table:formula="of:=-EXP(-[.M5])-2*[.M5]+3" office:value-type="float" office:value="-135.413159102577" calcext:value-type="float">
            <text:p>-135.413159102577</text:p>
          </table:table-cell>
          <table:table-cell table:formula="of:=[.M5]-([.N5]/[.O5])" office:value-type="float" office:value="-4.21415939331297" calcext:value-type="float">
            <text:p>-4.21415939331297</text:p>
          </table:table-cell>
          <table:table-cell table:style-name="ce77" table:formula="of:=ABS([.P5]-[.M5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EXP(-[.C6])-[.C6]^2+3*[.C6]-2" office:value-type="float" office:value="0.0855369231876679" calcext:value-type="float">
            <text:p>0.08554</text:p>
          </table:table-cell>
          <table:table-cell table:formula="of:=EXP(-[.D6])-[.D6]^2+3*[.D6]-2" office:value-type="float" office:value="-4.61094390106935" calcext:value-type="float">
            <text:p>-4.61094</text:p>
          </table:table-cell>
          <table:table-cell table:formula="of:= [.D6]- (([.F6]*([.D6]-[.C6]))/([.F6]-[.E6]))" office:value-type="float" office:value="-2.98178701747362" calcext:value-type="float">
            <text:p>-2.98178701747362</text:p>
          </table:table-cell>
          <table:table-cell table:formula="of:=EXP(-[.G6])-[.G6]^2+3*[.G6]-2" office:value-type="float" office:value="-0.113384298290784" calcext:value-type="float">
            <text:p>-0.113384</text:p>
          </table:table-cell>
          <table:table-cell table:formula="of:=AND([.H6]&lt;=0.0001 ;[.H6]&gt;=0)" office:value-type="boolean" office:boolean-value="false" calcext:value-type="boolean">
            <text:p>FALSE</text:p>
          </table:table-cell>
          <table:table-cell table:formula="of:=ABS([.H6])&lt;0.0001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5]" office:value-type="float" office:value="-4.21415939331297" calcext:value-type="float">
            <text:p>-4.21415939331297</text:p>
          </table:table-cell>
          <table:table-cell table:style-name="ce70" table:formula="of:=EXP(-[.M6])-[.M6]^2+3*[.M6]-2" office:value-type="float" office:value="35.2356680405529" calcext:value-type="float">
            <text:p>35.23567</text:p>
          </table:table-cell>
          <table:table-cell table:formula="of:=-EXP(-[.M6])-2*[.M6]+3" office:value-type="float" office:value="-56.2089668261138" calcext:value-type="float">
            <text:p>-56.2089668261138</text:p>
          </table:table-cell>
          <table:table-cell table:formula="of:=[.M6]-([.N6]/[.O6])" office:value-type="float" office:value="-3.58729022936699" calcext:value-type="float">
            <text:p>-3.58729022936699</text:p>
          </table:table-cell>
          <table:table-cell table:style-name="ce77" table:formula="of:=ABS([.P6]-[.M6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6]*[.H6])&lt;0;[.C6];[.G6])" office:value-type="float" office:value="-3" calcext:value-type="float">
            <text:p>-3.000</text:p>
          </table:table-cell>
          <table:table-cell table:formula="of:=IF(([.F6]*[.H6])&lt;0;[.D6];[.G6])" office:value-type="float" office:value="-2.98178701747362" calcext:value-type="float">
            <text:p>-2.98178701747362</text:p>
          </table:table-cell>
          <table:table-cell table:formula="of:=EXP(-[.C7])-[.C7]^2+3*[.C7]-2" office:value-type="float" office:value="0.0855369231876679" calcext:value-type="float">
            <text:p>0.08554</text:p>
          </table:table-cell>
          <table:table-cell table:formula="of:=EXP(-[.D7])-[.D7]^2+3*[.D7]-2" office:value-type="float" office:value="-0.113384298290784" calcext:value-type="float">
            <text:p>-0.11338</text:p>
          </table:table-cell>
          <table:table-cell table:formula="of:= [.D7]- (([.F7]*([.D7]-[.C7]))/([.F7]-[.E7]))" office:value-type="float" office:value="-2.99216834445416" calcext:value-type="float">
            <text:p>-2.99216834445416</text:p>
          </table:table-cell>
          <table:table-cell table:formula="of:=EXP(-[.G7])-[.G7]^2+3*[.G7]-2" office:value-type="float" office:value="-0.000728151763922824" calcext:value-type="float">
            <text:p>-0.000728</text:p>
          </table:table-cell>
          <table:table-cell table:formula="of:=AND([.H7]&lt;=0.0001 ;[.H7]&gt;=0)" office:value-type="boolean" office:boolean-value="false" calcext:value-type="boolean">
            <text:p>FALSE</text:p>
          </table:table-cell>
          <table:table-cell table:formula="of:=ABS([.H7])&lt;0.0001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6]" office:value-type="float" office:value="-3.58729022936699" calcext:value-type="float">
            <text:p>-3.58729022936699</text:p>
          </table:table-cell>
          <table:table-cell table:style-name="ce70" table:formula="of:=EXP(-[.M7])-[.M7]^2+3*[.M7]-2" office:value-type="float" office:value="10.5055009245412" calcext:value-type="float">
            <text:p>10.50550</text:p>
          </table:table-cell>
          <table:table-cell table:formula="of:=-EXP(-[.M7])-2*[.M7]+3" office:value-type="float" office:value="-25.9614423436201" calcext:value-type="float">
            <text:p>-25.9614423436201</text:p>
          </table:table-cell>
          <table:table-cell table:formula="of:=[.M7]-([.N7]/[.O7])" office:value-type="float" office:value="-3.18263239928604" calcext:value-type="float">
            <text:p>-3.18263239928604</text:p>
          </table:table-cell>
          <table:table-cell table:style-name="ce77" table:formula="of:=ABS([.P7]-[.M7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87" office:value-type="float" office:value="3" calcext:value-type="float">
            <text:p>3</text:p>
          </table:table-cell>
          <table:table-cell table:formula="of:=IF(([.E7]*[.H7])&lt;0;[.C7];[.G7])" office:value-type="float" office:value="-3" calcext:value-type="float">
            <text:p>-3.000</text:p>
          </table:table-cell>
          <table:table-cell table:formula="of:=IF(([.F7]*[.H7])&lt;0;[.D7];[.G7])" office:value-type="float" office:value="-2.99216834445416" calcext:value-type="float">
            <text:p>-2.99216834445416</text:p>
          </table:table-cell>
          <table:table-cell table:formula="of:=EXP(-[.C8])-[.C8]^2+3*[.C8]-2" office:value-type="float" office:value="0.0855369231876679" calcext:value-type="float">
            <text:p>0.08554</text:p>
          </table:table-cell>
          <table:table-cell table:formula="of:=EXP(-[.D8])-[.D8]^2+3*[.D8]-2" office:value-type="float" office:value="-0.000728151763922824" calcext:value-type="float">
            <text:p>-0.00073</text:p>
          </table:table-cell>
          <table:table-cell table:style-name="ce89" table:formula="of:= [.D8]- (([.F8]*([.D8]-[.C8]))/([.F8]-[.E8]))" office:value-type="float" office:value="-2.99223445039336" calcext:value-type="float">
            <text:p>-2.99223445039336</text:p>
          </table:table-cell>
          <table:table-cell table:formula="of:=EXP(-[.G8])-[.G8]^2+3*[.G8]-2" office:value-type="float" office:value="-0.00000461537041118731" calcext:value-type="float">
            <text:p>-0.000005</text:p>
          </table:table-cell>
          <table:table-cell table:formula="of:=AND([.H8]&lt;=0.0001 ;[.H8]&gt;=0)" office:value-type="boolean" office:boolean-value="false" calcext:value-type="boolean">
            <text:p>FALSE</text:p>
          </table:table-cell>
          <table:table-cell table:style-name="ce91" table:formula="of:=ABS([.H8])&lt;0.0001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7]" office:value-type="float" office:value="-3.18263239928604" calcext:value-type="float">
            <text:p>-3.18263239928604</text:p>
          </table:table-cell>
          <table:table-cell table:style-name="ce70" table:formula="of:=EXP(-[.M8])-[.M8]^2+3*[.M8]-2" office:value-type="float" office:value="2.43309141156053" calcext:value-type="float">
            <text:p>2.43309</text:p>
          </table:table-cell>
          <table:table-cell table:formula="of:=-EXP(-[.M8])-2*[.M8]+3" office:value-type="float" office:value="-14.7448727998318" calcext:value-type="float">
            <text:p>-14.7448727998318</text:p>
          </table:table-cell>
          <table:table-cell table:formula="of:=[.M8]-([.N8]/[.O8])" office:value-type="float" office:value="-3.0176196898113" calcext:value-type="float">
            <text:p>-3.0176196898113</text:p>
          </table:table-cell>
          <table:table-cell table:style-name="ce77" table:formula="of:=ABS([.P8]-[.M8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8]*[.H8])&lt;0;[.C8];[.G8])" office:value-type="float" office:value="-3" calcext:value-type="float">
            <text:p>-3.000</text:p>
          </table:table-cell>
          <table:table-cell table:formula="of:=IF(([.F8]*[.H8])&lt;0;[.D8];[.G8])" office:value-type="float" office:value="-2.99223445039336" calcext:value-type="float">
            <text:p>-2.99223445039336</text:p>
          </table:table-cell>
          <table:table-cell table:formula="of:=EXP(-[.C9])-[.C9]^2+3*[.C9]-2" office:value-type="float" office:value="0.0855369231876679" calcext:value-type="float">
            <text:p>0.08554</text:p>
          </table:table-cell>
          <table:table-cell table:formula="of:=EXP(-[.D9])-[.D9]^2+3*[.D9]-2" office:value-type="float" office:value="-0.00000461537041118731" calcext:value-type="float">
            <text:p>0.00000</text:p>
          </table:table-cell>
          <table:table-cell table:formula="of:= [.D9]- (([.F9]*([.D9]-[.C9]))/([.F9]-[.E9]))" office:value-type="float" office:value="-2.99223486938148" calcext:value-type="float">
            <text:p>-2.99223486938148</text:p>
          </table:table-cell>
          <table:table-cell table:formula="of:=EXP(-[.G9])-[.G9]^2+3*[.G9]-2" office:value-type="float" office:value="-0.00000002925196618264" calcext:value-type="float">
            <text:p>0.000000</text:p>
          </table:table-cell>
          <table:table-cell table:formula="of:=AND([.H9]&lt;=0.0001 ;[.H9]&gt;=0)" office:value-type="boolean" office:boolean-value="false" calcext:value-type="boolean">
            <text:p>FALSE</text:p>
          </table:table-cell>
          <table:table-cell table:formula="of:=ABS([.H9])&lt;0.0001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8]" office:value-type="float" office:value="-3.0176196898113" calcext:value-type="float">
            <text:p>-3.0176196898113</text:p>
          </table:table-cell>
          <table:table-cell table:style-name="ce70" table:formula="of:=EXP(-[.M9])-[.M9]^2+3*[.M9]-2" office:value-type="float" office:value="0.283686396579641" calcext:value-type="float">
            <text:p>0.28369</text:p>
          </table:table-cell>
          <table:table-cell table:formula="of:=-EXP(-[.M9])-2*[.M9]+3" office:value-type="float" office:value="-11.4073346787278" calcext:value-type="float">
            <text:p>-11.4073346787278</text:p>
          </table:table-cell>
          <table:table-cell table:formula="of:=[.M9]-([.N9]/[.O9])" office:value-type="float" office:value="-2.99275091857163" calcext:value-type="float">
            <text:p>-2.99275091857163</text:p>
          </table:table-cell>
          <table:table-cell table:style-name="ce77" table:formula="of:=ABS([.P9]-[.M9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([.E9]*[.H9])&lt;0;[.C9];[.G9])" office:value-type="float" office:value="-3" calcext:value-type="float">
            <text:p>-3.000</text:p>
          </table:table-cell>
          <table:table-cell table:formula="of:=IF(([.F9]*[.H9])&lt;0;[.D9];[.G9])" office:value-type="float" office:value="-2.99223486938148" calcext:value-type="float">
            <text:p>-2.99223486938148</text:p>
          </table:table-cell>
          <table:table-cell table:formula="of:=EXP(-[.C10])-[.C10]^2+3*[.C10]-2" office:value-type="float" office:value="0.0855369231876679" calcext:value-type="float">
            <text:p>0.08554</text:p>
          </table:table-cell>
          <table:table-cell table:formula="of:=EXP(-[.D10])-[.D10]^2+3*[.D10]-2" office:value-type="float" office:value="-0.00000002925196618264" calcext:value-type="float">
            <text:p>0.00000</text:p>
          </table:table-cell>
          <table:table-cell table:formula="of:= [.D10]- (([.F10]*([.D10]-[.C10]))/([.F10]-[.E10]))" office:value-type="float" office:value="-2.992234872037" calcext:value-type="float">
            <text:p>-2.992234872037</text:p>
          </table:table-cell>
          <table:table-cell table:formula="of:=EXP(-[.G10])-[.G10]^2+3*[.G10]-2" office:value-type="float" office:value="-0.00000000018539658697" calcext:value-type="float">
            <text:p>0.000000</text:p>
          </table:table-cell>
          <table:table-cell table:formula="of:=AND([.H10]&lt;=0.0001 ;[.H10]&gt;=0)" office:value-type="boolean" office:boolean-value="false" calcext:value-type="boolean">
            <text:p>FALSE</text:p>
          </table:table-cell>
          <table:table-cell table:formula="of:=ABS([.H10])&lt;0.0001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9]" office:value-type="float" office:value="-2.99275091857163" calcext:value-type="float">
            <text:p>-2.99275091857163</text:p>
          </table:table-cell>
          <table:table-cell table:style-name="ce93" table:formula="of:=EXP(-[.M10])-[.M10]^2+3*[.M10]-2" office:value-type="float" office:value="0.00565088053533813" calcext:value-type="float">
            <text:p>0.00565088</text:p>
          </table:table-cell>
          <table:table-cell table:formula="of:=-EXP(-[.M10])-2*[.M10]+3" office:value-type="float" office:value="-10.9549598597183" calcext:value-type="float">
            <text:p>-10.9549598597183</text:p>
          </table:table-cell>
          <table:table-cell table:formula="of:=[.M10]-([.N10]/[.O10])" office:value-type="float" office:value="-2.9922350900695" calcext:value-type="float">
            <text:p>-2.9922350900695</text:p>
          </table:table-cell>
          <table:table-cell table:style-name="ce77" table:formula="of:=ABS([.P10]-[.M10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([.E10]*[.H10])&lt;0;[.C10];[.G10])" office:value-type="float" office:value="-3" calcext:value-type="float">
            <text:p>-3.000</text:p>
          </table:table-cell>
          <table:table-cell table:formula="of:=IF(([.F10]*[.H10])&lt;0;[.D10];[.G10])" office:value-type="float" office:value="-2.992234872037" calcext:value-type="float">
            <text:p>-2.992234872037</text:p>
          </table:table-cell>
          <table:table-cell table:formula="of:=EXP(-[.C11])-[.C11]^2+3*[.C11]-2" office:value-type="float" office:value="0.0855369231876679" calcext:value-type="float">
            <text:p>0.08554</text:p>
          </table:table-cell>
          <table:table-cell table:formula="of:=EXP(-[.D11])-[.D11]^2+3*[.D11]-2" office:value-type="float" office:value="-0.00000000018539658697" calcext:value-type="float">
            <text:p>0.00000</text:p>
          </table:table-cell>
          <table:table-cell table:formula="of:= [.D11]- (([.F11]*([.D11]-[.C11]))/([.F11]-[.E11]))" office:value-type="float" office:value="-2.99223487205383" calcext:value-type="float">
            <text:p>-2.99223487205383</text:p>
          </table:table-cell>
          <table:table-cell table:formula="of:=EXP(-[.G11])-[.G11]^2+3*[.G11]-2" office:value-type="float" office:value="-0.00000000000117417187" calcext:value-type="float">
            <text:p>0.000000</text:p>
          </table:table-cell>
          <table:table-cell table:formula="of:=AND([.H11]&lt;=0.0001 ;[.H11]&gt;=0)" office:value-type="boolean" office:boolean-value="false" calcext:value-type="boolean">
            <text:p>FALSE</text:p>
          </table:table-cell>
          <table:table-cell table:formula="of:=ABS([.H11])&lt;0.0001" office:value-type="boolean" office:boolean-value="true" calcext:value-type="boolean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" table:formula="of:=[.P10]" office:value-type="float" office:value="-2.9922350900695" calcext:value-type="float">
            <text:p>-2.9922350900695</text:p>
          </table:table-cell>
          <table:table-cell table:style-name="ce93" table:formula="of:=EXP(-[.M11])-[.M11]^2+3*[.M11]-2" office:value-type="float" office:value="0.0000023863343638908" calcext:value-type="float">
            <text:p>0.00000239</text:p>
          </table:table-cell>
          <table:table-cell table:formula="of:=-EXP(-[.M11])-2*[.M11]+3" office:value-type="float" office:value="-10.9457083106471" calcext:value-type="float">
            <text:p>-10.9457083106471</text:p>
          </table:table-cell>
          <table:table-cell table:style-name="ce72" table:formula="of:=[.M11]-([.N11]/[.O11])" office:value-type="float" office:value="-2.99223487205398" calcext:value-type="float">
            <text:p>-2.99223487205398</text:p>
          </table:table-cell>
          <table:table-cell table:style-name="ce92" table:formula="of:=ABS([.P11]-[.M11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([.E11]*[.H11])&lt;0;[.C11];[.G11])" office:value-type="float" office:value="-3" calcext:value-type="float">
            <text:p>-3.000</text:p>
          </table:table-cell>
          <table:table-cell table:formula="of:=IF(([.F11]*[.H11])&lt;0;[.D11];[.G11])" office:value-type="float" office:value="-2.99223487205383" calcext:value-type="float">
            <text:p>-2.99223487205383</text:p>
          </table:table-cell>
          <table:table-cell table:formula="of:=EXP(-[.C12])-[.C12]^2+3*[.C12]-2" office:value-type="float" office:value="0.0855369231876679" calcext:value-type="float">
            <text:p>0.08554</text:p>
          </table:table-cell>
          <table:table-cell table:formula="of:=EXP(-[.D12])-[.D12]^2+3*[.D12]-2" office:value-type="float" office:value="-0.00000000000117417187" calcext:value-type="float">
            <text:p>0.00000</text:p>
          </table:table-cell>
          <table:table-cell table:formula="of:= [.D12]- (([.F12]*([.D12]-[.C12]))/([.F12]-[.E12]))" office:value-type="float" office:value="-2.99223487205394" calcext:value-type="float">
            <text:p>-2.99223487205394</text:p>
          </table:table-cell>
          <table:table-cell table:formula="of:=EXP(-[.G12])-[.G12]^2+3*[.G12]-2" office:value-type="float" office:value="-0.00000000000001065814" calcext:value-type="float">
            <text:p>0.000000</text:p>
          </table:table-cell>
          <table:table-cell table:formula="of:=AND([.H12]&lt;=0.0001 ;[.H12]&gt;=0)" office:value-type="boolean" office:boolean-value="false" calcext:value-type="boolean">
            <text:p>FALSE</text:p>
          </table:table-cell>
          <table:table-cell table:formula="of:=ABS([.H12])&lt;0.0001" office:value-type="boolean" office:boolean-value="true" calcext:value-type="boolean">
            <text:p>TRUE</text:p>
          </table:table-cell>
          <table:table-cell/>
          <table:table-cell office:value-type="float" office:value="7" calcext:value-type="float">
            <text:p>7</text:p>
          </table:table-cell>
          <table:table-cell table:formula="of:=[.P11]" office:value-type="float" office:value="-2.99223487205398" calcext:value-type="float">
            <text:p>-2.99223487205398</text:p>
          </table:table-cell>
          <table:table-cell table:style-name="ce93" table:formula="of:=EXP(-[.M12])-[.M12]^2+3*[.M12]-2" office:value-type="float" office:value="0.00000000000042277293" calcext:value-type="float">
            <text:p>0.00000000</text:p>
          </table:table-cell>
          <table:table-cell table:formula="of:=-EXP(-[.M12])-2*[.M12]+3" office:value-type="float" office:value="-10.9457044015903" calcext:value-type="float">
            <text:p>-10.9457044015903</text:p>
          </table:table-cell>
          <table:table-cell table:formula="of:=[.M12]-([.N12]/[.O12])" office:value-type="float" office:value="-2.99223487205394" calcext:value-type="float">
            <text:p>-2.99223487205394</text:p>
          </table:table-cell>
          <table:table-cell table:style-name="ce77" table:formula="of:=ABS([.P12]-[.M12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([.E12]*[.H12])&lt;0;[.C12];[.G12])" office:value-type="float" office:value="-3" calcext:value-type="float">
            <text:p>-3.000</text:p>
          </table:table-cell>
          <table:table-cell table:formula="of:=IF(([.F12]*[.H12])&lt;0;[.D12];[.G12])" office:value-type="float" office:value="-2.99223487205394" calcext:value-type="float">
            <text:p>-2.99223487205394</text:p>
          </table:table-cell>
          <table:table-cell table:formula="of:=EXP(-[.C13])-[.C13]^2+3*[.C13]-2" office:value-type="float" office:value="0.0855369231876679" calcext:value-type="float">
            <text:p>0.08554</text:p>
          </table:table-cell>
          <table:table-cell table:formula="of:=EXP(-[.D13])-[.D13]^2+3*[.D13]-2" office:value-type="float" office:value="-0.00000000000001065814" calcext:value-type="float">
            <text:p>0.00000</text:p>
          </table:table-cell>
          <table:table-cell table:formula="of:= [.D13]- (([.F13]*([.D13]-[.C13]))/([.F13]-[.E13]))" office:value-type="float" office:value="-2.99223487205394" calcext:value-type="float">
            <text:p>-2.99223487205394</text:p>
          </table:table-cell>
          <table:table-cell table:formula="of:=EXP(-[.G13])-[.G13]^2+3*[.G13]-2" office:value-type="float" office:value="0" calcext:value-type="float">
            <text:p>0.000000</text:p>
          </table:table-cell>
          <table:table-cell table:formula="of:=AND([.H13]&lt;=0.0001 ;[.H13]&gt;=0)" office:value-type="boolean" office:boolean-value="true" calcext:value-type="boolean">
            <text:p>TRUE</text:p>
          </table:table-cell>
          <table:table-cell table:formula="of:=ABS([.H13])&lt;0.0001" office:value-type="boolean" office:boolean-value="true" calcext:value-type="boolean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12]" office:value-type="float" office:value="-2.99223487205394" calcext:value-type="float">
            <text:p>-2.99223487205394</text:p>
          </table:table-cell>
          <table:table-cell table:style-name="ce93" table:formula="of:=EXP(-[.M13])-[.M13]^2+3*[.M13]-2" office:value-type="float" office:value="0" calcext:value-type="float">
            <text:p>0.00000000</text:p>
          </table:table-cell>
          <table:table-cell table:formula="of:=-EXP(-[.M13])-2*[.M13]+3" office:value-type="float" office:value="-10.9457044015896" calcext:value-type="float">
            <text:p>-10.9457044015896</text:p>
          </table:table-cell>
          <table:table-cell table:formula="of:=[.M13]-([.N13]/[.O13])" office:value-type="float" office:value="-2.99223487205394" calcext:value-type="float">
            <text:p>-2.99223487205394</text:p>
          </table:table-cell>
          <table:table-cell table:style-name="ce77" table:formula="of:=ABS([.P13]-[.M13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([.E13]*[.H13])&lt;0;[.C13];[.G13])" office:value-type="float" office:value="-2.99223487205394" calcext:value-type="float">
            <text:p>-2.992</text:p>
          </table:table-cell>
          <table:table-cell table:formula="of:=IF(([.F13]*[.H13])&lt;0;[.D13];[.G13])" office:value-type="float" office:value="-2.99223487205394" calcext:value-type="float">
            <text:p>-2.99223487205394</text:p>
          </table:table-cell>
          <table:table-cell table:formula="of:=EXP(-[.C14])-[.C14]^2+3*[.C14]-2" office:value-type="float" office:value="0" calcext:value-type="float">
            <text:p>0.00000</text:p>
          </table:table-cell>
          <table:table-cell table:formula="of:=EXP(-[.D14])-[.D14]^2+3*[.D14]-2" office:value-type="float" office:value="0" calcext:value-type="float">
            <text:p>0.00000</text:p>
          </table:table-cell>
          <table:table-cell table:formula="of:= [.D14]- (([.F14]*([.D14]-[.C14]))/([.F14]-[.E14]))" office:value-type="string" office:string-value="" calcext:value-type="error">
            <text:p>#DIV/0!</text:p>
          </table:table-cell>
          <table:table-cell table:formula="of:=EXP(-[.G14])-[.G14]^2+3*[.G14]-2" office:value-type="string" office:string-value="" calcext:value-type="error">
            <text:p>#DIV/0!</text:p>
          </table:table-cell>
          <table:table-cell table:formula="of:=AND([.H14]&lt;=0.0001 ;[.H14]&gt;=0)" office:value-type="string" office:string-value="" calcext:value-type="error">
            <text:p>#DIV/0!</text:p>
          </table:table-cell>
          <table:table-cell table:formula="of:=ABS([.H14])&lt;0.0001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([.E14]*[.H14])&lt;0;[.C14];[.G14])" office:value-type="string" office:string-value="" calcext:value-type="error">
            <text:p>#DIV/0!</text:p>
          </table:table-cell>
          <table:table-cell table:formula="of:=IF(([.F14]*[.H14])&lt;0;[.D14];[.G14])" office:value-type="string" office:string-value="" calcext:value-type="error">
            <text:p>#DIV/0!</text:p>
          </table:table-cell>
          <table:table-cell table:formula="of:=EXP(-[.C15])-[.C15]^2+3*[.C15]-2" office:value-type="string" office:string-value="" calcext:value-type="error">
            <text:p>#DIV/0!</text:p>
          </table:table-cell>
          <table:table-cell table:formula="of:=EXP(-[.D15])-[.D15]^2+3*[.D15]-2" office:value-type="string" office:string-value="" calcext:value-type="error">
            <text:p>#DIV/0!</text:p>
          </table:table-cell>
          <table:table-cell table:formula="of:= [.D15]- (([.F15]*([.D15]-[.C15]))/([.F15]-[.E15]))" office:value-type="string" office:string-value="" calcext:value-type="error">
            <text:p>#DIV/0!</text:p>
          </table:table-cell>
          <table:table-cell table:formula="of:=EXP(-[.G15])-[.G15]^2+3*[.G15]-2" office:value-type="string" office:string-value="" calcext:value-type="error">
            <text:p>#DIV/0!</text:p>
          </table:table-cell>
          <table:table-cell table:formula="of:=AND([.H15]&lt;=0.0001 ;[.H15]&gt;=0)" office:value-type="string" office:string-value="" calcext:value-type="error">
            <text:p>#DIV/0!</text:p>
          </table:table-cell>
          <table:table-cell table:formula="of:=ABS([.H15])&lt;0.0001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2 [0, 1]</text:p>
          </table:table-cell>
          <table:covered-table-cell table:number-columns-repeated="4"/>
          <table:covered-table-cell table:style-name="ce73"/>
          <table:covered-table-cell table:number-columns-repeated="2"/>
          <table:covered-table-cell table:style-name="Default"/>
          <table:table-cell/>
          <table:table-cell table:number-columns-repeated="2" office:value-type="float" office:value="0" calcext:value-type="float">
            <text:p>0</text:p>
          </table:table-cell>
          <table:table-cell table:style-name="ce70" table:formula="of:=EXP(-[.M16])-[.M16]^2+3*[.M16]-2" office:value-type="float" office:value="-1" calcext:value-type="float">
            <text:p>-1.00000</text:p>
          </table:table-cell>
          <table:table-cell table:formula="of:=-EXP(-[.M16])-2*[.M16]+3" office:value-type="float" office:value="2" calcext:value-type="float">
            <text:p>2</text:p>
          </table:table-cell>
          <table:table-cell table:formula="of:=[.M16]-([.N16]/[.O16])" office:value-type="float" office:value="0.5" calcext:value-type="float">
            <text:p>0.5</text:p>
          </table:table-cell>
          <table:table-cell table:style-name="ce77" table:formula="of:=ABS([.P16]-[.M16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-[.C17])-[.C17]^2+3*[.C17]-2" office:value-type="float" office:value="-1" calcext:value-type="float">
            <text:p>-1.00000</text:p>
          </table:table-cell>
          <table:table-cell table:formula="of:=EXP(-[.D17])-[.D17]^2+3*[.D17]-2" office:value-type="float" office:value="0.367879441171442" calcext:value-type="float">
            <text:p>0.36788</text:p>
          </table:table-cell>
          <table:table-cell table:formula="of:= [.D17]- (([.F17]*([.D17]-[.C17]))/([.F17]-[.E17]))" office:value-type="float" office:value="0.731058578630005" calcext:value-type="float">
            <text:p>0.731058578630005</text:p>
          </table:table-cell>
          <table:table-cell table:formula="of:=EXP(-[.G17])-[.G17]^2+3*[.G17]-2" office:value-type="float" office:value="0.140128211948815" calcext:value-type="float">
            <text:p>0.140128</text:p>
          </table:table-cell>
          <table:table-cell table:formula="of:=AND([.H17]&lt;=0.0001 ;[.H17]&gt;=0)" office:value-type="boolean" office:boolean-value="false" calcext:value-type="boolean">
            <text:p>FALSE</text:p>
          </table:table-cell>
          <table:table-cell table:formula="of:=ABS([.H17])&lt;0.0001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6]" office:value-type="float" office:value="0.5" calcext:value-type="float">
            <text:p>0.5</text:p>
          </table:table-cell>
          <table:table-cell table:style-name="ce70" table:formula="of:=EXP(-[.M17])-[.M17]^2+3*[.M17]-2" office:value-type="float" office:value="-0.143469340287367" calcext:value-type="float">
            <text:p>-0.14347</text:p>
          </table:table-cell>
          <table:table-cell table:formula="of:=-EXP(-[.M17])-2*[.M17]+3" office:value-type="float" office:value="1.39346934028737" calcext:value-type="float">
            <text:p>1.39346934028737</text:p>
          </table:table-cell>
          <table:table-cell table:formula="of:=[.M17]-([.N17]/[.O17])" office:value-type="float" office:value="0.60295837600401" calcext:value-type="float">
            <text:p>0.60295837600401</text:p>
          </table:table-cell>
          <table:table-cell table:style-name="ce77" table:formula="of:=ABS([.P17]-[.M17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17]*[.H17])&lt;0;[.C17];[.G17])" office:value-type="float" office:value="0" calcext:value-type="float">
            <text:p>0.000</text:p>
          </table:table-cell>
          <table:table-cell table:formula="of:=IF(([.F17]*[.H17])&lt;0;[.D17];[.G17])" office:value-type="float" office:value="0.731058578630005" calcext:value-type="float">
            <text:p>0.731058578630005</text:p>
          </table:table-cell>
          <table:table-cell table:formula="of:=EXP(-[.C18])-[.C18]^2+3*[.C18]-2" office:value-type="float" office:value="-1" calcext:value-type="float">
            <text:p>-1.00000</text:p>
          </table:table-cell>
          <table:table-cell table:formula="of:=EXP(-[.D18])-[.D18]^2+3*[.D18]-2" office:value-type="float" office:value="0.140128211948815" calcext:value-type="float">
            <text:p>0.14013</text:p>
          </table:table-cell>
          <table:table-cell table:formula="of:= [.D18]- (([.F18]*([.D18]-[.C18]))/([.F18]-[.E18]))" office:value-type="float" office:value="0.641207340515161" calcext:value-type="float">
            <text:p>0.641207340515161</text:p>
          </table:table-cell>
          <table:table-cell table:formula="of:=EXP(-[.G18])-[.G18]^2+3*[.G18]-2" office:value-type="float" office:value="0.0391313547059724" calcext:value-type="float">
            <text:p>0.039131</text:p>
          </table:table-cell>
          <table:table-cell table:formula="of:=AND([.H18]&lt;=0.0001 ;[.H18]&gt;=0)" office:value-type="boolean" office:boolean-value="false" calcext:value-type="boolean">
            <text:p>FALSE</text:p>
          </table:table-cell>
          <table:table-cell table:formula="of:=ABS([.H18])&lt;0.0001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17]" office:value-type="float" office:value="0.60295837600401" calcext:value-type="float">
            <text:p>0.60295837600401</text:p>
          </table:table-cell>
          <table:table-cell table:style-name="ce70" table:formula="of:=EXP(-[.M18])-[.M18]^2+3*[.M18]-2" office:value-type="float" office:value="-0.00749323103221733" calcext:value-type="float">
            <text:p>-0.00749</text:p>
          </table:table-cell>
          <table:table-cell table:formula="of:=-EXP(-[.M18])-2*[.M18]+3" office:value-type="float" office:value="1.24689280384283" calcext:value-type="float">
            <text:p>1.24689280384283</text:p>
          </table:table-cell>
          <table:table-cell table:formula="of:=[.M18]-([.N18]/[.O18])" office:value-type="float" office:value="0.608967899043299" calcext:value-type="float">
            <text:p>0.608967899043299</text:p>
          </table:table-cell>
          <table:table-cell table:style-name="ce77" table:formula="of:=ABS([.P18]-[.M18])&lt;0.000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([.E18]*[.H18])&lt;0;[.C18];[.G18])" office:value-type="float" office:value="0" calcext:value-type="float">
            <text:p>0.000</text:p>
          </table:table-cell>
          <table:table-cell table:formula="of:=IF(([.F18]*[.H18])&lt;0;[.D18];[.G18])" office:value-type="float" office:value="0.641207340515161" calcext:value-type="float">
            <text:p>0.641207340515161</text:p>
          </table:table-cell>
          <table:table-cell table:formula="of:=EXP(-[.C19])-[.C19]^2+3*[.C19]-2" office:value-type="float" office:value="-1" calcext:value-type="float">
            <text:p>-1.00000</text:p>
          </table:table-cell>
          <table:table-cell table:formula="of:=EXP(-[.D19])-[.D19]^2+3*[.D19]-2" office:value-type="float" office:value="0.0391313547059724" calcext:value-type="float">
            <text:p>0.03913</text:p>
          </table:table-cell>
          <table:table-cell table:formula="of:= [.D19]- (([.F19]*([.D19]-[.C19]))/([.F19]-[.E19]))" office:value-type="float" office:value="0.617060911126672" calcext:value-type="float">
            <text:p>0.617060911126672</text:p>
          </table:table-cell>
          <table:table-cell table:formula="of:=EXP(-[.G19])-[.G19]^2+3*[.G19]-2" office:value-type="float" office:value="0.00994639517065732" calcext:value-type="float">
            <text:p>0.009946</text:p>
          </table:table-cell>
          <table:table-cell table:formula="of:=AND([.H19]&lt;=0.0001 ;[.H19]&gt;=0)" office:value-type="boolean" office:boolean-value="false" calcext:value-type="boolean">
            <text:p>FALSE</text:p>
          </table:table-cell>
          <table:table-cell table:formula="of:=ABS([.H19])&lt;0.0001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8]" office:value-type="float" office:value="0.608967899043299" calcext:value-type="float">
            <text:p>0.608967899043299</text:p>
          </table:table-cell>
          <table:table-cell table:style-name="ce70" table:formula="of:=EXP(-[.M19])-[.M19]^2+3*[.M19]-2" office:value-type="float" office:value="-0.0000262534119572777" calcext:value-type="float">
            <text:p>-0.00003</text:p>
          </table:table-cell>
          <table:table-cell table:formula="of:=-EXP(-[.M19])-2*[.M19]+3" office:value-type="float" office:value="1.23815225039005" calcext:value-type="float">
            <text:p>1.23815225039005</text:p>
          </table:table-cell>
          <table:table-cell table:formula="of:=[.M19]-([.N19]/[.O19])" office:value-type="float" office:value="0.608989102745791" calcext:value-type="float">
            <text:p>0.608989102745791</text:p>
          </table:table-cell>
          <table:table-cell table:style-name="ce77" table:formula="of:=ABS([.P19]-[.M19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19]*[.H19])&lt;0;[.C19];[.G19])" office:value-type="float" office:value="0" calcext:value-type="float">
            <text:p>0.000</text:p>
          </table:table-cell>
          <table:table-cell table:formula="of:=IF(([.F19]*[.H19])&lt;0;[.D19];[.G19])" office:value-type="float" office:value="0.617060911126672" calcext:value-type="float">
            <text:p>0.617060911126672</text:p>
          </table:table-cell>
          <table:table-cell table:formula="of:=EXP(-[.C20])-[.C20]^2+3*[.C20]-2" office:value-type="float" office:value="-1" calcext:value-type="float">
            <text:p>-1.00000</text:p>
          </table:table-cell>
          <table:table-cell table:formula="of:=EXP(-[.D20])-[.D20]^2+3*[.D20]-2" office:value-type="float" office:value="0.00994639517065732" calcext:value-type="float">
            <text:p>0.00995</text:p>
          </table:table-cell>
          <table:table-cell table:formula="of:= [.D20]- (([.F20]*([.D20]-[.C20]))/([.F20]-[.E20]))" office:value-type="float" office:value="0.610983824564672" calcext:value-type="float">
            <text:p>0.610983824564672</text:p>
          </table:table-cell>
          <table:table-cell table:formula="of:=EXP(-[.G20])-[.G20]^2+3*[.G20]-2" office:value-type="float" office:value="0.00246680982797765" calcext:value-type="float">
            <text:p>0.002467</text:p>
          </table:table-cell>
          <table:table-cell table:formula="of:=AND([.H20]&lt;=0.0001 ;[.H20]&gt;=0)" office:value-type="boolean" office:boolean-value="false" calcext:value-type="boolean">
            <text:p>FALSE</text:p>
          </table:table-cell>
          <table:table-cell table:formula="of:=ABS([.H20])&lt;0.0001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19]" office:value-type="float" office:value="0.608989102745791" calcext:value-type="float">
            <text:p>0.608989102745791</text:p>
          </table:table-cell>
          <table:table-cell table:style-name="ce70" table:formula="of:=EXP(-[.M20])-[.M20]^2+3*[.M20]-2" office:value-type="float" office:value="-0.00000000032732727639" calcext:value-type="float">
            <text:p>0.00000</text:p>
          </table:table-cell>
          <table:table-cell table:formula="of:=-EXP(-[.M20])-2*[.M20]+3" office:value-type="float" office:value="1.23812137580999" calcext:value-type="float">
            <text:p>1.23812137580999</text:p>
          </table:table-cell>
          <table:table-cell table:formula="of:=[.M20]-([.N20]/[.O20])" office:value-type="float" office:value="0.608989103010166" calcext:value-type="float">
            <text:p>0.608989103010166</text:p>
          </table:table-cell>
          <table:table-cell table:style-name="ce77" table:formula="of:=ABS([.P20]-[.M20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([.E20]*[.H20])&lt;0;[.C20];[.G20])" office:value-type="float" office:value="0" calcext:value-type="float">
            <text:p>0.000</text:p>
          </table:table-cell>
          <table:table-cell table:formula="of:=IF(([.F20]*[.H20])&lt;0;[.D20];[.G20])" office:value-type="float" office:value="0.610983824564672" calcext:value-type="float">
            <text:p>0.610983824564672</text:p>
          </table:table-cell>
          <table:table-cell table:formula="of:=EXP(-[.C21])-[.C21]^2+3*[.C21]-2" office:value-type="float" office:value="-1" calcext:value-type="float">
            <text:p>-1.00000</text:p>
          </table:table-cell>
          <table:table-cell table:formula="of:=EXP(-[.D21])-[.D21]^2+3*[.D21]-2" office:value-type="float" office:value="0.00246680982797765" calcext:value-type="float">
            <text:p>0.00247</text:p>
          </table:table-cell>
          <table:table-cell table:formula="of:= [.D21]- (([.F21]*([.D21]-[.C21]))/([.F21]-[.E21]))" office:value-type="float" office:value="0.609480352441311" calcext:value-type="float">
            <text:p>0.609480352441311</text:p>
          </table:table-cell>
          <table:table-cell table:formula="of:=EXP(-[.G21])-[.G21]^2+3*[.G21]-2" office:value-type="float" office:value="0.000608050713275077" calcext:value-type="float">
            <text:p>0.000608</text:p>
          </table:table-cell>
          <table:table-cell table:formula="of:=AND([.H21]&lt;=0.0001 ;[.H21]&gt;=0)" office:value-type="boolean" office:boolean-value="false" calcext:value-type="boolean">
            <text:p>FALSE</text:p>
          </table:table-cell>
          <table:table-cell table:formula="of:=ABS([.H21])&lt;0.0001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20]" office:value-type="float" office:value="0.608989103010166" calcext:value-type="float">
            <text:p>0.608989103010166</text:p>
          </table:table-cell>
          <table:table-cell table:style-name="ce70" table:formula="of:=EXP(-[.M21])-[.M21]^2+3*[.M21]-2" office:value-type="float" office:value="0" calcext:value-type="float">
            <text:p>0.00000</text:p>
          </table:table-cell>
          <table:table-cell table:formula="of:=-EXP(-[.M21])-2*[.M21]+3" office:value-type="float" office:value="1.23812137542504" calcext:value-type="float">
            <text:p>1.23812137542504</text:p>
          </table:table-cell>
          <table:table-cell table:formula="of:=[.M21]-([.N21]/[.O21])" office:value-type="float" office:value="0.608989103010166" calcext:value-type="float">
            <text:p>0.608989103010166</text:p>
          </table:table-cell>
          <table:table-cell table:style-name="ce77" table:formula="of:=ABS([.P21]-[.M21])&lt;0.000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([.E21]*[.H21])&lt;0;[.C21];[.G21])" office:value-type="float" office:value="0" calcext:value-type="float">
            <text:p>0.000</text:p>
          </table:table-cell>
          <table:table-cell table:formula="of:=IF(([.F21]*[.H21])&lt;0;[.D21];[.G21])" office:value-type="float" office:value="0.609480352441311" calcext:value-type="float">
            <text:p>0.609480352441311</text:p>
          </table:table-cell>
          <table:table-cell table:formula="of:=EXP(-[.C22])-[.C22]^2+3*[.C22]-2" office:value-type="float" office:value="-1" calcext:value-type="float">
            <text:p>-1.00000</text:p>
          </table:table-cell>
          <table:table-cell table:formula="of:=EXP(-[.D22])-[.D22]^2+3*[.D22]-2" office:value-type="float" office:value="0.000608050713275077" calcext:value-type="float">
            <text:p>0.00061</text:p>
          </table:table-cell>
          <table:table-cell table:formula="of:= [.D22]- (([.F22]*([.D22]-[.C22]))/([.F22]-[.E22]))" office:value-type="float" office:value="0.609109982681878" calcext:value-type="float">
            <text:p>0.609109982681878</text:p>
          </table:table-cell>
          <table:table-cell table:formula="of:=EXP(-[.G22])-[.G22]^2+3*[.G22]-2" office:value-type="float" office:value="0.000149653067054611" calcext:value-type="float">
            <text:p>0.000150</text:p>
          </table:table-cell>
          <table:table-cell table:formula="of:=AND([.H22]&lt;=0.0001 ;[.H22]&gt;=0)" office:value-type="boolean" office:boolean-value="false" calcext:value-type="boolean">
            <text:p>FALSE</text:p>
          </table:table-cell>
          <table:table-cell table:formula="of:=ABS([.H22])&lt;0.0001" office:value-type="boolean" office:boolean-value="false" calcext:value-type="boolean">
            <text:p>FALSE</text:p>
          </table:table-cell>
          <table:table-cell table:number-columns-repeated="3"/>
          <table:table-cell table:style-name="ce70"/>
          <table:table-cell table:number-columns-repeated="2"/>
          <table:table-cell table:style-name="ce77"/>
        </table:table-row>
        <table:table-row table:style-name="ro1">
          <table:table-cell/>
          <table:table-cell table:style-name="ce87" office:value-type="float" office:value="7" calcext:value-type="float">
            <text:p>7</text:p>
          </table:table-cell>
          <table:table-cell table:formula="of:=IF(([.E22]*[.H22])&lt;0;[.C22];[.G22])" office:value-type="float" office:value="0" calcext:value-type="float">
            <text:p>0.000</text:p>
          </table:table-cell>
          <table:table-cell table:formula="of:=IF(([.F22]*[.H22])&lt;0;[.D22];[.G22])" office:value-type="float" office:value="0.609109982681878" calcext:value-type="float">
            <text:p>0.609109982681878</text:p>
          </table:table-cell>
          <table:table-cell table:formula="of:=EXP(-[.C23])-[.C23]^2+3*[.C23]-2" office:value-type="float" office:value="-1" calcext:value-type="float">
            <text:p>-1.00000</text:p>
          </table:table-cell>
          <table:table-cell table:formula="of:=EXP(-[.D23])-[.D23]^2+3*[.D23]-2" office:value-type="float" office:value="0.000149653067054611" calcext:value-type="float">
            <text:p>0.00015</text:p>
          </table:table-cell>
          <table:table-cell table:style-name="ce90" table:formula="of:= [.D23]- (([.F23]*([.D23]-[.C23]))/([.F23]-[.E23]))" office:value-type="float" office:value="0.609018841144407" calcext:value-type="float">
            <text:p>0.609018841144407</text:p>
          </table:table-cell>
          <table:table-cell table:formula="of:=EXP(-[.G23])-[.G23]^2+3*[.G23]-2" office:value-type="float" office:value="0.0000368187758117422" calcext:value-type="float">
            <text:p>0.000037</text:p>
          </table:table-cell>
          <table:table-cell table:formula="of:=AND([.H23]&lt;=0.0001 ;[.H23]&gt;=0)" office:value-type="boolean" office:boolean-value="true" calcext:value-type="boolean">
            <text:p>TRUE</text:p>
          </table:table-cell>
          <table:table-cell table:style-name="ce92" table:formula="of:=ABS([.H23])&lt;0.000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([.E23]*[.H23])&lt;0;[.C23];[.G23])" office:value-type="float" office:value="0" calcext:value-type="float">
            <text:p>0.000</text:p>
          </table:table-cell>
          <table:table-cell table:formula="of:=IF(([.F23]*[.H23])&lt;0;[.D23];[.G23])" office:value-type="float" office:value="0.609018841144407" calcext:value-type="float">
            <text:p>0.609018841144407</text:p>
          </table:table-cell>
          <table:table-cell table:formula="of:=EXP(-[.C24])-[.C24]^2+3*[.C24]-2" office:value-type="float" office:value="-1" calcext:value-type="float">
            <text:p>-1.00000</text:p>
          </table:table-cell>
          <table:table-cell table:formula="of:=EXP(-[.D24])-[.D24]^2+3*[.D24]-2" office:value-type="float" office:value="0.0000368187758117422" calcext:value-type="float">
            <text:p>0.00004</text:p>
          </table:table-cell>
          <table:table-cell table:formula="of:= [.D24]- (([.F24]*([.D24]-[.C24]))/([.F24]-[.E24]))" office:value-type="float" office:value="0.608996418641799" calcext:value-type="float">
            <text:p>0.608996418641799</text:p>
          </table:table-cell>
          <table:table-cell table:formula="of:=EXP(-[.G24])-[.G24]^2+3*[.G24]-2" office:value-type="float" office:value="0.00000905760093594665" calcext:value-type="float">
            <text:p>0.000009</text:p>
          </table:table-cell>
          <table:table-cell table:formula="of:=AND([.H24]&lt;=0.0001 ;[.H24]&gt;=0)" office:value-type="boolean" office:boolean-value="true" calcext:value-type="boolean">
            <text:p>TRUE</text:p>
          </table:table-cell>
          <table:table-cell table:formula="of:=ABS([.H24])&lt;0.000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([.E24]*[.H24])&lt;0;[.C24];[.G24])" office:value-type="float" office:value="0" calcext:value-type="float">
            <text:p>0.000</text:p>
          </table:table-cell>
          <table:table-cell table:formula="of:=IF(([.F24]*[.H24])&lt;0;[.D24];[.G24])" office:value-type="float" office:value="0.608996418641799" calcext:value-type="float">
            <text:p>0.608996418641799</text:p>
          </table:table-cell>
          <table:table-cell table:formula="of:=EXP(-[.C25])-[.C25]^2+3*[.C25]-2" office:value-type="float" office:value="-1" calcext:value-type="float">
            <text:p>-1.00000</text:p>
          </table:table-cell>
          <table:table-cell table:formula="of:=EXP(-[.D25])-[.D25]^2+3*[.D25]-2" office:value-type="float" office:value="0.00000905760093594665" calcext:value-type="float">
            <text:p>0.00001</text:p>
          </table:table-cell>
          <table:table-cell table:formula="of:= [.D25]- (([.F25]*([.D25]-[.C25]))/([.F25]-[.E25]))" office:value-type="float" office:value="0.608990902645229" calcext:value-type="float">
            <text:p>0.608990902645229</text:p>
          </table:table-cell>
          <table:table-cell table:formula="of:=EXP(-[.G25])-[.G25]^2+3*[.G25]-2" office:value-type="float" office:value="0.00000222816428241401" calcext:value-type="float">
            <text:p>0.000002</text:p>
          </table:table-cell>
          <table:table-cell table:formula="of:=AND([.H25]&lt;=0.0001 ;[.H25]&gt;=0)" office:value-type="boolean" office:boolean-value="true" calcext:value-type="boolean">
            <text:p>TRUE</text:p>
          </table:table-cell>
          <table:table-cell table:formula="of:=ABS([.H25])&lt;0.000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([.E25]*[.H25])&lt;0;[.C25];[.G25])" office:value-type="float" office:value="0" calcext:value-type="float">
            <text:p>0.000</text:p>
          </table:table-cell>
          <table:table-cell table:formula="of:=IF(([.F25]*[.H25])&lt;0;[.D25];[.G25])" office:value-type="float" office:value="0.608990902645229" calcext:value-type="float">
            <text:p>0.608990902645229</text:p>
          </table:table-cell>
          <table:table-cell table:formula="of:=EXP(-[.C26])-[.C26]^2+3*[.C26]-2" office:value-type="float" office:value="-1" calcext:value-type="float">
            <text:p>-1.00000</text:p>
          </table:table-cell>
          <table:table-cell table:formula="of:=EXP(-[.D26])-[.D26]^2+3*[.D26]-2" office:value-type="float" office:value="0.00000222816428241401" calcext:value-type="float">
            <text:p>0.00000</text:p>
          </table:table-cell>
          <table:table-cell table:formula="of:= [.D26]- (([.F26]*([.D26]-[.C26]))/([.F26]-[.E26]))" office:value-type="float" office:value="0.608989545716475" calcext:value-type="float">
            <text:p>0.608989545716475</text:p>
          </table:table-cell>
          <table:table-cell table:formula="of:=EXP(-[.G26])-[.G26]^2+3*[.G26]-2" office:value-type="float" office:value="0.00000054812400218651" calcext:value-type="float">
            <text:p>0.000001</text:p>
          </table:table-cell>
          <table:table-cell table:formula="of:=AND([.H26]&lt;=0.0001 ;[.H26]&gt;=0)" office:value-type="boolean" office:boolean-value="true" calcext:value-type="boolean">
            <text:p>TRUE</text:p>
          </table:table-cell>
          <table:table-cell table:formula="of:=ABS([.H26])&lt;0.000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9" table:number-rows-spanned="1">
            <text:p>Akar 3 [2, 3]</text:p>
          </table:table-cell>
          <table:covered-table-cell table:number-columns-repeated="4"/>
          <table:covered-table-cell table:style-name="ce73"/>
          <table:covered-table-cell table:number-columns-repeated="2"/>
          <table:covered-table-cell table:style-name="Default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EXP(-[.C28])-[.C28]^2+3*[.C28]-2" office:value-type="float" office:value="0.135335283236613" calcext:value-type="float">
            <text:p>0.13534</text:p>
          </table:table-cell>
          <table:table-cell table:formula="of:=EXP(-[.D28])-[.D28]^2+3*[.D28]-2" office:value-type="float" office:value="-1.95021293163214" calcext:value-type="float">
            <text:p>-1.95021</text:p>
          </table:table-cell>
          <table:table-cell table:formula="of:= [.D28]- (([.F28]*([.D28]-[.C28]))/([.F28]-[.E28]))" office:value-type="float" office:value="2.06489194652598" calcext:value-type="float">
            <text:p>2.06489194652598</text:p>
          </table:table-cell>
          <table:table-cell table:formula="of:=EXP(-[.G28])-[.G28]^2+3*[.G28]-2" office:value-type="float" office:value="0.0577290832153148" calcext:value-type="float">
            <text:p>0.057729</text:p>
          </table:table-cell>
          <table:table-cell table:formula="of:=AND([.H28]&lt;=0.0001 ;[.H28]&gt;=0)" office:value-type="boolean" office:boolean-value="false" calcext:value-type="boolean">
            <text:p>FALSE</text:p>
          </table:table-cell>
          <table:table-cell table:formula="of:=ABS([.H28])&lt;0.0001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([.E28]*[.H28])&lt;0;[.C28];[.G28])" office:value-type="float" office:value="2.06489194652598" calcext:value-type="float">
            <text:p>2.065</text:p>
          </table:table-cell>
          <table:table-cell table:formula="of:=IF(([.F28]*[.H28])&lt;0;[.D28];[.G28])" office:value-type="float" office:value="3" calcext:value-type="float">
            <text:p>3</text:p>
          </table:table-cell>
          <table:table-cell table:formula="of:=EXP(-[.C29])-[.C29]^2+3*[.C29]-2" office:value-type="float" office:value="0.0577290832153148" calcext:value-type="float">
            <text:p>0.05773</text:p>
          </table:table-cell>
          <table:table-cell table:formula="of:=EXP(-[.D29])-[.D29]^2+3*[.D29]-2" office:value-type="float" office:value="-1.95021293163214" calcext:value-type="float">
            <text:p>-1.95021</text:p>
          </table:table-cell>
          <table:table-cell table:formula="of:= [.D29]- (([.F29]*([.D29]-[.C29]))/([.F29]-[.E29]))" office:value-type="float" office:value="2.09177665247622" calcext:value-type="float">
            <text:p>2.09177665247622</text:p>
          </table:table-cell>
          <table:table-cell table:formula="of:=EXP(-[.G29])-[.G29]^2+3*[.G29]-2" office:value-type="float" office:value="0.0232679754386629" calcext:value-type="float">
            <text:p>0.023268</text:p>
          </table:table-cell>
          <table:table-cell table:formula="of:=AND([.H29]&lt;=0.0001 ;[.H29]&gt;=0)" office:value-type="boolean" office:boolean-value="false" calcext:value-type="boolean">
            <text:p>FALSE</text:p>
          </table:table-cell>
          <table:table-cell table:formula="of:=ABS([.H29])&lt;0.0001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([.E29]*[.H29])&lt;0;[.C29];[.G29])" office:value-type="float" office:value="2.09177665247622" calcext:value-type="float">
            <text:p>2.092</text:p>
          </table:table-cell>
          <table:table-cell table:formula="of:=IF(([.F29]*[.H29])&lt;0;[.D29];[.G29])" office:value-type="float" office:value="3" calcext:value-type="float">
            <text:p>3</text:p>
          </table:table-cell>
          <table:table-cell table:formula="of:=EXP(-[.C30])-[.C30]^2+3*[.C30]-2" office:value-type="float" office:value="0.0232679754386629" calcext:value-type="float">
            <text:p>0.02327</text:p>
          </table:table-cell>
          <table:table-cell table:formula="of:=EXP(-[.D30])-[.D30]^2+3*[.D30]-2" office:value-type="float" office:value="-1.95021293163214" calcext:value-type="float">
            <text:p>-1.95021</text:p>
          </table:table-cell>
          <table:table-cell table:formula="of:= [.D30]- (([.F30]*([.D30]-[.C30]))/([.F30]-[.E30]))" office:value-type="float" office:value="2.10248489822985" calcext:value-type="float">
            <text:p>2.10248489822985</text:p>
          </table:table-cell>
          <table:table-cell table:formula="of:=EXP(-[.G30])-[.G30]^2+3*[.G30]-2" office:value-type="float" office:value="0.00916446165022311" calcext:value-type="float">
            <text:p>0.009164</text:p>
          </table:table-cell>
          <table:table-cell table:formula="of:=AND([.H30]&lt;=0.0001 ;[.H30]&gt;=0)" office:value-type="boolean" office:boolean-value="false" calcext:value-type="boolean">
            <text:p>FALSE</text:p>
          </table:table-cell>
          <table:table-cell table:formula="of:=ABS([.H30])&lt;0.0001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([.E30]*[.H30])&lt;0;[.C30];[.G30])" office:value-type="float" office:value="2.10248489822985" calcext:value-type="float">
            <text:p>2.102</text:p>
          </table:table-cell>
          <table:table-cell table:formula="of:=IF(([.F30]*[.H30])&lt;0;[.D30];[.G30])" office:value-type="float" office:value="3" calcext:value-type="float">
            <text:p>3</text:p>
          </table:table-cell>
          <table:table-cell table:formula="of:=EXP(-[.C31])-[.C31]^2+3*[.C31]-2" office:value-type="float" office:value="0.00916446165022311" calcext:value-type="float">
            <text:p>0.00916</text:p>
          </table:table-cell>
          <table:table-cell table:formula="of:=EXP(-[.D31])-[.D31]^2+3*[.D31]-2" office:value-type="float" office:value="-1.95021293163214" calcext:value-type="float">
            <text:p>-1.95021</text:p>
          </table:table-cell>
          <table:table-cell table:formula="of:= [.D31]- (([.F31]*([.D31]-[.C31]))/([.F31]-[.E31]))" office:value-type="float" office:value="2.10668278412915" calcext:value-type="float">
            <text:p>2.10668278412915</text:p>
          </table:table-cell>
          <table:table-cell table:formula="of:=EXP(-[.G31])-[.G31]^2+3*[.G31]-2" office:value-type="float" office:value="0.00357680616579081" calcext:value-type="float">
            <text:p>0.003577</text:p>
          </table:table-cell>
          <table:table-cell table:formula="of:=AND([.H31]&lt;=0.0001 ;[.H31]&gt;=0)" office:value-type="boolean" office:boolean-value="false" calcext:value-type="boolean">
            <text:p>FALSE</text:p>
          </table:table-cell>
          <table:table-cell table:formula="of:=ABS([.H31])&lt;0.0001" office:value-type="boolean" office:boolean-value="false" calcext:value-type="boolean">
            <text:p>FALSE</text:p>
          </table:table-cell>
          <table:table-cell table:number-columns-repeated="7"/>
        </table:table-row>
      </table:table>
      <table:table table:name="secant" table:style-name="ta1">
        <table:table-column table:style-name="co1" table:number-columns-repeated="3" table:default-cell-style-name="Default"/>
        <table:table-column table:style-name="co1" table:default-cell-style-name="ce70"/>
        <table:table-column table:style-name="co10" table:default-cell-style-name="ce70"/>
        <table:table-column table:style-name="co1" table:default-cell-style-name="Default"/>
        <table:table-column table:style-name="co1" table:default-cell-style-name="ce77"/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xn-1</text:p>
          </table:table-cell>
          <table:table-cell table:style-name="ce41" office:value-type="string" calcext:value-type="string">
            <text:p>xn</text:p>
          </table:table-cell>
          <table:table-cell table:style-name="ce41" office:value-type="string" calcext:value-type="string">
            <text:p>f(xn-1)</text:p>
          </table:table-cell>
          <table:table-cell table:style-name="ce41" office:value-type="string" calcext:value-type="string">
            <text:p>f(xn)</text:p>
          </table:table-cell>
          <table:table-cell table:style-name="ce41" office:value-type="string" calcext:value-type="string">
            <text:p>Xn+1</text:p>
          </table:table-cell>
          <table:table-cell table:style-name="Default" office:value-type="string" calcext:value-type="string">
            <text:p>&lt;= Toleran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EXP(-[.B6])-[.B6]^2+3*[.B6]-2" office:value-type="float" office:value="106.413159102577" calcext:value-type="float">
            <text:p>106.41316</text:p>
          </table:table-cell>
          <table:table-cell table:formula="of:=EXP(-[.C6])-[.C6]^2+3*[.C6]-2" office:value-type="float" office:value="24.5981500331442" calcext:value-type="float">
            <text:p>24.59815</text:p>
          </table:table-cell>
          <table:table-cell table:formula="of:=[.C6]-[.E6]*(([.C6]-[.B6]))/([.E6]-[.D6])" office:value-type="float" office:value="-3.69934428519993" calcext:value-type="float">
            <text:p>-3.69934428519993</text:p>
          </table:table-cell>
          <table:table-cell table:formula="of:=ABS([.F6]-[.C6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]" office:value-type="float" office:value="-4" calcext:value-type="float">
            <text:p>-4</text:p>
          </table:table-cell>
          <table:table-cell table:formula="of:=[.F6]" office:value-type="float" office:value="-3.69934428519993" calcext:value-type="float">
            <text:p>-3.69934428519993</text:p>
          </table:table-cell>
          <table:table-cell table:formula="of:=EXP(-[.B7])-[.B7]^2+3*[.B7]-2" office:value-type="float" office:value="24.5981500331442" calcext:value-type="float">
            <text:p>24.59815</text:p>
          </table:table-cell>
          <table:table-cell table:formula="of:=EXP(-[.C7])-[.C7]^2+3*[.C7]-2" office:value-type="float" office:value="13.6376101614341" calcext:value-type="float">
            <text:p>13.63761</text:p>
          </table:table-cell>
          <table:table-cell table:formula="of:=[.C7]-[.E7]*(([.C7]-[.B7]))/([.E7]-[.D7])" office:value-type="float" office:value="-3.3252545524639" calcext:value-type="float">
            <text:p>-3.3252545524639</text:p>
          </table:table-cell>
          <table:table-cell table:formula="of:=ABS([.F7]-[.C7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7]" office:value-type="float" office:value="-3.69934428519993" calcext:value-type="float">
            <text:p>-3.69934428519993</text:p>
          </table:table-cell>
          <table:table-cell table:formula="of:=[.F7]" office:value-type="float" office:value="-3.3252545524639" calcext:value-type="float">
            <text:p>-3.3252545524639</text:p>
          </table:table-cell>
          <table:table-cell table:formula="of:=EXP(-[.B8])-[.B8]^2+3*[.B8]-2" office:value-type="float" office:value="13.6376101614341" calcext:value-type="float">
            <text:p>13.63761</text:p>
          </table:table-cell>
          <table:table-cell table:formula="of:=EXP(-[.C8])-[.C8]^2+3*[.C8]-2" office:value-type="float" office:value="4.77299435091626" calcext:value-type="float">
            <text:p>4.77299</text:p>
          </table:table-cell>
          <table:table-cell table:formula="of:=[.C8]-[.E8]*(([.C8]-[.B8]))/([.E8]-[.D8])" office:value-type="float" office:value="-3.12383260488595" calcext:value-type="float">
            <text:p>-3.12383260488595</text:p>
          </table:table-cell>
          <table:table-cell table:formula="of:=ABS([.F8]-[.C8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8]" office:value-type="float" office:value="-3.3252545524639" calcext:value-type="float">
            <text:p>-3.3252545524639</text:p>
          </table:table-cell>
          <table:table-cell table:formula="of:=[.F8]" office:value-type="float" office:value="-3.12383260488595" calcext:value-type="float">
            <text:p>-3.12383260488595</text:p>
          </table:table-cell>
          <table:table-cell table:formula="of:=EXP(-[.B9])-[.B9]^2+3*[.B9]-2" office:value-type="float" office:value="4.77299435091626" calcext:value-type="float">
            <text:p>4.77299</text:p>
          </table:table-cell>
          <table:table-cell table:formula="of:=EXP(-[.C9])-[.C9]^2+3*[.C9]-2" office:value-type="float" office:value="1.60351284788037" calcext:value-type="float">
            <text:p>1.60351</text:p>
          </table:table-cell>
          <table:table-cell table:formula="of:=[.C9]-[.E9]*(([.C9]-[.B9]))/([.E9]-[.D9])" office:value-type="float" office:value="-3.02192865609276" calcext:value-type="float">
            <text:p>-3.02192865609276</text:p>
          </table:table-cell>
          <table:table-cell table:formula="of:=ABS([.F9]-[.C9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9]" office:value-type="float" office:value="-3.12383260488595" calcext:value-type="float">
            <text:p>-3.12383260488595</text:p>
          </table:table-cell>
          <table:table-cell table:formula="of:=[.F9]" office:value-type="float" office:value="-3.02192865609276" calcext:value-type="float">
            <text:p>-3.02192865609276</text:p>
          </table:table-cell>
          <table:table-cell table:formula="of:=EXP(-[.B10])-[.B10]^2+3*[.B10]-2" office:value-type="float" office:value="1.60351284788037" calcext:value-type="float">
            <text:p>1.60351</text:p>
          </table:table-cell>
          <table:table-cell table:formula="of:=EXP(-[.C10])-[.C10]^2+3*[.C10]-2" office:value-type="float" office:value="0.333011703343605" calcext:value-type="float">
            <text:p>0.33301</text:p>
          </table:table-cell>
          <table:table-cell table:formula="of:=[.C10]-[.E10]*(([.C10]-[.B10]))/([.E10]-[.D10])" office:value-type="float" office:value="-2.995218560072" calcext:value-type="float">
            <text:p>-2.995218560072</text:p>
          </table:table-cell>
          <table:table-cell table:formula="of:=ABS([.F10]-[.C10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0]" office:value-type="float" office:value="-3.02192865609276" calcext:value-type="float">
            <text:p>-3.02192865609276</text:p>
          </table:table-cell>
          <table:table-cell table:formula="of:=[.F10]" office:value-type="float" office:value="-2.995218560072" calcext:value-type="float">
            <text:p>-2.995218560072</text:p>
          </table:table-cell>
          <table:table-cell table:formula="of:=EXP(-[.B11])-[.B11]^2+3*[.B11]-2" office:value-type="float" office:value="0.333011703343605" calcext:value-type="float">
            <text:p>0.33301</text:p>
          </table:table-cell>
          <table:table-cell table:formula="of:=EXP(-[.C11])-[.C11]^2+3*[.C11]-2" office:value-type="float" office:value="0.0327384661079435" calcext:value-type="float">
            <text:p>0.03274</text:p>
          </table:table-cell>
          <table:table-cell table:formula="of:=[.C11]-[.E11]*(([.C11]-[.B11]))/([.E11]-[.D11])" office:value-type="float" office:value="-2.99230638720782" calcext:value-type="float">
            <text:p>-2.99230638720782</text:p>
          </table:table-cell>
          <table:table-cell table:formula="of:=ABS([.F11]-[.C11])&lt;0.000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1]" office:value-type="float" office:value="-2.995218560072" calcext:value-type="float">
            <text:p>-2.995218560072</text:p>
          </table:table-cell>
          <table:table-cell table:style-name="ce72" table:formula="of:=[.F11]" office:value-type="float" office:value="-2.99230638720782" calcext:value-type="float">
            <text:p>-2.99230638720782</text:p>
          </table:table-cell>
          <table:table-cell table:formula="of:=EXP(-[.B12])-[.B12]^2+3*[.B12]-2" office:value-type="float" office:value="0.0327384661079435" calcext:value-type="float">
            <text:p>0.03274</text:p>
          </table:table-cell>
          <table:table-cell table:formula="of:=EXP(-[.C12])-[.C12]^2+3*[.C12]-2" office:value-type="float" office:value="0.000782829587086198" calcext:value-type="float">
            <text:p>0.00078</text:p>
          </table:table-cell>
          <table:table-cell table:style-name="ce94" table:formula="of:=[.C12]-[.E12]*(([.C12]-[.B12]))/([.E12]-[.D12])" office:value-type="float" office:value="-2.99223504658285" calcext:value-type="float">
            <text:p>-2.99223504658285</text:p>
          </table:table-cell>
          <table:table-cell table:style-name="ce95" table:formula="of:=ABS([.F12]-[.C12])&lt;0.000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2]" office:value-type="float" office:value="-2.99230638720782" calcext:value-type="float">
            <text:p>-2.99230638720782</text:p>
          </table:table-cell>
          <table:table-cell table:formula="of:=[.F12]" office:value-type="float" office:value="-2.99223504658285" calcext:value-type="float">
            <text:p>-2.99223504658285</text:p>
          </table:table-cell>
          <table:table-cell table:formula="of:=EXP(-[.B13])-[.B13]^2+3*[.B13]-2" office:value-type="float" office:value="0.000782829587086198" calcext:value-type="float">
            <text:p>0.00078</text:p>
          </table:table-cell>
          <table:table-cell table:style-name="ce93" table:formula="of:=EXP(-[.C13])-[.C13]^2+3*[.C13]-2" office:value-type="float" office:value="0.00000191034217422725" calcext:value-type="float">
            <text:p>0.00000191</text:p>
          </table:table-cell>
          <table:table-cell table:formula="of:=[.C13]-[.E13]*(([.C13]-[.B13]))/([.E13]-[.D13])" office:value-type="float" office:value="-2.99223487206416" calcext:value-type="float">
            <text:p>-2.99223487206416</text:p>
          </table:table-cell>
          <table:table-cell table:formula="of:=ABS([.F13]-[.C13])&lt;0.000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3]" office:value-type="float" office:value="-2.99223504658285" calcext:value-type="float">
            <text:p>-2.99223504658285</text:p>
          </table:table-cell>
          <table:table-cell table:formula="of:=[.F13]" office:value-type="float" office:value="-2.99223487206416" calcext:value-type="float">
            <text:p>-2.99223487206416</text:p>
          </table:table-cell>
          <table:table-cell table:formula="of:=EXP(-[.B14])-[.B14]^2+3*[.B14]-2" office:value-type="float" office:value="0.00000191034217422725" calcext:value-type="float">
            <text:p>0.00000</text:p>
          </table:table-cell>
          <table:table-cell table:style-name="ce93" table:formula="of:=EXP(-[.C14])-[.C14]^2+3*[.C14]-2" office:value-type="float" office:value="0.00000000011189271731" calcext:value-type="float">
            <text:p>0.00000000</text:p>
          </table:table-cell>
          <table:table-cell table:formula="of:=[.C14]-[.E14]*(([.C14]-[.B14]))/([.E14]-[.D14])" office:value-type="float" office:value="-2.99223487205394" calcext:value-type="float">
            <text:p>-2.99223487205394</text:p>
          </table:table-cell>
          <table:table-cell table:formula="of:=ABS([.F14]-[.C14])&lt;0.000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7:55:38.542080158</meta:creation-date>
    <dc:date>2024-09-05T10:17:22.050389360</dc:date>
    <meta:editing-duration>PT6H52M28S</meta:editing-duration>
    <meta:editing-cycles>9</meta:editing-cycles>
    <meta:generator>LibreOffice/7.3.7.2$Linux_X86_64 LibreOffice_project/30$Build-2</meta:generator>
    <meta:document-statistic meta:table-count="5" meta:cell-count="1425" meta:object-count="0"/>
  </office:meta>
</office:document-meta>
</file>